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2in"/>
    </style:style>
    <style:style style:name="co2" style:family="table-column">
      <style:table-column-properties fo:break-before="auto" style:column-width="2.2744in"/>
    </style:style>
    <style:style style:name="co3" style:family="table-column">
      <style:table-column-properties fo:break-before="auto" style:column-width="3.6362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>
            <text:p>KANJI</text:p>
          </table:table-cell>
          <table:table-cell office:value-type="string">
            <text:p>KANA</text:p>
          </table:table-cell>
          <table:table-cell office:value-type="string">
            <text:p>MEANING</text:p>
          </table:table-cell>
          <table:table-cell table:style-name="ce2" office:value-type="string">
            <text:p>FROM</text:p>
          </table:table-cell>
          <table:table-cell office:value-type="string">
            <text:p>AUDIO</text:p>
          </table:table-cell>
        </table:table-row>
        <table:table-row table:style-name="ro1">
          <table:table-cell table:number-columns-repeated="2" office:value-type="string">
            <text:p>おはよう</text:p>
          </table:table-cell>
          <table:table-cell office:value-type="string">
            <text:p>Good morning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おはようございます</text:p>
          </table:table-cell>
          <table:table-cell office:value-type="string">
            <text:p>Good morning (polite)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こんにちは</text:p>
          </table:table-cell>
          <table:table-cell office:value-type="string">
            <text:p>Good afternoon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こんばんは</text:p>
          </table:table-cell>
          <table:table-cell office:value-type="string">
            <text:p>Good evening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さようなら</text:p>
          </table:table-cell>
          <table:table-cell office:value-type="string">
            <text:p>Good-bye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おやすみなさい</text:p>
          </table:table-cell>
          <table:table-cell office:value-type="string">
            <text:p>Good night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ありがとう</text:p>
          </table:table-cell>
          <table:table-cell office:value-type="string">
            <text:p>Thank you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ありがとうございます</text:p>
          </table:table-cell>
          <table:table-cell office:value-type="string">
            <text:p>Thank you (polite)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すみません</text:p>
          </table:table-cell>
          <table:table-cell office:value-type="string">
            <text:p>Excuse me;I'm sorry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いいえ</text:p>
          </table:table-cell>
          <table:table-cell office:value-type="string">
            <text:p>No; Not at all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いってきます</text:p>
          </table:table-cell>
          <table:table-cell office:value-type="string">
            <text:p>I'll go and come back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いってらっしゃい</text:p>
          </table:table-cell>
          <table:table-cell office:value-type="string">
            <text:p>Please go and come back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ただいま</text:p>
          </table:table-cell>
          <table:table-cell office:value-type="string">
            <text:p>I'm home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おかえりなさい</text:p>
          </table:table-cell>
          <table:table-cell office:value-type="string">
            <text:p>Welcome home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いただきます</text:p>
          </table:table-cell>
          <table:table-cell office:value-type="string">
            <text:p>Thank you for the meal (before eating)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ごちそうさま</text:p>
          </table:table-cell>
          <table:table-cell office:value-type="string">
            <text:p>Thank you for the meal (after eating)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はじめまして</text:p>
          </table:table-cell>
          <table:table-cell office:value-type="string">
            <text:p>How do you do?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どうぞよろしく</text:p>
          </table:table-cell>
          <table:table-cell office:value-type="string">
            <text:p>Nice to meet you</text:p>
          </table:table-cell>
          <table:table-cell office:value-type="string">
            <text:p>00</text:p>
          </table:table-cell>
          <table:table-cell/>
        </table:table-row>
        <table:table-row table:style-name="ro1">
          <table:table-cell table:number-columns-repeated="2" office:value-type="string">
            <text:p>あの</text:p>
          </table:table-cell>
          <table:table-cell office:value-type="string">
            <text:p>um ...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ま</text:p>
          </table:table-cell>
          <table:table-cell office:value-type="string">
            <text:p>now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えいご</text:p>
          </table:table-cell>
          <table:table-cell office:value-type="string">
            <text:p>English (language)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ええ</text:p>
          </table:table-cell>
          <table:table-cell office:value-type="string">
            <text:p>y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がくせい</text:p>
          </table:table-cell>
          <table:table-cell office:value-type="string">
            <text:p>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ご</text:p>
          </table:table-cell>
          <table:table-cell office:value-type="string">
            <text:p>languag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ほんご</text:p>
          </table:table-cell>
          <table:table-cell office:value-type="string">
            <text:p>Japanese languag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こうこう</text:p>
          </table:table-cell>
          <table:table-cell office:value-type="string">
            <text:p>high school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ご</text:p>
          </table:table-cell>
          <table:table-cell office:value-type="string">
            <text:p>P.M.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ぜん</text:p>
          </table:table-cell>
          <table:table-cell office:value-type="string">
            <text:p>A.M.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さい</text:p>
          </table:table-cell>
          <table:table-cell office:value-type="string">
            <text:p>~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さん</text:p>
          </table:table-cell>
          <table:table-cell office:value-type="string">
            <text:p>Mr. or Mrs. ~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じ</text:p>
          </table:table-cell>
          <table:table-cell office:value-type="string">
            <text:p>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ちじ</text:p>
          </table:table-cell>
          <table:table-cell office:value-type="string">
            <text:p>one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じん</text:p>
          </table:table-cell>
          <table:table-cell office:value-type="string">
            <text:p>peopl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ほんじん</text:p>
          </table:table-cell>
          <table:table-cell office:value-type="string">
            <text:p>Japanese peopl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せんせい</text:p>
          </table:table-cell>
          <table:table-cell office:value-type="string">
            <text:p>teacher, Professo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せんもん</text:p>
          </table:table-cell>
          <table:table-cell office:value-type="string">
            <text:p>majo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そうです</text:p>
          </table:table-cell>
          <table:table-cell office:value-type="string">
            <text:p>That's righ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だいがく</text:p>
          </table:table-cell>
          <table:table-cell office:value-type="string">
            <text:p>college; universi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でんわ</text:p>
          </table:table-cell>
          <table:table-cell office:value-type="string">
            <text:p>telephon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ともだち</text:p>
          </table:table-cell>
          <table:table-cell office:value-type="string">
            <text:p>frien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まえ</text:p>
          </table:table-cell>
          <table:table-cell office:value-type="string">
            <text:p>nam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ん</text:p>
          </table:table-cell>
          <table:table-cell office:value-type="string">
            <text:p>wha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に</text:p>
          </table:table-cell>
          <table:table-cell office:value-type="string">
            <text:p>wha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ほん</text:p>
          </table:table-cell>
          <table:table-cell office:value-type="string">
            <text:p>Japa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ねんせい</text:p>
          </table:table-cell>
          <table:table-cell office:value-type="string">
            <text:p>~ year 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ちねんせい</text:p>
          </table:table-cell>
          <table:table-cell office:value-type="string">
            <text:p>first year 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い</text:p>
          </table:table-cell>
          <table:table-cell office:value-type="string">
            <text:p>y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ん</text:p>
          </table:table-cell>
          <table:table-cell office:value-type="string">
            <text:p>half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じはん</text:p>
          </table:table-cell>
          <table:table-cell office:value-type="string">
            <text:p>half past two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ばんごう</text:p>
          </table:table-cell>
          <table:table-cell office:value-type="string">
            <text:p>numb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りゅうがくせい</text:p>
          </table:table-cell>
          <table:table-cell office:value-type="string">
            <text:p>international 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わたし</text:p>
          </table:table-cell>
          <table:table-cell office:value-type="string">
            <text:p>I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アメリカ</text:p>
          </table:table-cell>
          <table:table-cell office:value-type="string">
            <text:p>あめりか</text:p>
          </table:table-cell>
          <table:table-cell office:value-type="string">
            <text:p>U.S.A.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イギリス</text:p>
          </table:table-cell>
          <table:table-cell office:value-type="string">
            <text:p>いぎりす</text:p>
          </table:table-cell>
          <table:table-cell office:value-type="string">
            <text:p>Britain</text:p>
          </table:table-cell>
          <table:table-cell office:value-type="string">
            <text:p>01</text:p>
          </table:table-cell>
          <table:table-cell/>
        </table:table-row>
        <table:table-row table:style-name="ro2">
          <table:table-cell office:value-type="string">
            <text:p>オーストラリア</text:p>
          </table:table-cell>
          <table:table-cell office:value-type="string">
            <text:p>おーすとらりあ</text:p>
          </table:table-cell>
          <table:table-cell office:value-type="string">
            <text:p>Austrailia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かんこく</text:p>
          </table:table-cell>
          <table:table-cell office:value-type="string">
            <text:p>Korea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スウェーデン</text:p>
          </table:table-cell>
          <table:table-cell office:value-type="string">
            <text:p>すええでん</text:p>
          </table:table-cell>
          <table:table-cell office:value-type="string">
            <text:p>Swed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ちゅうごく</text:p>
          </table:table-cell>
          <table:table-cell office:value-type="string">
            <text:p>China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かがく</text:p>
          </table:table-cell>
          <table:table-cell office:value-type="string">
            <text:p>scienc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アジアけんきゅう</text:p>
          </table:table-cell>
          <table:table-cell office:value-type="string">
            <text:p>あじあけんきゅう</text:p>
          </table:table-cell>
          <table:table-cell office:value-type="string">
            <text:p>Asian studi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けいざい</text:p>
          </table:table-cell>
          <table:table-cell office:value-type="string">
            <text:p>economic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こくさいかんけい</text:p>
          </table:table-cell>
          <table:table-cell office:value-type="string">
            <text:p>international relation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コンピューター</text:p>
          </table:table-cell>
          <table:table-cell office:value-type="string">
            <text:p>こんぴゅうたあ</text:p>
          </table:table-cell>
          <table:table-cell office:value-type="string">
            <text:p>comput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んるいがく</text:p>
          </table:table-cell>
          <table:table-cell office:value-type="string">
            <text:p>anthropolog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せいじ</text:p>
          </table:table-cell>
          <table:table-cell office:value-type="string">
            <text:p>politic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ビジネス</text:p>
          </table:table-cell>
          <table:table-cell office:value-type="string">
            <text:p>びじねす</text:p>
          </table:table-cell>
          <table:table-cell office:value-type="string">
            <text:p>busines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ぶんがく</text:p>
          </table:table-cell>
          <table:table-cell office:value-type="string">
            <text:p>literatur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れきし</text:p>
          </table:table-cell>
          <table:table-cell office:value-type="string">
            <text:p>histor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しごと</text:p>
          </table:table-cell>
          <table:table-cell office:value-type="string">
            <text:p>job; work; occupatio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しゃ</text:p>
          </table:table-cell>
          <table:table-cell office:value-type="string">
            <text:p>docto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かいしゃいん</text:p>
          </table:table-cell>
          <table:table-cell office:value-type="string">
            <text:p>office work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こうこうせい</text:p>
          </table:table-cell>
          <table:table-cell office:value-type="string">
            <text:p>high school 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しゅふ</text:p>
          </table:table-cell>
          <table:table-cell office:value-type="string">
            <text:p>housewif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だいがくいんせい</text:p>
          </table:table-cell>
          <table:table-cell office:value-type="string">
            <text:p>graduate 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だいがくせい</text:p>
          </table:table-cell>
          <table:table-cell office:value-type="string">
            <text:p>college studen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べんごし</text:p>
          </table:table-cell>
          <table:table-cell office:value-type="string">
            <text:p>lawy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おかあさん</text:p>
          </table:table-cell>
          <table:table-cell office:value-type="string">
            <text:p>moth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おとうさん</text:p>
          </table:table-cell>
          <table:table-cell office:value-type="string">
            <text:p>fath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おねえさん</text:p>
          </table:table-cell>
          <table:table-cell office:value-type="string">
            <text:p>older sist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おにいさん</text:p>
          </table:table-cell>
          <table:table-cell office:value-type="string">
            <text:p>older broth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もうと</text:p>
          </table:table-cell>
          <table:table-cell office:value-type="string">
            <text:p>younger sist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おとうと</text:p>
          </table:table-cell>
          <table:table-cell office:value-type="string">
            <text:p>]</text:p>
          </table:table-cell>
          <table:table-cell office:value-type="string">
            <text:p>younger brothe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office:value-type="string">
            <text:p>ゼロ</text:p>
          </table:table-cell>
          <table:table-cell office:value-type="string">
            <text:p>ぜろ</text:p>
          </table:table-cell>
          <table:table-cell office:value-type="string">
            <text:p>zero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れい</text:p>
          </table:table-cell>
          <table:table-cell office:value-type="string">
            <text:p>zero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ち</text:p>
          </table:table-cell>
          <table:table-cell office:value-type="string">
            <text:p>on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</text:p>
          </table:table-cell>
          <table:table-cell office:value-type="string">
            <text:p>two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さん</text:p>
          </table:table-cell>
          <table:table-cell office:value-type="string">
            <text:p>thre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よん</text:p>
          </table:table-cell>
          <table:table-cell office:value-type="string">
            <text:p>fou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し</text:p>
          </table:table-cell>
          <table:table-cell office:value-type="string">
            <text:p>fou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よ</text:p>
          </table:table-cell>
          <table:table-cell office:value-type="string">
            <text:p>four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</text:p>
          </table:table-cell>
          <table:table-cell office:value-type="string">
            <text:p>fiv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ろく</text:p>
          </table:table-cell>
          <table:table-cell office:value-type="string">
            <text:p>six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な</text:p>
          </table:table-cell>
          <table:table-cell office:value-type="string">
            <text:p>sev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しち</text:p>
          </table:table-cell>
          <table:table-cell office:value-type="string">
            <text:p>sev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ち</text:p>
          </table:table-cell>
          <table:table-cell office:value-type="string">
            <text:p>eight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きゅう</text:p>
          </table:table-cell>
          <table:table-cell office:value-type="string">
            <text:p>nin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く</text:p>
          </table:table-cell>
          <table:table-cell office:value-type="string">
            <text:p>nin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</text:p>
          </table:table-cell>
          <table:table-cell office:value-type="string">
            <text:p>t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いち</text:p>
          </table:table-cell>
          <table:table-cell office:value-type="string">
            <text:p>elev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に</text:p>
          </table:table-cell>
          <table:table-cell office:value-type="string">
            <text:p>twelv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さん</text:p>
          </table:table-cell>
          <table:table-cell office:value-type="string">
            <text:p>thir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よん</text:p>
          </table:table-cell>
          <table:table-cell office:value-type="string">
            <text:p>four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し</text:p>
          </table:table-cell>
          <table:table-cell office:value-type="string">
            <text:p>four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ご</text:p>
          </table:table-cell>
          <table:table-cell office:value-type="string">
            <text:p>fif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ろく</text:p>
          </table:table-cell>
          <table:table-cell office:value-type="string">
            <text:p>six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なな</text:p>
          </table:table-cell>
          <table:table-cell office:value-type="string">
            <text:p>seven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しち</text:p>
          </table:table-cell>
          <table:table-cell office:value-type="string">
            <text:p>seven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はち</text:p>
          </table:table-cell>
          <table:table-cell office:value-type="string">
            <text:p>eigh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きゅう</text:p>
          </table:table-cell>
          <table:table-cell office:value-type="string">
            <text:p>nine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く</text:p>
          </table:table-cell>
          <table:table-cell office:value-type="string">
            <text:p>nineteen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じゅう</text:p>
          </table:table-cell>
          <table:table-cell office:value-type="string">
            <text:p>twen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さんじゅう</text:p>
          </table:table-cell>
          <table:table-cell office:value-type="string">
            <text:p>thir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よんじゅう</text:p>
          </table:table-cell>
          <table:table-cell office:value-type="string">
            <text:p>for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じゅう</text:p>
          </table:table-cell>
          <table:table-cell office:value-type="string">
            <text:p>fif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ろくじゅう</text:p>
          </table:table-cell>
          <table:table-cell office:value-type="string">
            <text:p>six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なじゅう</text:p>
          </table:table-cell>
          <table:table-cell office:value-type="string">
            <text:p>seven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ちじゅう</text:p>
          </table:table-cell>
          <table:table-cell office:value-type="string">
            <text:p>eigh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きゅうじゅう</text:p>
          </table:table-cell>
          <table:table-cell office:value-type="string">
            <text:p>nine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ひゃく</text:p>
          </table:table-cell>
          <table:table-cell office:value-type="string">
            <text:p>hundre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ちじ</text:p>
          </table:table-cell>
          <table:table-cell office:value-type="string">
            <text:p>one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じ</text:p>
          </table:table-cell>
          <table:table-cell office:value-type="string">
            <text:p>two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さんじ</text:p>
          </table:table-cell>
          <table:table-cell office:value-type="string">
            <text:p>three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よじ</text:p>
          </table:table-cell>
          <table:table-cell office:value-type="string">
            <text:p>four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じ</text:p>
          </table:table-cell>
          <table:table-cell office:value-type="string">
            <text:p>five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ろくじ</text:p>
          </table:table-cell>
          <table:table-cell office:value-type="string">
            <text:p>six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しちじ</text:p>
          </table:table-cell>
          <table:table-cell office:value-type="string">
            <text:p>seven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ちじ</text:p>
          </table:table-cell>
          <table:table-cell office:value-type="string">
            <text:p>eight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くじ</text:p>
          </table:table-cell>
          <table:table-cell office:value-type="string">
            <text:p>nine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じ</text:p>
          </table:table-cell>
          <table:table-cell office:value-type="string">
            <text:p>ten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いちじ</text:p>
          </table:table-cell>
          <table:table-cell office:value-type="string">
            <text:p>eleven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にじ</text:p>
          </table:table-cell>
          <table:table-cell office:value-type="string">
            <text:p>twelve o'clock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ちじはん</text:p>
          </table:table-cell>
          <table:table-cell office:value-type="string">
            <text:p>one thirty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っぷん</text:p>
          </table:table-cell>
          <table:table-cell office:value-type="string">
            <text:p>one minute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ふん</text:p>
          </table:table-cell>
          <table:table-cell office:value-type="string">
            <text:p>two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さんぷん</text:p>
          </table:table-cell>
          <table:table-cell office:value-type="string">
            <text:p>three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よんぷん</text:p>
          </table:table-cell>
          <table:table-cell office:value-type="string">
            <text:p>four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ふん</text:p>
          </table:table-cell>
          <table:table-cell office:value-type="string">
            <text:p>five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ろっぷん</text:p>
          </table:table-cell>
          <table:table-cell office:value-type="string">
            <text:p>six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なふん</text:p>
          </table:table-cell>
          <table:table-cell office:value-type="string">
            <text:p>sev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っぷん</text:p>
          </table:table-cell>
          <table:table-cell office:value-type="string">
            <text:p>eight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ちふん</text:p>
          </table:table-cell>
          <table:table-cell office:value-type="string">
            <text:p>eight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きゅうふん</text:p>
          </table:table-cell>
          <table:table-cell office:value-type="string">
            <text:p>nine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っぷん</text:p>
          </table:table-cell>
          <table:table-cell office:value-type="string">
            <text:p>t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いっぷん</text:p>
          </table:table-cell>
          <table:table-cell office:value-type="string">
            <text:p>elev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にふん</text:p>
          </table:table-cell>
          <table:table-cell office:value-type="string">
            <text:p>twelve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さんぷん</text:p>
          </table:table-cell>
          <table:table-cell office:value-type="string">
            <text:p>thir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よんぷん</text:p>
          </table:table-cell>
          <table:table-cell office:value-type="string">
            <text:p>four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ごふん</text:p>
          </table:table-cell>
          <table:table-cell office:value-type="string">
            <text:p>fif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ろっぷん</text:p>
          </table:table-cell>
          <table:table-cell office:value-type="string">
            <text:p>six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ななふん</text:p>
          </table:table-cell>
          <table:table-cell office:value-type="string">
            <text:p>seven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はっぷん</text:p>
          </table:table-cell>
          <table:table-cell office:value-type="string">
            <text:p>eigh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はちふん</text:p>
          </table:table-cell>
          <table:table-cell office:value-type="string">
            <text:p>eigh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きゅうふん</text:p>
          </table:table-cell>
          <table:table-cell office:value-type="string">
            <text:p>nineteen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じゅっぷん</text:p>
          </table:table-cell>
          <table:table-cell office:value-type="string">
            <text:p>twenty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さんじゅっぷん</text:p>
          </table:table-cell>
          <table:table-cell office:value-type="string">
            <text:p>thirty minutes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んさいですか</text:p>
          </table:table-cell>
          <table:table-cell office:value-type="string">
            <text:p>How old are you?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おいくつですか</text:p>
          </table:table-cell>
          <table:table-cell office:value-type="string">
            <text:p>How old are you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～さい</text:p>
          </table:table-cell>
          <table:table-cell office:value-type="string">
            <text:p>~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いっさい</text:p>
          </table:table-cell>
          <table:table-cell office:value-type="string">
            <text:p>one year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にさい</text:p>
          </table:table-cell>
          <table:table-cell office:value-type="string">
            <text:p>two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さんさい</text:p>
          </table:table-cell>
          <table:table-cell office:value-type="string">
            <text:p>three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よんさい</text:p>
          </table:table-cell>
          <table:table-cell office:value-type="string">
            <text:p>four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ごさい</text:p>
          </table:table-cell>
          <table:table-cell office:value-type="string">
            <text:p>five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ろくさい</text:p>
          </table:table-cell>
          <table:table-cell office:value-type="string">
            <text:p>six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ななさい</text:p>
          </table:table-cell>
          <table:table-cell office:value-type="string">
            <text:p>seven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っさい</text:p>
          </table:table-cell>
          <table:table-cell office:value-type="string">
            <text:p>eight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きゅうさい</text:p>
          </table:table-cell>
          <table:table-cell office:value-type="string">
            <text:p>nine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っさい</text:p>
          </table:table-cell>
          <table:table-cell office:value-type="string">
            <text:p>ten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じゅういっさい</text:p>
          </table:table-cell>
          <table:table-cell office:value-type="string">
            <text:p>eleven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はたち</text:p>
          </table:table-cell>
          <table:table-cell office:value-type="string">
            <text:p>twenty years old</text:p>
          </table:table-cell>
          <table:table-cell office:value-type="string">
            <text:p>01</text:p>
          </table:table-cell>
          <table:table-cell/>
        </table:table-row>
        <table:table-row table:style-name="ro1">
          <table:table-cell table:number-columns-repeated="2" office:value-type="string">
            <text:p>これ</text:p>
          </table:table-cell>
          <table:table-cell office:value-type="string">
            <text:p>this on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それ</text:p>
          </table:table-cell>
          <table:table-cell office:value-type="string">
            <text:p>that on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あれ</text:p>
          </table:table-cell>
          <table:table-cell office:value-type="string">
            <text:p>that one (over there)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どれ</text:p>
          </table:table-cell>
          <table:table-cell office:value-type="string">
            <text:p>which on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この</text:p>
          </table:table-cell>
          <table:table-cell office:value-type="string">
            <text:p>this ...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その</text:p>
          </table:table-cell>
          <table:table-cell office:value-type="string">
            <text:p>that ...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あの</text:p>
          </table:table-cell>
          <table:table-cell office:value-type="string">
            <text:p>that ... (over there)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どの</text:p>
          </table:table-cell>
          <table:table-cell office:value-type="string">
            <text:p>which ...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あそこ</text:p>
          </table:table-cell>
          <table:table-cell office:value-type="string">
            <text:p>over ther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どこ</text:p>
          </table:table-cell>
          <table:table-cell office:value-type="string">
            <text:p>wher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だれ</text:p>
          </table:table-cell>
          <table:table-cell office:value-type="string">
            <text:p>who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おいし</text:p>
          </table:table-cell>
          <table:table-cell office:value-type="string">
            <text:p>delicious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さかな</text:p>
          </table:table-cell>
          <table:table-cell office:value-type="string">
            <text:p>fish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とんかつ</text:p>
          </table:table-cell>
          <table:table-cell office:value-type="string">
            <text:p>pork cutlet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にく</text:p>
          </table:table-cell>
          <table:table-cell office:value-type="string">
            <text:p>meat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メニュー</text:p>
          </table:table-cell>
          <table:table-cell office:value-type="string">
            <text:p>めにゅう</text:p>
          </table:table-cell>
          <table:table-cell office:value-type="string">
            <text:p>menu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やさい</text:p>
          </table:table-cell>
          <table:table-cell office:value-type="string">
            <text:p>vegetabl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えんぴつ</text:p>
          </table:table-cell>
          <table:table-cell office:value-type="string">
            <text:p>pencil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かさ</text:p>
          </table:table-cell>
          <table:table-cell office:value-type="string">
            <text:p>umbrella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かばん</text:p>
          </table:table-cell>
          <table:table-cell office:value-type="string">
            <text:p>bag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くつ</text:p>
          </table:table-cell>
          <table:table-cell office:value-type="string">
            <text:p>shoes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さいふ</text:p>
          </table:table-cell>
          <table:table-cell office:value-type="string">
            <text:p>wallet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ジーンス</text:p>
          </table:table-cell>
          <table:table-cell office:value-type="string">
            <text:p>じいんず</text:p>
          </table:table-cell>
          <table:table-cell office:value-type="string">
            <text:p>jeans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じしょ</text:p>
          </table:table-cell>
          <table:table-cell office:value-type="string">
            <text:p>dictionary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じてんしゃ</text:p>
          </table:table-cell>
          <table:table-cell office:value-type="string">
            <text:p>bicycl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しんぶん</text:p>
          </table:table-cell>
          <table:table-cell office:value-type="string">
            <text:p>newspape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テープ</text:p>
          </table:table-cell>
          <table:table-cell office:value-type="string">
            <text:p>てえぷ</text:p>
          </table:table-cell>
          <table:table-cell office:value-type="string">
            <text:p>tap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とけい</text:p>
          </table:table-cell>
          <table:table-cell office:value-type="string">
            <text:p>watch; clock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トレーナー</text:p>
          </table:table-cell>
          <table:table-cell office:value-type="string">
            <text:p>とれえんな</text:p>
          </table:table-cell>
          <table:table-cell office:value-type="string">
            <text:p>sweat shirt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ンート</text:p>
          </table:table-cell>
          <table:table-cell office:value-type="string">
            <text:p>のうと</text:p>
          </table:table-cell>
          <table:table-cell office:value-type="string">
            <text:p>notebook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ペン</text:p>
          </table:table-cell>
          <table:table-cell office:value-type="string">
            <text:p>ぺん</text:p>
          </table:table-cell>
          <table:table-cell office:value-type="string">
            <text:p>pen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ぼうし</text:p>
          </table:table-cell>
          <table:table-cell office:value-type="string">
            <text:p>hat; cap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ほん</text:p>
          </table:table-cell>
          <table:table-cell office:value-type="string">
            <text:p>book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おてあらい</text:p>
          </table:table-cell>
          <table:table-cell office:value-type="string">
            <text:p>restroom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きっさてん</text:p>
          </table:table-cell>
          <table:table-cell office:value-type="string">
            <text:p>caf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ぎんこう</text:p>
          </table:table-cell>
          <table:table-cell office:value-type="string">
            <text:p>bank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としょかん</text:p>
          </table:table-cell>
          <table:table-cell office:value-type="string">
            <text:p>library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ゆうびんきょく</text:p>
          </table:table-cell>
          <table:table-cell office:value-type="string">
            <text:p>post offic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アメリカ</text:p>
          </table:table-cell>
          <table:table-cell office:value-type="string">
            <text:p>あめりか</text:p>
          </table:table-cell>
          <table:table-cell office:value-type="string">
            <text:p>U.S.A.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イギリス</text:p>
          </table:table-cell>
          <table:table-cell office:value-type="string">
            <text:p>いぎりす</text:p>
          </table:table-cell>
          <table:table-cell office:value-type="string">
            <text:p>Britain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かんこく</text:p>
          </table:table-cell>
          <table:table-cell office:value-type="string">
            <text:p>Korea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ちゅうごく</text:p>
          </table:table-cell>
          <table:table-cell office:value-type="string">
            <text:p>China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けいざい</text:p>
          </table:table-cell>
          <table:table-cell office:value-type="string">
            <text:p>economics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コンピューター</text:p>
          </table:table-cell>
          <table:table-cell office:value-type="string">
            <text:p>こんぴゅうたあ</text:p>
          </table:table-cell>
          <table:table-cell office:value-type="string">
            <text:p>compute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ビジネス</text:p>
          </table:table-cell>
          <table:table-cell office:value-type="string">
            <text:p>びじねす</text:p>
          </table:table-cell>
          <table:table-cell office:value-type="string">
            <text:p>business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れきし</text:p>
          </table:table-cell>
          <table:table-cell office:value-type="string">
            <text:p>history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おかあさん</text:p>
          </table:table-cell>
          <table:table-cell office:value-type="string">
            <text:p>mothe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おとうさん</text:p>
          </table:table-cell>
          <table:table-cell office:value-type="string">
            <text:p>fathe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いくら</text:p>
          </table:table-cell>
          <table:table-cell office:value-type="string">
            <text:p>how much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～えん</text:p>
          </table:table-cell>
          <table:table-cell office:value-type="string">
            <text:p>~ yen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たかい</text:p>
          </table:table-cell>
          <table:table-cell office:value-type="string">
            <text:p>expensiv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いらっしゃいませ</text:p>
          </table:table-cell>
          <table:table-cell office:value-type="string">
            <text:p>Welcome (to our store)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～をおねがいします</text:p>
          </table:table-cell>
          <table:table-cell office:value-type="string">
            <text:p>~ please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～をください</text:p>
          </table:table-cell>
          <table:table-cell office:value-type="string">
            <text:p>Please give me ~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じゃあ</text:p>
          </table:table-cell>
          <table:table-cell office:value-type="string">
            <text:p>then ~; if that is the case ~!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～をどうぞ</text:p>
          </table:table-cell>
          <table:table-cell office:value-type="string">
            <text:p>Here it is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どうも</text:p>
          </table:table-cell>
          <table:table-cell office:value-type="string">
            <text:p>Thank you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ひゃく</text:p>
          </table:table-cell>
          <table:table-cell office:value-type="float" office:value="100">
            <text:p>1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にひゃく</text:p>
          </table:table-cell>
          <table:table-cell office:value-type="float" office:value="200">
            <text:p>2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さんびゃく</text:p>
          </table:table-cell>
          <table:table-cell office:value-type="float" office:value="300">
            <text:p>3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よんひゃく</text:p>
          </table:table-cell>
          <table:table-cell office:value-type="float" office:value="400">
            <text:p>4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ごひゃく</text:p>
          </table:table-cell>
          <table:table-cell office:value-type="float" office:value="500">
            <text:p>5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ろっぴゃく</text:p>
          </table:table-cell>
          <table:table-cell office:value-type="float" office:value="600">
            <text:p>6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ななひゃく</text:p>
          </table:table-cell>
          <table:table-cell office:value-type="float" office:value="700">
            <text:p>7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はっぴゃく</text:p>
          </table:table-cell>
          <table:table-cell office:value-type="float" office:value="800">
            <text:p>8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きゅうひゃく</text:p>
          </table:table-cell>
          <table:table-cell office:value-type="float" office:value="900">
            <text:p>9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せん</text:p>
          </table:table-cell>
          <table:table-cell office:value-type="float" office:value="1000">
            <text:p>1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にせん</text:p>
          </table:table-cell>
          <table:table-cell office:value-type="float" office:value="2000">
            <text:p>2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さんぜん</text:p>
          </table:table-cell>
          <table:table-cell office:value-type="float" office:value="3000">
            <text:p>3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よんせん</text:p>
          </table:table-cell>
          <table:table-cell office:value-type="float" office:value="4000">
            <text:p>4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ごせん</text:p>
          </table:table-cell>
          <table:table-cell office:value-type="float" office:value="5000">
            <text:p>5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ろくせん</text:p>
          </table:table-cell>
          <table:table-cell office:value-type="float" office:value="6000">
            <text:p>6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ななせん</text:p>
          </table:table-cell>
          <table:table-cell office:value-type="float" office:value="7000">
            <text:p>7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はっせん</text:p>
          </table:table-cell>
          <table:table-cell office:value-type="float" office:value="8000">
            <text:p>8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きゅうせん</text:p>
          </table:table-cell>
          <table:table-cell office:value-type="float" office:value="9000">
            <text:p>9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いちまん</text:p>
          </table:table-cell>
          <table:table-cell office:value-type="float" office:value="10000">
            <text:p>1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にまん</text:p>
          </table:table-cell>
          <table:table-cell office:value-type="float" office:value="20000">
            <text:p>2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さんまん</text:p>
          </table:table-cell>
          <table:table-cell office:value-type="float" office:value="30000">
            <text:p>3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よんまん</text:p>
          </table:table-cell>
          <table:table-cell office:value-type="float" office:value="40000">
            <text:p>4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ごまん</text:p>
          </table:table-cell>
          <table:table-cell office:value-type="float" office:value="50000">
            <text:p>5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ろくまん</text:p>
          </table:table-cell>
          <table:table-cell office:value-type="float" office:value="60000">
            <text:p>6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ななまん</text:p>
          </table:table-cell>
          <table:table-cell office:value-type="float" office:value="70000">
            <text:p>7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はちまん</text:p>
          </table:table-cell>
          <table:table-cell office:value-type="float" office:value="80000">
            <text:p>8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きゅうまん</text:p>
          </table:table-cell>
          <table:table-cell office:value-type="float" office:value="90000">
            <text:p>90000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でんき</text:p>
          </table:table-cell>
          <table:table-cell office:value-type="string">
            <text:p>light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こくばん</text:p>
          </table:table-cell>
          <table:table-cell office:value-type="string">
            <text:p>blackboard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ほん</text:p>
          </table:table-cell>
          <table:table-cell office:value-type="string">
            <text:p>book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けしゴム</text:p>
          </table:table-cell>
          <table:table-cell office:value-type="string">
            <text:p>けしごむ</text:p>
          </table:table-cell>
          <table:table-cell office:value-type="string">
            <text:p>erase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えんぴつ</text:p>
          </table:table-cell>
          <table:table-cell office:value-type="string">
            <text:p>pencil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ペン</text:p>
          </table:table-cell>
          <table:table-cell office:value-type="string">
            <text:p>ぺん</text:p>
          </table:table-cell>
          <table:table-cell office:value-type="string">
            <text:p>pen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じしょ</text:p>
          </table:table-cell>
          <table:table-cell office:value-type="string">
            <text:p>dictionary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つくえ</text:p>
          </table:table-cell>
          <table:table-cell office:value-type="string">
            <text:p>desk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かばん</text:p>
          </table:table-cell>
          <table:table-cell office:value-type="string">
            <text:p>bag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いす</text:p>
          </table:table-cell>
          <table:table-cell office:value-type="string">
            <text:p>chai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ビデオ</text:p>
          </table:table-cell>
          <table:table-cell office:value-type="string">
            <text:p>びでお</text:p>
          </table:table-cell>
          <table:table-cell office:value-type="string">
            <text:p>video player, VC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テレビ</text:p>
          </table:table-cell>
          <table:table-cell office:value-type="string">
            <text:p>てれび</text:p>
          </table:table-cell>
          <table:table-cell office:value-type="string">
            <text:p>television (set)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ドア</text:p>
          </table:table-cell>
          <table:table-cell office:value-type="string">
            <text:p>どあ</text:p>
          </table:table-cell>
          <table:table-cell office:value-type="string">
            <text:p>door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カーテン</text:p>
          </table:table-cell>
          <table:table-cell office:value-type="string">
            <text:p>かあてん</text:p>
          </table:table-cell>
          <table:table-cell office:value-type="string">
            <text:p>curtain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まど</text:p>
          </table:table-cell>
          <table:table-cell office:value-type="string">
            <text:p>window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わかりました</text:p>
          </table:table-cell>
          <table:table-cell office:value-type="string">
            <text:p>I understand, I understood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わかりません</text:p>
          </table:table-cell>
          <table:table-cell office:value-type="string">
            <text:p>I don't understand, I don't know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ゆっくりいってください</text:p>
          </table:table-cell>
          <table:table-cell office:value-type="string">
            <text:p>Please speak slowly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table:number-columns-repeated="2" office:value-type="string">
            <text:p>もういちどいってください</text:p>
          </table:table-cell>
          <table:table-cell office:value-type="string">
            <text:p>Please say it again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ちょっとまってください</text:p>
          </table:table-cell>
          <table:table-cell office:value-type="string">
            <text:p>ちょっとまってむださい</text:p>
          </table:table-cell>
          <table:table-cell office:value-type="string">
            <text:p>Please wait</text:p>
          </table:table-cell>
          <table:table-cell office:value-type="string">
            <text:p>02</text:p>
          </table:table-cell>
          <table:table-cell/>
        </table:table-row>
        <table:table-row table:style-name="ro1">
          <table:table-cell office:value-type="string">
            <text:p>映画</text:p>
          </table:table-cell>
          <table:table-cell office:value-type="string">
            <text:p>えいが</text:p>
          </table:table-cell>
          <table:table-cell office:value-type="string">
            <text:p>movi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音楽</text:p>
          </table:table-cell>
          <table:table-cell office:value-type="string">
            <text:p>おんがく</text:p>
          </table:table-cell>
          <table:table-cell office:value-type="string">
            <text:p>music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雑誌</text:p>
          </table:table-cell>
          <table:table-cell office:value-type="string">
            <text:p>ざっし</text:p>
          </table:table-cell>
          <table:table-cell office:value-type="string">
            <text:p>magazin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スポーツ</text:p>
          </table:table-cell>
          <table:table-cell office:value-type="string">
            <text:p>sports</text:p>
          </table:table-cell>
          <table:table-cell office:value-type="string">
            <text:p>03</text:p>
          </table:table-cell>
          <table:table-cell/>
        </table:table-row>
        <table:table-row table:style-name="ro2">
          <table:table-cell table:number-columns-repeated="2" office:value-type="string">
            <text:p>デート</text:p>
          </table:table-cell>
          <table:table-cell office:value-type="string">
            <text:p>date (romantic, not calender)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テニス</text:p>
          </table:table-cell>
          <table:table-cell office:value-type="string">
            <text:p>tennis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テレビ</text:p>
          </table:table-cell>
          <table:table-cell office:value-type="string">
            <text:p>TV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ビデオ</text:p>
          </table:table-cell>
          <table:table-cell office:value-type="string">
            <text:p>video tape; VCR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朝御飯</text:p>
          </table:table-cell>
          <table:table-cell office:value-type="string">
            <text:p>あさごはん</text:p>
          </table:table-cell>
          <table:table-cell office:value-type="string">
            <text:p>breakfast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お酒</text:p>
          </table:table-cell>
          <table:table-cell office:value-type="string">
            <text:p>おさけ</text:p>
          </table:table-cell>
          <table:table-cell office:value-type="string">
            <text:p>sake; alcohol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お茶</text:p>
          </table:table-cell>
          <table:table-cell office:value-type="string">
            <text:p>おちゃ</text:p>
          </table:table-cell>
          <table:table-cell office:value-type="string">
            <text:p>green tea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コーヒー</text:p>
          </table:table-cell>
          <table:table-cell office:value-type="string">
            <text:p>coffe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晩御飯</text:p>
          </table:table-cell>
          <table:table-cell office:value-type="string">
            <text:p>ばんごはん</text:p>
          </table:table-cell>
          <table:table-cell office:value-type="string">
            <text:p>dinner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ハンバーガー</text:p>
          </table:table-cell>
          <table:table-cell office:value-type="string">
            <text:p>hamburger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昼御飯</text:p>
          </table:table-cell>
          <table:table-cell office:value-type="string">
            <text:p>ひるごはん</text:p>
          </table:table-cell>
          <table:table-cell office:value-type="string">
            <text:p>lunch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水</text:p>
          </table:table-cell>
          <table:table-cell office:value-type="string">
            <text:p>みず</text:p>
          </table:table-cell>
          <table:table-cell office:value-type="string">
            <text:p>water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家</text:p>
          </table:table-cell>
          <table:table-cell office:value-type="string">
            <text:p>いえ</text:p>
          </table:table-cell>
          <table:table-cell office:value-type="string">
            <text:p>home; hous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うち</text:p>
          </table:table-cell>
          <table:table-cell office:value-type="string">
            <text:p>home; house; my plac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ＬＬ</text:p>
          </table:table-cell>
          <table:table-cell office:value-type="string">
            <text:p>エルエル</text:p>
          </table:table-cell>
          <table:table-cell office:value-type="string">
            <text:p>language lab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学校</text:p>
          </table:table-cell>
          <table:table-cell office:value-type="string">
            <text:p>がっこう</text:p>
          </table:table-cell>
          <table:table-cell office:value-type="string">
            <text:p>school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朝</text:p>
          </table:table-cell>
          <table:table-cell office:value-type="string">
            <text:p>あさ</text:p>
          </table:table-cell>
          <table:table-cell office:value-type="string">
            <text:p>morning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あした</text:p>
          </table:table-cell>
          <table:table-cell office:value-type="string">
            <text:p>tomorrow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いつ</text:p>
          </table:table-cell>
          <table:table-cell office:value-type="string">
            <text:p>when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今日</text:p>
          </table:table-cell>
          <table:table-cell office:value-type="string">
            <text:p>きょう</text:p>
          </table:table-cell>
          <table:table-cell office:value-type="string">
            <text:p>toda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～ごろ</text:p>
          </table:table-cell>
          <table:table-cell office:value-type="string">
            <text:p>at about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今晩</text:p>
          </table:table-cell>
          <table:table-cell office:value-type="string">
            <text:p>こんばん</text:p>
          </table:table-cell>
          <table:table-cell office:value-type="string">
            <text:p>tonight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週末</text:p>
          </table:table-cell>
          <table:table-cell office:value-type="string">
            <text:p>しゅうまつ</text:p>
          </table:table-cell>
          <table:table-cell office:value-type="string">
            <text:p>weekend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土曜日</text:p>
          </table:table-cell>
          <table:table-cell office:value-type="string">
            <text:p>どようび</text:p>
          </table:table-cell>
          <table:table-cell office:value-type="string">
            <text:p>Saturda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日曜日</text:p>
          </table:table-cell>
          <table:table-cell office:value-type="string">
            <text:p>にちようび</text:p>
          </table:table-cell>
          <table:table-cell office:value-type="string">
            <text:p>Sunda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毎日</text:p>
          </table:table-cell>
          <table:table-cell office:value-type="string">
            <text:p>まいにち</text:p>
          </table:table-cell>
          <table:table-cell office:value-type="string">
            <text:p>every da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毎晩</text:p>
          </table:table-cell>
          <table:table-cell office:value-type="string">
            <text:p>まいばん</text:p>
          </table:table-cell>
          <table:table-cell office:value-type="string">
            <text:p>every night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行く</text:p>
          </table:table-cell>
          <table:table-cell office:value-type="string">
            <text:p>いく</text:p>
          </table:table-cell>
          <table:table-cell office:value-type="string">
            <text:p>to go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帰る</text:p>
          </table:table-cell>
          <table:table-cell office:value-type="string">
            <text:p>かえる</text:p>
          </table:table-cell>
          <table:table-cell office:value-type="string">
            <text:p>to go back; to return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聞く</text:p>
          </table:table-cell>
          <table:table-cell office:value-type="string">
            <text:p>きく</text:p>
          </table:table-cell>
          <table:table-cell office:value-type="string">
            <text:p>to listen; to hear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飲む</text:p>
          </table:table-cell>
          <table:table-cell office:value-type="string">
            <text:p>のむ</text:p>
          </table:table-cell>
          <table:table-cell office:value-type="string">
            <text:p>to drink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話す</text:p>
          </table:table-cell>
          <table:table-cell office:value-type="string">
            <text:p>はなす</text:p>
          </table:table-cell>
          <table:table-cell office:value-type="string">
            <text:p>to speak; to talk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読む</text:p>
          </table:table-cell>
          <table:table-cell office:value-type="string">
            <text:p>よむ</text:p>
          </table:table-cell>
          <table:table-cell office:value-type="string">
            <text:p>to read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起きる</text:p>
          </table:table-cell>
          <table:table-cell office:value-type="string">
            <text:p>おきる</text:p>
          </table:table-cell>
          <table:table-cell office:value-type="string">
            <text:p>to get up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食べる</text:p>
          </table:table-cell>
          <table:table-cell office:value-type="string">
            <text:p>たべる</text:p>
          </table:table-cell>
          <table:table-cell office:value-type="string">
            <text:p>to eat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寝る</text:p>
          </table:table-cell>
          <table:table-cell office:value-type="string">
            <text:p>ねる</text:p>
          </table:table-cell>
          <table:table-cell office:value-type="string">
            <text:p>to sleep; to go to sleep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見る</text:p>
          </table:table-cell>
          <table:table-cell office:value-type="string">
            <text:p>みる</text:p>
          </table:table-cell>
          <table:table-cell office:value-type="string">
            <text:p>to see; to look at; to watch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来る</text:p>
          </table:table-cell>
          <table:table-cell office:value-type="string">
            <text:p>くる</text:p>
          </table:table-cell>
          <table:table-cell office:value-type="string">
            <text:p>to com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する</text:p>
          </table:table-cell>
          <table:table-cell office:value-type="string">
            <text:p>to do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勉強する</text:p>
          </table:table-cell>
          <table:table-cell office:value-type="string">
            <text:p>べんきょうする</text:p>
          </table:table-cell>
          <table:table-cell office:value-type="string">
            <text:p>to stud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いい</text:p>
          </table:table-cell>
          <table:table-cell office:value-type="string">
            <text:p>good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早い</text:p>
          </table:table-cell>
          <table:table-cell office:value-type="string">
            <text:p>はやい</text:p>
          </table:table-cell>
          <table:table-cell office:value-type="string">
            <text:p>earl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あまり</text:p>
          </table:table-cell>
          <table:table-cell office:value-type="string">
            <text:p>not much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全然</text:p>
          </table:table-cell>
          <table:table-cell office:value-type="string">
            <text:p>ぜんぜん</text:p>
          </table:table-cell>
          <table:table-cell office:value-type="string">
            <text:p>not at all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大抵</text:p>
          </table:table-cell>
          <table:table-cell office:value-type="string">
            <text:p>たいてい</text:p>
          </table:table-cell>
          <table:table-cell office:value-type="string">
            <text:p>usually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ちょっと</text:p>
          </table:table-cell>
          <table:table-cell office:value-type="string">
            <text:p>a littl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office:value-type="string">
            <text:p>時々</text:p>
          </table:table-cell>
          <table:table-cell office:value-type="string">
            <text:p>ときどき</text:p>
          </table:table-cell>
          <table:table-cell office:value-type="string">
            <text:p>sometimes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よく</text:p>
          </table:table-cell>
          <table:table-cell office:value-type="string">
            <text:p>often, much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そうですね</text:p>
          </table:table-cell>
          <table:table-cell office:value-type="string">
            <text:p>That's right; Let me see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でも</text:p>
          </table:table-cell>
          <table:table-cell office:value-type="string">
            <text:p>but</text:p>
          </table:table-cell>
          <table:table-cell office:value-type="string">
            <text:p>03</text:p>
          </table:table-cell>
          <table:table-cell/>
        </table:table-row>
        <table:table-row table:style-name="ro2">
          <table:table-cell table:number-columns-repeated="2" office:value-type="string">
            <text:p>どうですか</text:p>
          </table:table-cell>
          <table:table-cell office:value-type="string">
            <text:p>How about ...; How is ...</text:p>
          </table:table-cell>
          <table:table-cell office:value-type="string">
            <text:p>03</text:p>
          </table:table-cell>
          <table:table-cell/>
        </table:table-row>
        <table:table-row table:style-name="ro1">
          <table:table-cell table:number-columns-repeated="2" office:value-type="string">
            <text:p>アルバイト</text:p>
          </table:table-cell>
          <table:table-cell office:value-type="string">
            <text:p>part-time job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買い物</text:p>
          </table:table-cell>
          <table:table-cell office:value-type="string">
            <text:p>かいもの</text:p>
          </table:table-cell>
          <table:table-cell office:value-type="string">
            <text:p>shopping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クラス</text:p>
          </table:table-cell>
          <table:table-cell office:value-type="string">
            <text:p>class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あなた</text:p>
          </table:table-cell>
          <table:table-cell office:value-type="string">
            <text:p>you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犬</text:p>
          </table:table-cell>
          <table:table-cell office:value-type="string">
            <text:p>いぬ</text:p>
          </table:table-cell>
          <table:table-cell office:value-type="string">
            <text:p>dog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お土産</text:p>
          </table:table-cell>
          <table:table-cell office:value-type="string">
            <text:p>おみやげ</text:p>
          </table:table-cell>
          <table:table-cell office:value-type="string">
            <text:p>souveni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子供</text:p>
          </table:table-cell>
          <table:table-cell office:value-type="string">
            <text:p>こども</text:p>
          </table:table-cell>
          <table:table-cell office:value-type="string">
            <text:p>child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御飯</text:p>
          </table:table-cell>
          <table:table-cell office:value-type="string">
            <text:p>ごはん</text:p>
          </table:table-cell>
          <table:table-cell office:value-type="string">
            <text:p>rice; meal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写真</text:p>
          </table:table-cell>
          <table:table-cell office:value-type="string">
            <text:p>しゃしん</text:p>
          </table:table-cell>
          <table:table-cell office:value-type="string">
            <text:p>picture; photograph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机</text:p>
          </table:table-cell>
          <table:table-cell office:value-type="string">
            <text:p>つくえ</text:p>
          </table:table-cell>
          <table:table-cell office:value-type="string">
            <text:p>des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手紙</text:p>
          </table:table-cell>
          <table:table-cell office:value-type="string">
            <text:p>てがみ</text:p>
          </table:table-cell>
          <table:table-cell office:value-type="string">
            <text:p>lette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猫</text:p>
          </table:table-cell>
          <table:table-cell office:value-type="string">
            <text:p>ねこ</text:p>
          </table:table-cell>
          <table:table-cell office:value-type="string">
            <text:p>ca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パン</text:p>
          </table:table-cell>
          <table:table-cell office:value-type="string">
            <text:p>bread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人</text:p>
          </table:table-cell>
          <table:table-cell office:value-type="string">
            <text:p>ひと</text:p>
          </table:table-cell>
          <table:table-cell office:value-type="string">
            <text:p>person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お寺</text:p>
          </table:table-cell>
          <table:table-cell office:value-type="string">
            <text:p>おてら</text:p>
          </table:table-cell>
          <table:table-cell office:value-type="string">
            <text:p>templ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公園</text:p>
          </table:table-cell>
          <table:table-cell office:value-type="string">
            <text:p>こうえん</text:p>
          </table:table-cell>
          <table:table-cell office:value-type="string">
            <text:p>par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スーパー</text:p>
          </table:table-cell>
          <table:table-cell office:value-type="string">
            <text:p>supermarke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デパート</text:p>
          </table:table-cell>
          <table:table-cell office:value-type="string">
            <text:p>department stor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バス停</text:p>
          </table:table-cell>
          <table:table-cell office:value-type="string">
            <text:p>バスてい</text:p>
          </table:table-cell>
          <table:table-cell office:value-type="string">
            <text:p>bus stop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病院</text:p>
          </table:table-cell>
          <table:table-cell office:value-type="string">
            <text:p>びょういん</text:p>
          </table:table-cell>
          <table:table-cell office:value-type="string">
            <text:p>hospital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ホテル</text:p>
          </table:table-cell>
          <table:table-cell office:value-type="string">
            <text:p>hotel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本屋</text:p>
          </table:table-cell>
          <table:table-cell office:value-type="string">
            <text:p>ほんや</text:p>
          </table:table-cell>
          <table:table-cell office:value-type="string">
            <text:p>bookstor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町</text:p>
          </table:table-cell>
          <table:table-cell office:value-type="string">
            <text:p>まち</text:p>
          </table:table-cell>
          <table:table-cell office:value-type="string">
            <text:p>town; cit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レストラン</text:p>
          </table:table-cell>
          <table:table-cell office:value-type="string">
            <text:p>restauran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昨日</text:p>
          </table:table-cell>
          <table:table-cell office:value-type="string">
            <text:p>きのう</text:p>
          </table:table-cell>
          <table:table-cell office:value-type="string">
            <text:p>yester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さっき</text:p>
          </table:table-cell>
          <table:table-cell office:value-type="string">
            <text:p>a little while ago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～時間</text:p>
          </table:table-cell>
          <table:table-cell office:value-type="string">
            <text:p>～じかん</text:p>
          </table:table-cell>
          <table:table-cell office:value-type="string">
            <text:p>hou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一時間</text:p>
          </table:table-cell>
          <table:table-cell office:value-type="string">
            <text:p>いちじかん</text:p>
          </table:table-cell>
          <table:table-cell office:value-type="string">
            <text:p>one hou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先週</text:p>
          </table:table-cell>
          <table:table-cell office:value-type="string">
            <text:p>せんしゅう</text:p>
          </table:table-cell>
          <table:table-cell office:value-type="string">
            <text:p>last wee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時</text:p>
          </table:table-cell>
          <table:table-cell office:value-type="string">
            <text:p>とき</text:p>
          </table:table-cell>
          <table:table-cell office:value-type="string">
            <text:p>when ~; at the time of ~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月曜日</text:p>
          </table:table-cell>
          <table:table-cell office:value-type="string">
            <text:p>げつようび</text:p>
          </table:table-cell>
          <table:table-cell office:value-type="string">
            <text:p>Mon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火曜日</text:p>
          </table:table-cell>
          <table:table-cell office:value-type="string">
            <text:p>かようび</text:p>
          </table:table-cell>
          <table:table-cell office:value-type="string">
            <text:p>Tues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水曜日</text:p>
          </table:table-cell>
          <table:table-cell office:value-type="string">
            <text:p>すいようび</text:p>
          </table:table-cell>
          <table:table-cell office:value-type="string">
            <text:p>Wednes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木曜日</text:p>
          </table:table-cell>
          <table:table-cell office:value-type="string">
            <text:p>もくようび</text:p>
          </table:table-cell>
          <table:table-cell office:value-type="string">
            <text:p>Thurs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金曜日</text:p>
          </table:table-cell>
          <table:table-cell office:value-type="string">
            <text:p>きんようび</text:p>
          </table:table-cell>
          <table:table-cell office:value-type="string">
            <text:p>Fri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合う</text:p>
          </table:table-cell>
          <table:table-cell office:value-type="string">
            <text:p>あう</text:p>
          </table:table-cell>
          <table:table-cell office:value-type="string">
            <text:p>to meet; to see (a person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ある</text:p>
          </table:table-cell>
          <table:table-cell office:value-type="string">
            <text:p>there is ~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買う</text:p>
          </table:table-cell>
          <table:table-cell office:value-type="string">
            <text:p>かう</text:p>
          </table:table-cell>
          <table:table-cell office:value-type="string">
            <text:p>to bu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書く</text:p>
          </table:table-cell>
          <table:table-cell office:value-type="string">
            <text:p>かく</text:p>
          </table:table-cell>
          <table:table-cell office:value-type="string">
            <text:p>to writ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撮る</text:p>
          </table:table-cell>
          <table:table-cell office:value-type="string">
            <text:p>とる</text:p>
          </table:table-cell>
          <table:table-cell office:value-type="string">
            <text:p>to take (pictures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待つ</text:p>
          </table:table-cell>
          <table:table-cell office:value-type="string">
            <text:p>まつ</text:p>
          </table:table-cell>
          <table:table-cell office:value-type="string">
            <text:p>to wai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わかる</text:p>
          </table:table-cell>
          <table:table-cell office:value-type="string">
            <text:p>to understand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いる</text:p>
          </table:table-cell>
          <table:table-cell office:value-type="string">
            <text:p>(a person) is in ~; stays at ~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～ぐらい</text:p>
          </table:table-cell>
          <table:table-cell office:value-type="string">
            <text:p>about (approximate measurement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ごめんなさい</text:p>
          </table:table-cell>
          <table:table-cell office:value-type="string">
            <text:p>I'm sorr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だから</text:p>
          </table:table-cell>
          <table:table-cell office:value-type="string">
            <text:p>so; therefor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たくさん</text:p>
          </table:table-cell>
          <table:table-cell office:value-type="string">
            <text:p>many; a lo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～と</text:p>
          </table:table-cell>
          <table:table-cell office:value-type="string">
            <text:p>together with (a person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どうして</text:p>
          </table:table-cell>
          <table:table-cell office:value-type="string">
            <text:p>wh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一人で</text:p>
          </table:table-cell>
          <table:table-cell office:value-type="string">
            <text:p>ひとりで</text:p>
          </table:table-cell>
          <table:table-cell office:value-type="string">
            <text:p>alon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もしもし</text:p>
          </table:table-cell>
          <table:table-cell office:value-type="string">
            <text:p>Hello? (used on the phone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右</text:p>
          </table:table-cell>
          <table:table-cell office:value-type="string">
            <text:p>みぎ</text:p>
          </table:table-cell>
          <table:table-cell office:value-type="string">
            <text:p>righ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左</text:p>
          </table:table-cell>
          <table:table-cell office:value-type="string">
            <text:p>ひだり</text:p>
          </table:table-cell>
          <table:table-cell office:value-type="string">
            <text:p>lef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前</text:p>
          </table:table-cell>
          <table:table-cell office:value-type="string">
            <text:p>まえ</text:p>
          </table:table-cell>
          <table:table-cell office:value-type="string">
            <text:p>fron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後ろ</text:p>
          </table:table-cell>
          <table:table-cell office:value-type="string">
            <text:p>うしろ</text:p>
          </table:table-cell>
          <table:table-cell office:value-type="string">
            <text:p>bac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中</text:p>
          </table:table-cell>
          <table:table-cell office:value-type="string">
            <text:p>なか</text:p>
          </table:table-cell>
          <table:table-cell office:value-type="string">
            <text:p>insid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上</text:p>
          </table:table-cell>
          <table:table-cell office:value-type="string">
            <text:p>うえ</text:p>
          </table:table-cell>
          <table:table-cell office:value-type="string">
            <text:p>on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下</text:p>
          </table:table-cell>
          <table:table-cell office:value-type="string">
            <text:p>した</text:p>
          </table:table-cell>
          <table:table-cell office:value-type="string">
            <text:p>unde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そば</text:p>
          </table:table-cell>
          <table:table-cell office:value-type="string">
            <text:p>nea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隣</text:p>
          </table:table-cell>
          <table:table-cell office:value-type="string">
            <text:p>となり</text:p>
          </table:table-cell>
          <table:table-cell office:value-type="string">
            <text:p>nex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間</text:p>
          </table:table-cell>
          <table:table-cell office:value-type="string">
            <text:p>あいだ</text:p>
          </table:table-cell>
          <table:table-cell office:value-type="string">
            <text:p>between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そこ</text:p>
          </table:table-cell>
          <table:table-cell office:value-type="string">
            <text:p>ther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ここ</text:p>
          </table:table-cell>
          <table:table-cell office:value-type="string">
            <text:p>her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教室</text:p>
          </table:table-cell>
          <table:table-cell office:value-type="string">
            <text:p>きょうしつ</text:p>
          </table:table-cell>
          <table:table-cell office:value-type="string">
            <text:p>classroom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動物園</text:p>
          </table:table-cell>
          <table:table-cell office:value-type="string">
            <text:p>どうぶつえん</text:p>
          </table:table-cell>
          <table:table-cell office:value-type="string">
            <text:p>zoo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国</text:p>
          </table:table-cell>
          <table:table-cell office:value-type="string">
            <text:p>くに</text:p>
          </table:table-cell>
          <table:table-cell office:value-type="string">
            <text:p>countr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クラブ</text:p>
          </table:table-cell>
          <table:table-cell office:value-type="string">
            <text:p>club activit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パーティー</text:p>
          </table:table-cell>
          <table:table-cell office:value-type="string">
            <text:p>part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テスト</text:p>
          </table:table-cell>
          <table:table-cell office:value-type="string">
            <text:p>tes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ラケット</text:p>
          </table:table-cell>
          <table:table-cell office:value-type="string">
            <text:p>racke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バスケット</text:p>
          </table:table-cell>
          <table:table-cell office:value-type="string">
            <text:p>basketball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ついたち</text:p>
          </table:table-cell>
          <table:table-cell office:value-type="string">
            <text:p>1st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ふつか</text:p>
          </table:table-cell>
          <table:table-cell office:value-type="string">
            <text:p>2nd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みっか</text:p>
          </table:table-cell>
          <table:table-cell office:value-type="string">
            <text:p>3rd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よっか</text:p>
          </table:table-cell>
          <table:table-cell office:value-type="string">
            <text:p>4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いつか</text:p>
          </table:table-cell>
          <table:table-cell office:value-type="string">
            <text:p>5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むいか</text:p>
          </table:table-cell>
          <table:table-cell office:value-type="string">
            <text:p>6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なのか</text:p>
          </table:table-cell>
          <table:table-cell office:value-type="string">
            <text:p>7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ようか</text:p>
          </table:table-cell>
          <table:table-cell office:value-type="string">
            <text:p>8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ここのか</text:p>
          </table:table-cell>
          <table:table-cell office:value-type="string">
            <text:p>9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とうか</text:p>
          </table:table-cell>
          <table:table-cell office:value-type="string">
            <text:p>10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いちにち</text:p>
          </table:table-cell>
          <table:table-cell office:value-type="string">
            <text:p>11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ににち</text:p>
          </table:table-cell>
          <table:table-cell office:value-type="string">
            <text:p>12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さんにち</text:p>
          </table:table-cell>
          <table:table-cell office:value-type="string">
            <text:p>13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よっか</text:p>
          </table:table-cell>
          <table:table-cell office:value-type="string">
            <text:p>14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ごにち</text:p>
          </table:table-cell>
          <table:table-cell office:value-type="string">
            <text:p>15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ろくにち</text:p>
          </table:table-cell>
          <table:table-cell office:value-type="string">
            <text:p>16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しちにち</text:p>
          </table:table-cell>
          <table:table-cell office:value-type="string">
            <text:p>17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はちにち</text:p>
          </table:table-cell>
          <table:table-cell office:value-type="string">
            <text:p>18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じゅうくにち</text:p>
          </table:table-cell>
          <table:table-cell office:value-type="string">
            <text:p>19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はつか</text:p>
          </table:table-cell>
          <table:table-cell office:value-type="string">
            <text:p>20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いちにち</text:p>
          </table:table-cell>
          <table:table-cell office:value-type="string">
            <text:p>21st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ににち</text:p>
          </table:table-cell>
          <table:table-cell office:value-type="string">
            <text:p>22nd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さんにち</text:p>
          </table:table-cell>
          <table:table-cell office:value-type="string">
            <text:p>23rd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よっか</text:p>
          </table:table-cell>
          <table:table-cell office:value-type="string">
            <text:p>24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ごにち</text:p>
          </table:table-cell>
          <table:table-cell office:value-type="string">
            <text:p>25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ろくにち</text:p>
          </table:table-cell>
          <table:table-cell office:value-type="string">
            <text:p>26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しちにち</text:p>
          </table:table-cell>
          <table:table-cell office:value-type="string">
            <text:p>27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はちにち</text:p>
          </table:table-cell>
          <table:table-cell office:value-type="string">
            <text:p>28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にじゅうくにち</text:p>
          </table:table-cell>
          <table:table-cell office:value-type="string">
            <text:p>29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さんじゅうにち</text:p>
          </table:table-cell>
          <table:table-cell office:value-type="string">
            <text:p>30th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さんじゅういちにち</text:p>
          </table:table-cell>
          <table:table-cell office:value-type="string">
            <text:p>31st (day of the month)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一月</text:p>
          </table:table-cell>
          <table:table-cell office:value-type="string">
            <text:p>いちがつ</text:p>
          </table:table-cell>
          <table:table-cell office:value-type="string">
            <text:p>Januar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二月</text:p>
          </table:table-cell>
          <table:table-cell office:value-type="string">
            <text:p>にがつ</text:p>
          </table:table-cell>
          <table:table-cell office:value-type="string">
            <text:p>Februar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三月</text:p>
          </table:table-cell>
          <table:table-cell office:value-type="string">
            <text:p>さんがつ</text:p>
          </table:table-cell>
          <table:table-cell office:value-type="string">
            <text:p>March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四月</text:p>
          </table:table-cell>
          <table:table-cell office:value-type="string">
            <text:p>しがつ</text:p>
          </table:table-cell>
          <table:table-cell office:value-type="string">
            <text:p>April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五月</text:p>
          </table:table-cell>
          <table:table-cell office:value-type="string">
            <text:p>ごがつ</text:p>
          </table:table-cell>
          <table:table-cell office:value-type="string">
            <text:p>M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六月</text:p>
          </table:table-cell>
          <table:table-cell office:value-type="string">
            <text:p>ろくがつ</text:p>
          </table:table-cell>
          <table:table-cell office:value-type="string">
            <text:p>June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七月</text:p>
          </table:table-cell>
          <table:table-cell office:value-type="string">
            <text:p>しちがつ</text:p>
          </table:table-cell>
          <table:table-cell office:value-type="string">
            <text:p>Jul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八月</text:p>
          </table:table-cell>
          <table:table-cell office:value-type="string">
            <text:p>はちがつ</text:p>
          </table:table-cell>
          <table:table-cell office:value-type="string">
            <text:p>Augus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九月</text:p>
          </table:table-cell>
          <table:table-cell office:value-type="string">
            <text:p>くがつ</text:p>
          </table:table-cell>
          <table:table-cell office:value-type="string">
            <text:p>Septembe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十月</text:p>
          </table:table-cell>
          <table:table-cell office:value-type="string">
            <text:p>じゅうがつ</text:p>
          </table:table-cell>
          <table:table-cell office:value-type="string">
            <text:p>Octobe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十一月</text:p>
          </table:table-cell>
          <table:table-cell office:value-type="string">
            <text:p>じゅういちがつ</text:p>
          </table:table-cell>
          <table:table-cell office:value-type="string">
            <text:p>Novembe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十二月</text:p>
          </table:table-cell>
          <table:table-cell office:value-type="string">
            <text:p>じゅうにがつ</text:p>
          </table:table-cell>
          <table:table-cell office:value-type="string">
            <text:p>Decembe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おととい</text:p>
          </table:table-cell>
          <table:table-cell office:value-type="string">
            <text:p>the day before yester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昨日</text:p>
          </table:table-cell>
          <table:table-cell office:value-type="string">
            <text:p>きのう</text:p>
          </table:table-cell>
          <table:table-cell office:value-type="string">
            <text:p>yester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今日</text:p>
          </table:table-cell>
          <table:table-cell office:value-type="string">
            <text:p>きょう</text:p>
          </table:table-cell>
          <table:table-cell office:value-type="string">
            <text:p>today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あした</text:p>
          </table:table-cell>
          <table:table-cell office:value-type="string">
            <text:p>tomorrow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あさって</text:p>
          </table:table-cell>
          <table:table-cell office:value-type="string">
            <text:p>the day after tomorrow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先々週</text:p>
          </table:table-cell>
          <table:table-cell office:value-type="string">
            <text:p>せんせんしゅう</text:p>
          </table:table-cell>
          <table:table-cell office:value-type="string">
            <text:p>the week before las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先週</text:p>
          </table:table-cell>
          <table:table-cell office:value-type="string">
            <text:p>せんしゅう</text:p>
          </table:table-cell>
          <table:table-cell office:value-type="string">
            <text:p>last wee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今週</text:p>
          </table:table-cell>
          <table:table-cell office:value-type="string">
            <text:p>こんしゅう</text:p>
          </table:table-cell>
          <table:table-cell office:value-type="string">
            <text:p>this wee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来週</text:p>
          </table:table-cell>
          <table:table-cell office:value-type="string">
            <text:p>らいしゅう</text:p>
          </table:table-cell>
          <table:table-cell office:value-type="string">
            <text:p>next week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再来週</text:p>
          </table:table-cell>
          <table:table-cell office:value-type="string">
            <text:p>さらいしゅう</text:p>
          </table:table-cell>
          <table:table-cell office:value-type="string">
            <text:p>the week after nex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二カ月前</text:p>
          </table:table-cell>
          <table:table-cell office:value-type="string">
            <text:p>にかげつまえ</text:p>
          </table:table-cell>
          <table:table-cell office:value-type="string">
            <text:p>the month before las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先月</text:p>
          </table:table-cell>
          <table:table-cell office:value-type="string">
            <text:p>せんげつ</text:p>
          </table:table-cell>
          <table:table-cell office:value-type="string">
            <text:p>last month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今月</text:p>
          </table:table-cell>
          <table:table-cell office:value-type="string">
            <text:p>こんげつ</text:p>
          </table:table-cell>
          <table:table-cell office:value-type="string">
            <text:p>this month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来月</text:p>
          </table:table-cell>
          <table:table-cell office:value-type="string">
            <text:p>らいげつ</text:p>
          </table:table-cell>
          <table:table-cell office:value-type="string">
            <text:p>next month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再来月</text:p>
          </table:table-cell>
          <table:table-cell office:value-type="string">
            <text:p>さらいげつ</text:p>
          </table:table-cell>
          <table:table-cell office:value-type="string">
            <text:p>the month after nex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table:number-columns-repeated="2" office:value-type="string">
            <text:p>おととし</text:p>
          </table:table-cell>
          <table:table-cell office:value-type="string">
            <text:p>the year before las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去年</text:p>
          </table:table-cell>
          <table:table-cell office:value-type="string">
            <text:p>きょねん</text:p>
          </table:table-cell>
          <table:table-cell office:value-type="string">
            <text:p>last yea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今年</text:p>
          </table:table-cell>
          <table:table-cell office:value-type="string">
            <text:p>ことし</text:p>
          </table:table-cell>
          <table:table-cell office:value-type="string">
            <text:p>this yea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来年</text:p>
          </table:table-cell>
          <table:table-cell office:value-type="string">
            <text:p>らいねん</text:p>
          </table:table-cell>
          <table:table-cell office:value-type="string">
            <text:p>next year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再来年</text:p>
          </table:table-cell>
          <table:table-cell office:value-type="string">
            <text:p>さらいねん</text:p>
          </table:table-cell>
          <table:table-cell office:value-type="string">
            <text:p>the year after next</text:p>
          </table:table-cell>
          <table:table-cell office:value-type="string">
            <text:p>04</text:p>
          </table:table-cell>
          <table:table-cell/>
        </table:table-row>
        <table:table-row table:style-name="ro1">
          <table:table-cell office:value-type="string">
            <text:p>海</text:p>
          </table:table-cell>
          <table:table-cell office:value-type="string">
            <text:p>うみ</text:p>
          </table:table-cell>
          <table:table-cell office:value-type="string">
            <text:p>sea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切手</text:p>
          </table:table-cell>
          <table:table-cell office:value-type="string">
            <text:p>きって</text:p>
          </table:table-cell>
          <table:table-cell office:value-type="string">
            <text:p>postal stamps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切符</text:p>
          </table:table-cell>
          <table:table-cell office:value-type="string">
            <text:p>きっぷ</text:p>
          </table:table-cell>
          <table:table-cell office:value-type="string">
            <text:p>ticke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サーフィン</text:p>
          </table:table-cell>
          <table:table-cell office:value-type="string">
            <text:p>surfing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宿題</text:p>
          </table:table-cell>
          <table:table-cell office:value-type="string">
            <text:p>しゅくだい</text:p>
          </table:table-cell>
          <table:table-cell office:value-type="string">
            <text:p>homework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食べ物</text:p>
          </table:table-cell>
          <table:table-cell office:value-type="string">
            <text:p>たべもの</text:p>
          </table:table-cell>
          <table:table-cell office:value-type="string">
            <text:p>food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誕生日</text:p>
          </table:table-cell>
          <table:table-cell office:value-type="string">
            <text:p>たんじょうび</text:p>
          </table:table-cell>
          <table:table-cell office:value-type="string">
            <text:p>birthday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テスト</text:p>
          </table:table-cell>
          <table:table-cell office:value-type="string">
            <text:p>tes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天気</text:p>
          </table:table-cell>
          <table:table-cell office:value-type="string">
            <text:p>てんき</text:p>
          </table:table-cell>
          <table:table-cell office:value-type="string">
            <text:p>weather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飲み物</text:p>
          </table:table-cell>
          <table:table-cell office:value-type="string">
            <text:p>のみもの</text:p>
          </table:table-cell>
          <table:table-cell office:value-type="string">
            <text:p>drink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葉書</text:p>
          </table:table-cell>
          <table:table-cell office:value-type="string">
            <text:p>はがき</text:p>
          </table:table-cell>
          <table:table-cell office:value-type="string">
            <text:p>postcard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バス</text:p>
          </table:table-cell>
          <table:table-cell office:value-type="string">
            <text:p>bus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飛行機</text:p>
          </table:table-cell>
          <table:table-cell office:value-type="string">
            <text:p>ひこうき</text:p>
          </table:table-cell>
          <table:table-cell office:value-type="string">
            <text:p>airplan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部屋</text:p>
          </table:table-cell>
          <table:table-cell office:value-type="string">
            <text:p>へや</text:p>
          </table:table-cell>
          <table:table-cell office:value-type="string">
            <text:p>room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僕</text:p>
          </table:table-cell>
          <table:table-cell office:value-type="string">
            <text:p>ぼく</text:p>
          </table:table-cell>
          <table:table-cell office:value-type="string">
            <text:p>I (used by men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休み</text:p>
          </table:table-cell>
          <table:table-cell office:value-type="string">
            <text:p>やすみ</text:p>
          </table:table-cell>
          <table:table-cell office:value-type="string">
            <text:p>holiday; day off; absenc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旅行</text:p>
          </table:table-cell>
          <table:table-cell office:value-type="string">
            <text:p>りょこう</text:p>
          </table:table-cell>
          <table:table-cell office:value-type="string">
            <text:p>trave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新しい</text:p>
          </table:table-cell>
          <table:table-cell office:value-type="string">
            <text:p>あたらしい</text:p>
          </table:table-cell>
          <table:table-cell office:value-type="string">
            <text:p>new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暑い</text:p>
          </table:table-cell>
          <table:table-cell office:value-type="string">
            <text:p>あつい</text:p>
          </table:table-cell>
          <table:table-cell office:value-type="string">
            <text:p>hot (weather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熱い</text:p>
          </table:table-cell>
          <table:table-cell office:value-type="string">
            <text:p>あつい</text:p>
          </table:table-cell>
          <table:table-cell office:value-type="string">
            <text:p>hot (objects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忙しい</text:p>
          </table:table-cell>
          <table:table-cell office:value-type="string">
            <text:p>いそがしい</text:p>
          </table:table-cell>
          <table:table-cell office:value-type="string">
            <text:p>busy (people or days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大きい</text:p>
          </table:table-cell>
          <table:table-cell office:value-type="string">
            <text:p>おおき</text:p>
          </table:table-cell>
          <table:table-cell office:value-type="string">
            <text:p>larg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面白い</text:p>
          </table:table-cell>
          <table:table-cell office:value-type="string">
            <text:p>おもしろい</text:p>
          </table:table-cell>
          <table:table-cell office:value-type="string">
            <text:p>interesting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怖い</text:p>
          </table:table-cell>
          <table:table-cell office:value-type="string">
            <text:p>こわい</text:p>
          </table:table-cell>
          <table:table-cell office:value-type="string">
            <text:p>frightening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寒い</text:p>
          </table:table-cell>
          <table:table-cell office:value-type="string">
            <text:p>さむい</text:p>
          </table:table-cell>
          <table:table-cell office:value-type="string">
            <text:p>cold (weather, not used for objects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楽しい</text:p>
          </table:table-cell>
          <table:table-cell office:value-type="string">
            <text:p>たのしい</text:p>
          </table:table-cell>
          <table:table-cell office:value-type="string">
            <text:p>fun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小さい</text:p>
          </table:table-cell>
          <table:table-cell office:value-type="string">
            <text:p>ちいさい</text:p>
          </table:table-cell>
          <table:table-cell office:value-type="string">
            <text:p>smal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つめたい</text:p>
          </table:table-cell>
          <table:table-cell office:value-type="string">
            <text:p>boring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古い</text:p>
          </table:table-cell>
          <table:table-cell office:value-type="string">
            <text:p>ふるい</text:p>
          </table:table-cell>
          <table:table-cell office:value-type="string">
            <text:p>old (things, not used for people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難しい</text:p>
          </table:table-cell>
          <table:table-cell office:value-type="string">
            <text:p>むずかしい</text:p>
          </table:table-cell>
          <table:table-cell office:value-type="string">
            <text:p>difficul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やさしい</text:p>
          </table:table-cell>
          <table:table-cell office:value-type="string">
            <text:p>easy (problem); kind (person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安い</text:p>
          </table:table-cell>
          <table:table-cell office:value-type="string">
            <text:p>やすい</text:p>
          </table:table-cell>
          <table:table-cell office:value-type="string">
            <text:p>inexpensive; cheap (thing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嫌い</text:p>
          </table:table-cell>
          <table:table-cell office:value-type="string">
            <text:p>きらい</text:p>
          </table:table-cell>
          <table:table-cell office:value-type="string">
            <text:p>disgusted with; to dislik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きれい</text:p>
          </table:table-cell>
          <table:table-cell office:value-type="string">
            <text:p>beautiful; clean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元気</text:p>
          </table:table-cell>
          <table:table-cell office:value-type="string">
            <text:p>げんき</text:p>
          </table:table-cell>
          <table:table-cell office:value-type="string">
            <text:p>healthy; energetic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静か</text:p>
          </table:table-cell>
          <table:table-cell office:value-type="string">
            <text:p>しずか</text:p>
          </table:table-cell>
          <table:table-cell office:value-type="string">
            <text:p>quie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好き</text:p>
          </table:table-cell>
          <table:table-cell office:value-type="string">
            <text:p>すき</text:p>
          </table:table-cell>
          <table:table-cell office:value-type="string">
            <text:p>fond of; to lik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大嫌い</text:p>
          </table:table-cell>
          <table:table-cell office:value-type="string">
            <text:p>だいきらい</text:p>
          </table:table-cell>
          <table:table-cell office:value-type="string">
            <text:p>to hat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大好き</text:p>
          </table:table-cell>
          <table:table-cell office:value-type="string">
            <text:p>だいすき</text:p>
          </table:table-cell>
          <table:table-cell office:value-type="string">
            <text:p>very fond of; to lov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にぎやか</text:p>
          </table:table-cell>
          <table:table-cell office:value-type="string">
            <text:p>lively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ハンサム</text:p>
          </table:table-cell>
          <table:table-cell office:value-type="string">
            <text:p>handsom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暇</text:p>
          </table:table-cell>
          <table:table-cell office:value-type="string">
            <text:p>ひま</text:p>
          </table:table-cell>
          <table:table-cell office:value-type="string">
            <text:p>not busy; to have a lot of free tim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泳ぐ</text:p>
          </table:table-cell>
          <table:table-cell office:value-type="string">
            <text:p>およぐ</text:p>
          </table:table-cell>
          <table:table-cell office:value-type="string">
            <text:p>to swim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聞く</text:p>
          </table:table-cell>
          <table:table-cell office:value-type="string">
            <text:p>きく</text:p>
          </table:table-cell>
          <table:table-cell office:value-type="string">
            <text:p>to ask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乗る</text:p>
          </table:table-cell>
          <table:table-cell office:value-type="string">
            <text:p>のる</text:p>
          </table:table-cell>
          <table:table-cell office:value-type="string">
            <text:p>to ride; to board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やる</text:p>
          </table:table-cell>
          <table:table-cell office:value-type="string">
            <text:p>to do; to perform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出かける</text:p>
          </table:table-cell>
          <table:table-cell office:value-type="string">
            <text:p>でかける</text:p>
          </table:table-cell>
          <table:table-cell office:value-type="string">
            <text:p>to go ou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一緒に</text:p>
          </table:table-cell>
          <table:table-cell office:value-type="string">
            <text:p>いっしょに</text:p>
          </table:table-cell>
          <table:table-cell office:value-type="string">
            <text:p>together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それから</text:p>
          </table:table-cell>
          <table:table-cell office:value-type="string">
            <text:p>and then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大丈夫</text:p>
          </table:table-cell>
          <table:table-cell office:value-type="string">
            <text:p>だいじょうぶ</text:p>
          </table:table-cell>
          <table:table-cell office:value-type="string">
            <text:p>It's okay,; Not to worry.; Everything is under control.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とても</text:p>
          </table:table-cell>
          <table:table-cell office:value-type="string">
            <text:p>very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どんな</text:p>
          </table:table-cell>
          <table:table-cell office:value-type="string">
            <text:p>what kind of ~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～まい</text:p>
          </table:table-cell>
          <table:table-cell office:value-type="string">
            <text:p>counter for flat objects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～まで</text:p>
          </table:table-cell>
          <table:table-cell office:value-type="string">
            <text:p>to (a place); as far as (a place); till (a time)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なっとう</text:p>
          </table:table-cell>
          <table:table-cell office:value-type="string">
            <text:p>fermented beans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アイスクリーム</text:p>
          </table:table-cell>
          <table:table-cell office:value-type="string">
            <text:p>ice cream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エアロビクス</text:p>
          </table:table-cell>
          <table:table-cell office:value-type="string">
            <text:p>aerobics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スキー</text:p>
          </table:table-cell>
          <table:table-cell office:value-type="string">
            <text:p>skiing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スケート</text:p>
          </table:table-cell>
          <table:table-cell office:value-type="string">
            <text:p>skating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ハードロック</text:p>
          </table:table-cell>
          <table:table-cell office:value-type="string">
            <text:p>hard rock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ジャズ</text:p>
          </table:table-cell>
          <table:table-cell office:value-type="string">
            <text:p>jazz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クラシック</text:p>
          </table:table-cell>
          <table:table-cell office:value-type="string">
            <text:p>classical music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窓口</text:p>
          </table:table-cell>
          <table:table-cell office:value-type="string">
            <text:p>まどぐち</text:p>
          </table:table-cell>
          <table:table-cell office:value-type="string">
            <text:p>counter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はがき</text:p>
          </table:table-cell>
          <table:table-cell office:value-type="string">
            <text:p>postcard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小包</text:p>
          </table:table-cell>
          <table:table-cell office:value-type="string">
            <text:p>こづつみ</text:p>
          </table:table-cell>
          <table:table-cell office:value-type="string">
            <text:p>parce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航空便</text:p>
          </table:table-cell>
          <table:table-cell office:value-type="string">
            <text:p>こうくうびん</text:p>
          </table:table-cell>
          <table:table-cell office:value-type="string">
            <text:p>airmai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保険</text:p>
          </table:table-cell>
          <table:table-cell office:value-type="string">
            <text:p>ほけん</text:p>
          </table:table-cell>
          <table:table-cell office:value-type="string">
            <text:p>insuranc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書留</text:p>
          </table:table-cell>
          <table:table-cell office:value-type="string">
            <text:p>かきとめ</text:p>
          </table:table-cell>
          <table:table-cell office:value-type="string">
            <text:p>registered mai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切手</text:p>
          </table:table-cell>
          <table:table-cell office:value-type="string">
            <text:p>きって</text:p>
          </table:table-cell>
          <table:table-cell office:value-type="string">
            <text:p>stamp</text:p>
          </table:table-cell>
          <table:table-cell office:value-type="string">
            <text:p>05</text:p>
          </table:table-cell>
          <table:table-cell/>
        </table:table-row>
        <table:table-row table:style-name="ro2">
          <table:table-cell table:number-columns-repeated="2" office:value-type="string">
            <text:p>エアログラム</text:p>
          </table:table-cell>
          <table:table-cell office:value-type="string">
            <text:p>aerogramm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封書</text:p>
          </table:table-cell>
          <table:table-cell office:value-type="string">
            <text:p>ぐうしょ</text:p>
          </table:table-cell>
          <table:table-cell office:value-type="string">
            <text:p>letter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船便</text:p>
          </table:table-cell>
          <table:table-cell office:value-type="string">
            <text:p>ふなびん</text:p>
          </table:table-cell>
          <table:table-cell office:value-type="string">
            <text:p>surface mai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速達</text:p>
          </table:table-cell>
          <table:table-cell office:value-type="string">
            <text:p>そくたつ</text:p>
          </table:table-cell>
          <table:table-cell office:value-type="string">
            <text:p>special delivery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焼き増し</text:p>
          </table:table-cell>
          <table:table-cell office:value-type="string">
            <text:p>やきまし</text:p>
          </table:table-cell>
          <table:table-cell office:value-type="string">
            <text:p>reprin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現像</text:p>
          </table:table-cell>
          <table:table-cell office:value-type="string">
            <text:p>げんぞう</text:p>
          </table:table-cell>
          <table:table-cell office:value-type="string">
            <text:p>developmen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光沢あり</text:p>
          </table:table-cell>
          <table:table-cell office:value-type="string">
            <text:p>こうたくあり</text:p>
          </table:table-cell>
          <table:table-cell office:value-type="string">
            <text:p>glossy finish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光沢なし</text:p>
          </table:table-cell>
          <table:table-cell office:value-type="string">
            <text:p>こうたくなし</text:p>
          </table:table-cell>
          <table:table-cell office:value-type="string">
            <text:p>mat finish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パノラマ</text:p>
          </table:table-cell>
          <table:table-cell office:value-type="string">
            <text:p>panoramic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スライド</text:p>
          </table:table-cell>
          <table:table-cell office:value-type="string">
            <text:p>slid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プリント</text:p>
          </table:table-cell>
          <table:table-cell office:value-type="string">
            <text:p>prin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仕上がり</text:p>
          </table:table-cell>
          <table:table-cell office:value-type="string">
            <text:p>しあがり</text:p>
          </table:table-cell>
          <table:table-cell office:value-type="string">
            <text:p>date or time something is ready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２４枚撮り</text:p>
          </table:table-cell>
          <table:table-cell office:value-type="string">
            <text:p>にじゅうまいどり</text:p>
          </table:table-cell>
          <table:table-cell office:value-type="string">
            <text:p>24-print roll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使い捨てカメラ</text:p>
          </table:table-cell>
          <table:table-cell office:value-type="string">
            <text:p>つかいすてカメラ</text:p>
          </table:table-cell>
          <table:table-cell office:value-type="string">
            <text:p>disposable camera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ネガ</text:p>
          </table:table-cell>
          <table:table-cell office:value-type="string">
            <text:p>negative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table:number-columns-repeated="2" office:value-type="string">
            <text:p>フィルム</text:p>
          </table:table-cell>
          <table:table-cell office:value-type="string">
            <text:p>film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電池</text:p>
          </table:table-cell>
          <table:table-cell office:value-type="string">
            <text:p>でんち</text:p>
          </table:table-cell>
          <table:table-cell office:value-type="string">
            <text:p>battery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引き換え券</text:p>
          </table:table-cell>
          <table:table-cell office:value-type="string">
            <text:p>ひきかえけん</text:p>
          </table:table-cell>
          <table:table-cell office:value-type="string">
            <text:p>receipt</text:p>
          </table:table-cell>
          <table:table-cell office:value-type="string">
            <text:p>05</text:p>
          </table:table-cell>
          <table:table-cell/>
        </table:table-row>
        <table:table-row table:style-name="ro1">
          <table:table-cell office:value-type="string">
            <text:p>お金</text:p>
          </table:table-cell>
          <table:table-cell office:value-type="string">
            <text:p>おかね</text:p>
          </table:table-cell>
          <table:table-cell office:value-type="string">
            <text:p>mone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おばあさん</text:p>
          </table:table-cell>
          <table:table-cell office:value-type="string">
            <text:p>grandmother, old woman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お風呂</text:p>
          </table:table-cell>
          <table:table-cell office:value-type="string">
            <text:p>おふろ</text:p>
          </table:table-cell>
          <table:table-cell office:value-type="string">
            <text:p>bath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漢字</text:p>
          </table:table-cell>
          <table:table-cell office:value-type="string">
            <text:p>かんじ</text:p>
          </table:table-cell>
          <table:table-cell office:value-type="string">
            <text:p>kanji, Chinese character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教科書</text:p>
          </table:table-cell>
          <table:table-cell office:value-type="string">
            <text:p>きょうかしょ</text:p>
          </table:table-cell>
          <table:table-cell office:value-type="string">
            <text:p>textbook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今週</text:p>
          </table:table-cell>
          <table:table-cell office:value-type="string">
            <text:p>こんしゅう</text:p>
          </table:table-cell>
          <table:table-cell office:value-type="string">
            <text:p>this week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市民病院</text:p>
          </table:table-cell>
          <table:table-cell office:value-type="string">
            <text:p>しみんびょういん</text:p>
          </table:table-cell>
          <table:table-cell office:value-type="string">
            <text:p>Municipal Hospital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次</text:p>
          </table:table-cell>
          <table:table-cell office:value-type="string">
            <text:p>つぎ</text:p>
          </table:table-cell>
          <table:table-cell office:value-type="string">
            <text:p>nex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テレビゲーム</text:p>
          </table:table-cell>
          <table:table-cell office:value-type="string">
            <text:p>video gam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電気</text:p>
          </table:table-cell>
          <table:table-cell office:value-type="string">
            <text:p>でんき</text:p>
          </table:table-cell>
          <table:table-cell office:value-type="string">
            <text:p>electricit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電車</text:p>
          </table:table-cell>
          <table:table-cell office:value-type="string">
            <text:p>でんしゃ</text:p>
          </table:table-cell>
          <table:table-cell office:value-type="string">
            <text:p>train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荷物</text:p>
          </table:table-cell>
          <table:table-cell office:value-type="string">
            <text:p>にもつ</text:p>
          </table:table-cell>
          <table:table-cell office:value-type="string">
            <text:p>baggag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ページ</text:p>
          </table:table-cell>
          <table:table-cell office:value-type="string">
            <text:p>pag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窓</text:p>
          </table:table-cell>
          <table:table-cell office:value-type="string">
            <text:p>まど</text:p>
          </table:table-cell>
          <table:table-cell office:value-type="string">
            <text:p>window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夜</text:p>
          </table:table-cell>
          <table:table-cell office:value-type="string">
            <text:p>よる</text:p>
          </table:table-cell>
          <table:table-cell office:value-type="string">
            <text:p>nigh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来週</text:p>
          </table:table-cell>
          <table:table-cell office:value-type="string">
            <text:p>らいしゅう</text:p>
          </table:table-cell>
          <table:table-cell office:value-type="string">
            <text:p>next week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来年</text:p>
          </table:table-cell>
          <table:table-cell office:value-type="string">
            <text:p>らいねん</text:p>
          </table:table-cell>
          <table:table-cell office:value-type="string">
            <text:p>next year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大変</text:p>
          </table:table-cell>
          <table:table-cell office:value-type="string">
            <text:p>たいへん</text:p>
          </table:table-cell>
          <table:table-cell office:value-type="string">
            <text:p>tough (situation)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遊ぶ</text:p>
          </table:table-cell>
          <table:table-cell office:value-type="string">
            <text:p>あそぶ</text:p>
          </table:table-cell>
          <table:table-cell office:value-type="string">
            <text:p>to play, to spend time pleasantl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急ぐ</text:p>
          </table:table-cell>
          <table:table-cell office:value-type="string">
            <text:p>いそぐ</text:p>
          </table:table-cell>
          <table:table-cell office:value-type="string">
            <text:p>to hurr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お風呂に入る</text:p>
          </table:table-cell>
          <table:table-cell office:value-type="string">
            <text:p>おふろにはいる</text:p>
          </table:table-cell>
          <table:table-cell office:value-type="string">
            <text:p>to take a bath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返す</text:p>
          </table:table-cell>
          <table:table-cell office:value-type="string">
            <text:p>かえす</text:p>
          </table:table-cell>
          <table:table-cell office:value-type="string">
            <text:p>to return (things)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消す</text:p>
          </table:table-cell>
          <table:table-cell office:value-type="string">
            <text:p>けす</text:p>
          </table:table-cell>
          <table:table-cell office:value-type="string">
            <text:p>to turn off, to eras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死ぬ</text:p>
          </table:table-cell>
          <table:table-cell office:value-type="string">
            <text:p>しぬ</text:p>
          </table:table-cell>
          <table:table-cell office:value-type="string">
            <text:p>to di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座る</text:p>
          </table:table-cell>
          <table:table-cell office:value-type="string">
            <text:p>すわる</text:p>
          </table:table-cell>
          <table:table-cell office:value-type="string">
            <text:p>to sit down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立つ</text:p>
          </table:table-cell>
          <table:table-cell office:value-type="string">
            <text:p>たつ</text:p>
          </table:table-cell>
          <table:table-cell office:value-type="string">
            <text:p>to stand up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たばこを吸う</text:p>
          </table:table-cell>
          <table:table-cell office:value-type="string">
            <text:p>たばこをすう</text:p>
          </table:table-cell>
          <table:table-cell office:value-type="string">
            <text:p>to smok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使う</text:p>
          </table:table-cell>
          <table:table-cell office:value-type="string">
            <text:p>つかう</text:p>
          </table:table-cell>
          <table:table-cell office:value-type="string">
            <text:p>to us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手伝う</text:p>
          </table:table-cell>
          <table:table-cell office:value-type="string">
            <text:p>てつだう</text:p>
          </table:table-cell>
          <table:table-cell office:value-type="string">
            <text:p>to help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入る</text:p>
          </table:table-cell>
          <table:table-cell office:value-type="string">
            <text:p>はいる</text:p>
          </table:table-cell>
          <table:table-cell office:value-type="string">
            <text:p>to enter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持つ</text:p>
          </table:table-cell>
          <table:table-cell office:value-type="string">
            <text:p>もつ</text:p>
          </table:table-cell>
          <table:table-cell office:value-type="string">
            <text:p>to carry, to hold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休む</text:p>
          </table:table-cell>
          <table:table-cell office:value-type="string">
            <text:p>やすむ</text:p>
          </table:table-cell>
          <table:table-cell office:value-type="string">
            <text:p>to be absent from, to res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開ける</text:p>
          </table:table-cell>
          <table:table-cell office:value-type="string">
            <text:p>あける</text:p>
          </table:table-cell>
          <table:table-cell office:value-type="string">
            <text:p>to open (something)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教える</text:p>
          </table:table-cell>
          <table:table-cell office:value-type="string">
            <text:p>おしえる</text:p>
          </table:table-cell>
          <table:table-cell office:value-type="string">
            <text:p>to teach, to instruc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降りる</text:p>
          </table:table-cell>
          <table:table-cell office:value-type="string">
            <text:p>おりる</text:p>
          </table:table-cell>
          <table:table-cell office:value-type="string">
            <text:p>to get off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借りる</text:p>
          </table:table-cell>
          <table:table-cell office:value-type="string">
            <text:p>かりる</text:p>
          </table:table-cell>
          <table:table-cell office:value-type="string">
            <text:p>to borrow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閉める</text:p>
          </table:table-cell>
          <table:table-cell office:value-type="string">
            <text:p>しめる</text:p>
          </table:table-cell>
          <table:table-cell office:value-type="string">
            <text:p>to close (something)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つける</text:p>
          </table:table-cell>
          <table:table-cell office:value-type="string">
            <text:p>to turn on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電話をかける</text:p>
          </table:table-cell>
          <table:table-cell office:value-type="string">
            <text:p>でんわをかける</text:p>
          </table:table-cell>
          <table:table-cell office:value-type="string">
            <text:p>to make a phone call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忘れる</text:p>
          </table:table-cell>
          <table:table-cell office:value-type="string">
            <text:p>わすれる</text:p>
          </table:table-cell>
          <table:table-cell office:value-type="string">
            <text:p>to forget, to leave behind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連れてくる</text:p>
          </table:table-cell>
          <table:table-cell office:value-type="string">
            <text:p>つれてくる</text:p>
          </table:table-cell>
          <table:table-cell office:value-type="string">
            <text:p>to bring (a person)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持ってくる</text:p>
          </table:table-cell>
          <table:table-cell office:value-type="string">
            <text:p>もってくる</text:p>
          </table:table-cell>
          <table:table-cell office:value-type="string">
            <text:p>to bring (a thing)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後で</text:p>
          </table:table-cell>
          <table:table-cell office:value-type="string">
            <text:p>あとで</text:p>
          </table:table-cell>
          <table:table-cell office:value-type="string">
            <text:p>later on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遅ぐ</text:p>
          </table:table-cell>
          <table:table-cell office:value-type="string">
            <text:p>おそぐ</text:p>
          </table:table-cell>
          <table:table-cell office:value-type="string">
            <text:p>(do something) late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～から</text:p>
          </table:table-cell>
          <table:table-cell office:value-type="string">
            <text:p>because ~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結構です</text:p>
          </table:table-cell>
          <table:table-cell office:value-type="string">
            <text:p>けっこうです</text:p>
          </table:table-cell>
          <table:table-cell office:value-type="string">
            <text:p>That would be fine,That wouldn't be necessar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すぐ</text:p>
          </table:table-cell>
          <table:table-cell office:value-type="string">
            <text:p>right awa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本当ですか</text:p>
          </table:table-cell>
          <table:table-cell office:value-type="string">
            <text:p>ほんとうですか</text:p>
          </table:table-cell>
          <table:table-cell office:value-type="string">
            <text:p>Really?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table:number-columns-repeated="2" office:value-type="string">
            <text:p>ゆっくり</text:p>
          </table:table-cell>
          <table:table-cell office:value-type="string">
            <text:p>slowly, leisurely, unhurriedly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まっすぐ行く</text:p>
          </table:table-cell>
          <table:table-cell office:value-type="string">
            <text:p>まっすぐいく</text:p>
          </table:table-cell>
          <table:table-cell office:value-type="string">
            <text:p>go straigh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右に曲がる</text:p>
          </table:table-cell>
          <table:table-cell office:value-type="string">
            <text:p>みぎにまがる</text:p>
          </table:table-cell>
          <table:table-cell office:value-type="string">
            <text:p>turn righ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左に曲がる</text:p>
          </table:table-cell>
          <table:table-cell office:value-type="string">
            <text:p>ひだりにまがる</text:p>
          </table:table-cell>
          <table:table-cell office:value-type="string">
            <text:p>turn lef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一つ目の信号を右に曲がる</text:p>
          </table:table-cell>
          <table:table-cell office:value-type="string">
            <text:p>ひとつめのしんごうをみぎにまがる</text:p>
          </table:table-cell>
          <table:table-cell office:value-type="string">
            <text:p>turn right at the first signal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二つ目の角を左に曲がる</text:p>
          </table:table-cell>
          <table:table-cell office:value-type="string">
            <text:p>ふたつめのかどをひだりにまがる</text:p>
          </table:table-cell>
          <table:table-cell office:value-type="string">
            <text:p>turn left at the second corner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道を渡る</text:p>
          </table:table-cell>
          <table:table-cell office:value-type="string">
            <text:p>みちをわたる</text:p>
          </table:table-cell>
          <table:table-cell office:value-type="string">
            <text:p>cross the stree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道の左側</text:p>
          </table:table-cell>
          <table:table-cell office:value-type="string">
            <text:p>みちのひだりがわ</text:p>
          </table:table-cell>
          <table:table-cell office:value-type="string">
            <text:p>left side of the stree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道の右側</text:p>
          </table:table-cell>
          <table:table-cell office:value-type="string">
            <text:p>みちのみぎがわ</text:p>
          </table:table-cell>
          <table:table-cell office:value-type="string">
            <text:p>right side of the stree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北</text:p>
          </table:table-cell>
          <table:table-cell office:value-type="string">
            <text:p>きた</text:p>
          </table:table-cell>
          <table:table-cell office:value-type="string">
            <text:p>north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南</text:p>
          </table:table-cell>
          <table:table-cell office:value-type="string">
            <text:p>みなみ</text:p>
          </table:table-cell>
          <table:table-cell office:value-type="string">
            <text:p>south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東</text:p>
          </table:table-cell>
          <table:table-cell office:value-type="string">
            <text:p>ひがし</text:p>
          </table:table-cell>
          <table:table-cell office:value-type="string">
            <text:p>eas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西</text:p>
          </table:table-cell>
          <table:table-cell office:value-type="string">
            <text:p>にし</text:p>
          </table:table-cell>
          <table:table-cell office:value-type="string">
            <text:p>west</text:p>
          </table:table-cell>
          <table:table-cell office:value-type="string">
            <text:p>06</text:p>
          </table:table-cell>
          <table:table-cell/>
        </table:table-row>
        <table:table-row table:style-name="ro1">
          <table:table-cell office:value-type="string">
            <text:p>姉</text:p>
          </table:table-cell>
          <table:table-cell office:value-type="string">
            <text:p>あね</text:p>
          </table:table-cell>
          <table:table-cell office:value-type="string">
            <text:p>(my) older sist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アパート</text:p>
          </table:table-cell>
          <table:table-cell office:value-type="string">
            <text:p>apartmen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妹</text:p>
          </table:table-cell>
          <table:table-cell office:value-type="string">
            <text:p>いもうと</text:p>
          </table:table-cell>
          <table:table-cell office:value-type="string">
            <text:p>younger sist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歌</text:p>
          </table:table-cell>
          <table:table-cell office:value-type="string">
            <text:p>うた</text:p>
          </table:table-cell>
          <table:table-cell office:value-type="string">
            <text:p>song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弟</text:p>
          </table:table-cell>
          <table:table-cell office:value-type="string">
            <text:p>おとうと</text:p>
          </table:table-cell>
          <table:table-cell office:value-type="string">
            <text:p>younger broth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男の人</text:p>
          </table:table-cell>
          <table:table-cell office:value-type="string">
            <text:p>おとこのひと</text:p>
          </table:table-cell>
          <table:table-cell office:value-type="string">
            <text:p>man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お兄さん</text:p>
          </table:table-cell>
          <table:table-cell office:value-type="string">
            <text:p>おにいさん</text:p>
          </table:table-cell>
          <table:table-cell office:value-type="string">
            <text:p>older broth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お姉さん</text:p>
          </table:table-cell>
          <table:table-cell office:value-type="string">
            <text:p>おねえさん</text:p>
          </table:table-cell>
          <table:table-cell office:value-type="string">
            <text:p>older sist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女の人</text:p>
          </table:table-cell>
          <table:table-cell office:value-type="string">
            <text:p>おんなのひと</text:p>
          </table:table-cell>
          <table:table-cell office:value-type="string">
            <text:p>woman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会社</text:p>
          </table:table-cell>
          <table:table-cell office:value-type="string">
            <text:p>かいしゃ</text:p>
          </table:table-cell>
          <table:table-cell office:value-type="string">
            <text:p>company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家族</text:p>
          </table:table-cell>
          <table:table-cell office:value-type="string">
            <text:p>かぞく</text:p>
          </table:table-cell>
          <table:table-cell office:value-type="string">
            <text:p>family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髪</text:p>
          </table:table-cell>
          <table:table-cell office:value-type="string">
            <text:p>かみ</text:p>
          </table:table-cell>
          <table:table-cell office:value-type="string">
            <text:p>hai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兄弟</text:p>
          </table:table-cell>
          <table:table-cell office:value-type="string">
            <text:p>きょうだい</text:p>
          </table:table-cell>
          <table:table-cell office:value-type="string">
            <text:p>brothers and sister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国</text:p>
          </table:table-cell>
          <table:table-cell office:value-type="string">
            <text:p>くに</text:p>
          </table:table-cell>
          <table:table-cell office:value-type="string">
            <text:p>country, place of origin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車</text:p>
          </table:table-cell>
          <table:table-cell office:value-type="string">
            <text:p>くるま</text:p>
          </table:table-cell>
          <table:table-cell office:value-type="string">
            <text:p>ca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コンビニ</text:p>
          </table:table-cell>
          <table:table-cell office:value-type="string">
            <text:p>convenience stor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食堂</text:p>
          </table:table-cell>
          <table:table-cell office:value-type="string">
            <text:p>しょくどう</text:p>
          </table:table-cell>
          <table:table-cell office:value-type="string">
            <text:p>cafeteria, dining common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父</text:p>
          </table:table-cell>
          <table:table-cell office:value-type="string">
            <text:p>ちち</text:p>
          </table:table-cell>
          <table:table-cell office:value-type="string">
            <text:p>(my) fath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Ｔシャツ</text:p>
          </table:table-cell>
          <table:table-cell office:value-type="string">
            <text:p>T-shir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目</text:p>
          </table:table-cell>
          <table:table-cell office:value-type="string">
            <text:p>め</text:p>
          </table:table-cell>
          <table:table-cell office:value-type="string">
            <text:p>ey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眼鏡</text:p>
          </table:table-cell>
          <table:table-cell office:value-type="string">
            <text:p>めがね</text:p>
          </table:table-cell>
          <table:table-cell office:value-type="string">
            <text:p>glasse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頭がいい</text:p>
          </table:table-cell>
          <table:table-cell office:value-type="string">
            <text:p>あたまがいい</text:p>
          </table:table-cell>
          <table:table-cell office:value-type="string">
            <text:p>bright, smart, clev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かっこいい</text:p>
          </table:table-cell>
          <table:table-cell office:value-type="string">
            <text:p>かっこういい</text:p>
          </table:table-cell>
          <table:table-cell office:value-type="string">
            <text:p>great-looking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かわいい</text:p>
          </table:table-cell>
          <table:table-cell office:value-type="string">
            <text:p>cut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背が高い</text:p>
          </table:table-cell>
          <table:table-cell office:value-type="string">
            <text:p>せがたかい</text:p>
          </table:table-cell>
          <table:table-cell office:value-type="string">
            <text:p>tall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背が低い</text:p>
          </table:table-cell>
          <table:table-cell office:value-type="string">
            <text:p>せがひくい</text:p>
          </table:table-cell>
          <table:table-cell office:value-type="string">
            <text:p>short (stature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長い</text:p>
          </table:table-cell>
          <table:table-cell office:value-type="string">
            <text:p>ながい</text:p>
          </table:table-cell>
          <table:table-cell office:value-type="string">
            <text:p>long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速い</text:p>
          </table:table-cell>
          <table:table-cell office:value-type="string">
            <text:p>はやい</text:p>
          </table:table-cell>
          <table:table-cell office:value-type="string">
            <text:p>fas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短い</text:p>
          </table:table-cell>
          <table:table-cell office:value-type="string">
            <text:p>みじかい</text:p>
          </table:table-cell>
          <table:table-cell office:value-type="string">
            <text:p>short (length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親切</text:p>
          </table:table-cell>
          <table:table-cell office:value-type="string">
            <text:p>しんせつ</text:p>
          </table:table-cell>
          <table:table-cell office:value-type="string">
            <text:p>kind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便利</text:p>
          </table:table-cell>
          <table:table-cell office:value-type="string">
            <text:p>べんり</text:p>
          </table:table-cell>
          <table:table-cell office:value-type="string">
            <text:p>convenien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歌う</text:p>
          </table:table-cell>
          <table:table-cell office:value-type="string">
            <text:p>うたう</text:p>
          </table:table-cell>
          <table:table-cell office:value-type="string">
            <text:p>to sing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かぶる</text:p>
          </table:table-cell>
          <table:table-cell office:value-type="string">
            <text:p>to put on (a hat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知る</text:p>
          </table:table-cell>
          <table:table-cell office:value-type="string">
            <text:p>しる</text:p>
          </table:table-cell>
          <table:table-cell office:value-type="string">
            <text:p>to get to know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知っています</text:p>
          </table:table-cell>
          <table:table-cell office:value-type="string">
            <text:p>しっています</text:p>
          </table:table-cell>
          <table:table-cell office:value-type="string">
            <text:p>I know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知りません</text:p>
          </table:table-cell>
          <table:table-cell office:value-type="string">
            <text:p>しりません</text:p>
          </table:table-cell>
          <table:table-cell office:value-type="string">
            <text:p>I do not know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住む</text:p>
          </table:table-cell>
          <table:table-cell office:value-type="string">
            <text:p>すむ</text:p>
          </table:table-cell>
          <table:table-cell office:value-type="string">
            <text:p>to liv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はく</text:p>
          </table:table-cell>
          <table:table-cell office:value-type="string">
            <text:p>to put on (items below your waist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太る</text:p>
          </table:table-cell>
          <table:table-cell office:value-type="string">
            <text:p>ふとる</text:p>
          </table:table-cell>
          <table:table-cell office:value-type="string">
            <text:p>to gain weigh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太っています</text:p>
          </table:table-cell>
          <table:table-cell office:value-type="string">
            <text:p>ふっています</text:p>
          </table:table-cell>
          <table:table-cell office:value-type="string">
            <text:p>to be on the heavy sid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かける</text:p>
          </table:table-cell>
          <table:table-cell office:value-type="string">
            <text:p>to put on (glasses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着る</text:p>
          </table:table-cell>
          <table:table-cell office:value-type="string">
            <text:p>きる</text:p>
          </table:table-cell>
          <table:table-cell office:value-type="string">
            <text:p>to put on (clothes above your waist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勤める</text:p>
          </table:table-cell>
          <table:table-cell office:value-type="string">
            <text:p>つとめる</text:p>
          </table:table-cell>
          <table:table-cell office:value-type="string">
            <text:p>to work fo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やせる</text:p>
          </table:table-cell>
          <table:table-cell office:value-type="string">
            <text:p>]</text:p>
          </table:table-cell>
          <table:table-cell office:value-type="string">
            <text:p>to lose weigh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やせています</text:p>
          </table:table-cell>
          <table:table-cell office:value-type="string">
            <text:p>to be thin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結婚する</text:p>
          </table:table-cell>
          <table:table-cell office:value-type="string">
            <text:p>けっこんする</text:p>
          </table:table-cell>
          <table:table-cell office:value-type="string">
            <text:p>to get married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が</text:p>
          </table:table-cell>
          <table:table-cell office:value-type="string">
            <text:p>bu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何も</text:p>
          </table:table-cell>
          <table:table-cell office:value-type="string">
            <text:p>なにも</text:p>
          </table:table-cell>
          <table:table-cell office:value-type="string">
            <text:p>not ... anything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～人</text:p>
          </table:table-cell>
          <table:table-cell office:value-type="string">
            <text:p>～にん</text:p>
          </table:table-cell>
          <table:table-cell office:value-type="string">
            <text:p>(counter for people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一人</text:p>
          </table:table-cell>
          <table:table-cell office:value-type="string">
            <text:p>ひとり</text:p>
          </table:table-cell>
          <table:table-cell office:value-type="string">
            <text:p>one person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二人</text:p>
          </table:table-cell>
          <table:table-cell office:value-type="string">
            <text:p>ふたり</text:p>
          </table:table-cell>
          <table:table-cell office:value-type="string">
            <text:p>two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別に</text:p>
          </table:table-cell>
          <table:table-cell office:value-type="string">
            <text:p>べつに</text:p>
          </table:table-cell>
          <table:table-cell office:value-type="string">
            <text:p>not ... in particula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もちろん</text:p>
          </table:table-cell>
          <table:table-cell office:value-type="string">
            <text:p>of cours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よかったら</text:p>
          </table:table-cell>
          <table:table-cell office:value-type="string">
            <text:p>if you lik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三人</text:p>
          </table:table-cell>
          <table:table-cell office:value-type="string">
            <text:p>さんにん</text:p>
          </table:table-cell>
          <table:table-cell office:value-type="string">
            <text:p>three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四人</text:p>
          </table:table-cell>
          <table:table-cell office:value-type="string">
            <text:p>よにん</text:p>
          </table:table-cell>
          <table:table-cell office:value-type="string">
            <text:p>four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五人</text:p>
          </table:table-cell>
          <table:table-cell office:value-type="string">
            <text:p>ごにん</text:p>
          </table:table-cell>
          <table:table-cell office:value-type="string">
            <text:p>five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六人</text:p>
          </table:table-cell>
          <table:table-cell office:value-type="string">
            <text:p>ろくにん</text:p>
          </table:table-cell>
          <table:table-cell office:value-type="string">
            <text:p>six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七人</text:p>
          </table:table-cell>
          <table:table-cell office:value-type="string">
            <text:p>ななにん</text:p>
          </table:table-cell>
          <table:table-cell office:value-type="string">
            <text:p>seven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八人</text:p>
          </table:table-cell>
          <table:table-cell office:value-type="string">
            <text:p>はちにん</text:p>
          </table:table-cell>
          <table:table-cell office:value-type="string">
            <text:p>eight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九人</text:p>
          </table:table-cell>
          <table:table-cell office:value-type="string">
            <text:p>きゅうにん</text:p>
          </table:table-cell>
          <table:table-cell office:value-type="string">
            <text:p>nine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十人</text:p>
          </table:table-cell>
          <table:table-cell office:value-type="string">
            <text:p>じゅうにん</text:p>
          </table:table-cell>
          <table:table-cell office:value-type="string">
            <text:p>ten peopl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テニスをする</text:p>
          </table:table-cell>
          <table:table-cell office:value-type="string">
            <text:p>to play tenni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バスケットをする</text:p>
          </table:table-cell>
          <table:table-cell office:value-type="string">
            <text:p>to play basketball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テレビゲームをする</text:p>
          </table:table-cell>
          <table:table-cell office:value-type="string">
            <text:p>to play video game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トランプをする</text:p>
          </table:table-cell>
          <table:table-cell office:value-type="string">
            <text:p>to play card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ギターを弾く</text:p>
          </table:table-cell>
          <table:table-cell office:value-type="string">
            <text:p>ギターをひく</text:p>
          </table:table-cell>
          <table:table-cell office:value-type="string">
            <text:p>to play the guita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ルームメイト</text:p>
          </table:table-cell>
          <table:table-cell office:value-type="string">
            <text:p>roommat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耳</text:p>
          </table:table-cell>
          <table:table-cell office:value-type="string">
            <text:p>みみ</text:p>
          </table:table-cell>
          <table:table-cell office:value-type="string">
            <text:p>ea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鼻</text:p>
          </table:table-cell>
          <table:table-cell office:value-type="string">
            <text:p>はな</text:p>
          </table:table-cell>
          <table:table-cell office:value-type="string">
            <text:p>nos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口</text:p>
          </table:table-cell>
          <table:table-cell office:value-type="string">
            <text:p>くち</text:p>
          </table:table-cell>
          <table:table-cell office:value-type="string">
            <text:p>mouth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指</text:p>
          </table:table-cell>
          <table:table-cell office:value-type="string">
            <text:p>ゆび</text:p>
          </table:table-cell>
          <table:table-cell office:value-type="string">
            <text:p>fing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歯</text:p>
          </table:table-cell>
          <table:table-cell office:value-type="string">
            <text:p>は</text:p>
          </table:table-cell>
          <table:table-cell office:value-type="string">
            <text:p>tooth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首</text:p>
          </table:table-cell>
          <table:table-cell office:value-type="string">
            <text:p>くび</text:p>
          </table:table-cell>
          <table:table-cell office:value-type="string">
            <text:p>neck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手</text:p>
          </table:table-cell>
          <table:table-cell office:value-type="string">
            <text:p>て</text:p>
          </table:table-cell>
          <table:table-cell office:value-type="string">
            <text:p>hand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頭</text:p>
          </table:table-cell>
          <table:table-cell office:value-type="string">
            <text:p>あたま</text:p>
          </table:table-cell>
          <table:table-cell office:value-type="string">
            <text:p>head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顔</text:p>
          </table:table-cell>
          <table:table-cell office:value-type="string">
            <text:p>かお</text:p>
          </table:table-cell>
          <table:table-cell office:value-type="string">
            <text:p>face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肩</text:p>
          </table:table-cell>
          <table:table-cell office:value-type="string">
            <text:p>かた</text:p>
          </table:table-cell>
          <table:table-cell office:value-type="string">
            <text:p>shoulder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胸</text:p>
          </table:table-cell>
          <table:table-cell office:value-type="string">
            <text:p>むね</text:p>
          </table:table-cell>
          <table:table-cell office:value-type="string">
            <text:p>chest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背中</text:p>
          </table:table-cell>
          <table:table-cell office:value-type="string">
            <text:p>せなか</text:p>
          </table:table-cell>
          <table:table-cell office:value-type="string">
            <text:p>back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おなか</text:p>
          </table:table-cell>
          <table:table-cell office:value-type="string">
            <text:p>stomach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おしり</text:p>
          </table:table-cell>
          <table:table-cell office:value-type="string">
            <text:p>behind, rear, bottom, buttocks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足</text:p>
          </table:table-cell>
          <table:table-cell office:value-type="string">
            <text:p>あし</text:p>
          </table:table-cell>
          <table:table-cell office:value-type="string">
            <text:p>leg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お父さん</text:p>
          </table:table-cell>
          <table:table-cell office:value-type="string">
            <text:p>おとうさん</text:p>
          </table:table-cell>
          <table:table-cell office:value-type="string">
            <text:p>fath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お母さん</text:p>
          </table:table-cell>
          <table:table-cell office:value-type="string">
            <text:p>おかあさん</text:p>
          </table:table-cell>
          <table:table-cell office:value-type="string">
            <text:p>moth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お兄さん</text:p>
          </table:table-cell>
          <table:table-cell office:value-type="string">
            <text:p>おにいさん</text:p>
          </table:table-cell>
          <table:table-cell office:value-type="string">
            <text:p>older broth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お姉さん</text:p>
          </table:table-cell>
          <table:table-cell office:value-type="string">
            <text:p>おねえさん</text:p>
          </table:table-cell>
          <table:table-cell office:value-type="string">
            <text:p>older sist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弟さん</text:p>
          </table:table-cell>
          <table:table-cell office:value-type="string">
            <text:p>おとうとさん</text:p>
          </table:table-cell>
          <table:table-cell office:value-type="string">
            <text:p>younger broth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妹さん</text:p>
          </table:table-cell>
          <table:table-cell office:value-type="string">
            <text:p>いもうとさん</text:p>
          </table:table-cell>
          <table:table-cell office:value-type="string">
            <text:p>younger sist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ご主人</text:p>
          </table:table-cell>
          <table:table-cell office:value-type="string">
            <text:p>ごしゅじん</text:p>
          </table:table-cell>
          <table:table-cell office:value-type="string">
            <text:p>husband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奥さん</text:p>
          </table:table-cell>
          <table:table-cell office:value-type="string">
            <text:p>おくさん</text:p>
          </table:table-cell>
          <table:table-cell office:value-type="string">
            <text:p>wife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table:number-columns-repeated="2" office:value-type="string">
            <text:p>おじいさん</text:p>
          </table:table-cell>
          <table:table-cell office:value-type="string">
            <text:p>grandfath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table:number-columns-repeated="2" office:value-type="string">
            <text:p>おばあさん</text:p>
          </table:table-cell>
          <table:table-cell office:value-type="string">
            <text:p>grandmother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2">
          <table:table-cell office:value-type="string">
            <text:p>お子さん</text:p>
          </table:table-cell>
          <table:table-cell office:value-type="string">
            <text:p>おこさん</text:p>
          </table:table-cell>
          <table:table-cell office:value-type="string">
            <text:p>child (someone else's family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父</text:p>
          </table:table-cell>
          <table:table-cell office:value-type="string">
            <text:p>ちち</text:p>
          </table:table-cell>
          <table:table-cell office:value-type="string">
            <text:p>fath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母</text:p>
          </table:table-cell>
          <table:table-cell office:value-type="string">
            <text:p>はは</text:p>
          </table:table-cell>
          <table:table-cell office:value-type="string">
            <text:p>moth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兄</text:p>
          </table:table-cell>
          <table:table-cell office:value-type="string">
            <text:p>あに</text:p>
          </table:table-cell>
          <table:table-cell office:value-type="string">
            <text:p>older broth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姉</text:p>
          </table:table-cell>
          <table:table-cell office:value-type="string">
            <text:p>あね</text:p>
          </table:table-cell>
          <table:table-cell office:value-type="string">
            <text:p>older sist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弟</text:p>
          </table:table-cell>
          <table:table-cell office:value-type="string">
            <text:p>おとうと</text:p>
          </table:table-cell>
          <table:table-cell office:value-type="string">
            <text:p>younger broth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妹</text:p>
          </table:table-cell>
          <table:table-cell office:value-type="string">
            <text:p>いもうと</text:p>
          </table:table-cell>
          <table:table-cell office:value-type="string">
            <text:p>younger sist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主人</text:p>
          </table:table-cell>
          <table:table-cell office:value-type="string">
            <text:p>しゅじん</text:p>
          </table:table-cell>
          <table:table-cell office:value-type="string">
            <text:p>husband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夫</text:p>
          </table:table-cell>
          <table:table-cell office:value-type="string">
            <text:p>おっと</text:p>
          </table:table-cell>
          <table:table-cell office:value-type="string">
            <text:p>husband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家内</text:p>
          </table:table-cell>
          <table:table-cell office:value-type="string">
            <text:p>かない</text:p>
          </table:table-cell>
          <table:table-cell office:value-type="string">
            <text:p>wife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妻</text:p>
          </table:table-cell>
          <table:table-cell office:value-type="string">
            <text:p>つま</text:p>
          </table:table-cell>
          <table:table-cell office:value-type="string">
            <text:p>wife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祖父</text:p>
          </table:table-cell>
          <table:table-cell office:value-type="string">
            <text:p>そふ</text:p>
          </table:table-cell>
          <table:table-cell office:value-type="string">
            <text:p>grandfath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祖母</text:p>
          </table:table-cell>
          <table:table-cell office:value-type="string">
            <text:p>そぼ</text:p>
          </table:table-cell>
          <table:table-cell office:value-type="string">
            <text:p>grandmother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うちの子</text:p>
          </table:table-cell>
          <table:table-cell office:value-type="string">
            <text:p>うちのこ</text:p>
          </table:table-cell>
          <table:table-cell office:value-type="string">
            <text:p>child (one's own family - 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お父さん</text:p>
          </table:table-cell>
          <table:table-cell office:value-type="string">
            <text:p>おとうさん</text:p>
          </table:table-cell>
          <table:table-cell office:value-type="string">
            <text:p>fath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お母さん</text:p>
          </table:table-cell>
          <table:table-cell office:value-type="string">
            <text:p>おかあさん</text:p>
          </table:table-cell>
          <table:table-cell office:value-type="string">
            <text:p>moth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お兄さん</text:p>
          </table:table-cell>
          <table:table-cell office:value-type="string">
            <text:p>おにいさん</text:p>
          </table:table-cell>
          <table:table-cell office:value-type="string">
            <text:p>older broth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お姉さん</text:p>
          </table:table-cell>
          <table:table-cell office:value-type="string">
            <text:p>おねえさん</text:p>
          </table:table-cell>
          <table:table-cell office:value-type="string">
            <text:p>older sist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弟</text:p>
          </table:table-cell>
          <table:table-cell office:value-type="string">
            <text:p>おとうと</text:p>
          </table:table-cell>
          <table:table-cell office:value-type="string">
            <text:p>younger broth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妹</text:p>
          </table:table-cell>
          <table:table-cell office:value-type="string">
            <text:p>いもうと</text:p>
          </table:table-cell>
          <table:table-cell office:value-type="string">
            <text:p>younger sist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だんな</text:p>
          </table:table-cell>
          <table:table-cell office:value-type="string">
            <text:p>husband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うちの人</text:p>
          </table:table-cell>
          <table:table-cell office:value-type="string">
            <text:p>うちのひと</text:p>
          </table:table-cell>
          <table:table-cell office:value-type="string">
            <text:p>husband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女房</text:p>
          </table:table-cell>
          <table:table-cell office:value-type="string">
            <text:p>にょうぼう</text:p>
          </table:table-cell>
          <table:table-cell office:value-type="string">
            <text:p>wife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ワイフ</text:p>
          </table:table-cell>
          <table:table-cell office:value-type="string">
            <text:p>wife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かみさん</text:p>
          </table:table-cell>
          <table:table-cell office:value-type="string">
            <text:p>wife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おじいさん</text:p>
          </table:table-cell>
          <table:table-cell office:value-type="string">
            <text:p>grandfath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table:number-columns-repeated="2" office:value-type="string">
            <text:p>おばあさん</text:p>
          </table:table-cell>
          <table:table-cell office:value-type="string">
            <text:p>grandmother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うちの子</text:p>
          </table:table-cell>
          <table:table-cell office:value-type="string">
            <text:p>うちのこ</text:p>
          </table:table-cell>
          <table:table-cell office:value-type="string">
            <text:p>child (one's own family - informal situation)</text:p>
          </table:table-cell>
          <table:table-cell office:value-type="string">
            <text:p>07</text:p>
          </table:table-cell>
          <table:table-cell/>
        </table:table-row>
        <table:table-row table:style-name="ro1">
          <table:table-cell office:value-type="string">
            <text:p>あさって</text:p>
          </table:table-cell>
          <table:table-cell office:value-type="string">
            <text:p>あっさて</text:p>
          </table:table-cell>
          <table:table-cell office:value-type="string">
            <text:p>the day after tomorrow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雨</text:p>
          </table:table-cell>
          <table:table-cell office:value-type="string">
            <text:p>あめ</text:p>
          </table:table-cell>
          <table:table-cell office:value-type="string">
            <text:p>rain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会社員</text:p>
          </table:table-cell>
          <table:table-cell office:value-type="string">
            <text:p>かいしゃいん</text:p>
          </table:table-cell>
          <table:table-cell office:value-type="string">
            <text:p>office worker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カメラ</text:p>
          </table:table-cell>
          <table:table-cell office:value-type="string">
            <text:p>camera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カラオケ</text:p>
          </table:table-cell>
          <table:table-cell office:value-type="string">
            <text:p>karaoke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空気</text:p>
          </table:table-cell>
          <table:table-cell office:value-type="string">
            <text:p>くうき</text:p>
          </table:table-cell>
          <table:table-cell office:value-type="string">
            <text:p>air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今朝</text:p>
          </table:table-cell>
          <table:table-cell office:value-type="string">
            <text:p>けさ</text:p>
          </table:table-cell>
          <table:table-cell office:value-type="string">
            <text:p>this morning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今月</text:p>
          </table:table-cell>
          <table:table-cell office:value-type="string">
            <text:p>こんげつ</text:p>
          </table:table-cell>
          <table:table-cell office:value-type="string">
            <text:p>this month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仕事</text:p>
          </table:table-cell>
          <table:table-cell office:value-type="string">
            <text:p>しごと</text:p>
          </table:table-cell>
          <table:table-cell office:value-type="string">
            <text:p>job, work, occupation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大学生</text:p>
          </table:table-cell>
          <table:table-cell office:value-type="string">
            <text:p>だいがくせい</text:p>
          </table:table-cell>
          <table:table-cell office:value-type="string">
            <text:p>college student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ディスコ</text:p>
          </table:table-cell>
          <table:table-cell office:value-type="string">
            <text:p>disco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天気予報</text:p>
          </table:table-cell>
          <table:table-cell office:value-type="string">
            <text:p>てんきよほう</text:p>
          </table:table-cell>
          <table:table-cell office:value-type="string">
            <text:p>weather forecast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所</text:p>
          </table:table-cell>
          <table:table-cell office:value-type="string">
            <text:p>ところ</text:p>
          </table:table-cell>
          <table:table-cell office:value-type="string">
            <text:p>place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トマト</text:p>
          </table:table-cell>
          <table:table-cell office:value-type="string">
            <text:p>tomato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夏</text:p>
          </table:table-cell>
          <table:table-cell office:value-type="string">
            <text:p>なつ</text:p>
          </table:table-cell>
          <table:table-cell office:value-type="string">
            <text:p>summer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何か</text:p>
          </table:table-cell>
          <table:table-cell office:value-type="string">
            <text:p>なにか</text:p>
          </table:table-cell>
          <table:table-cell office:value-type="string">
            <text:p>something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パーティー</text:p>
          </table:table-cell>
          <table:table-cell office:value-type="string">
            <text:p>party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バーベキュー</text:p>
          </table:table-cell>
          <table:table-cell office:value-type="string">
            <text:p>barbecue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はし</text:p>
          </table:table-cell>
          <table:table-cell office:value-type="string">
            <text:p>chopsticks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冬</text:p>
          </table:table-cell>
          <table:table-cell office:value-type="string">
            <text:p>ふゆ</text:p>
          </table:table-cell>
          <table:table-cell office:value-type="string">
            <text:p>winter</text:p>
          </table:table-cell>
          <table:table-cell office:value-type="string">
            <text:p>08</text:p>
          </table:table-cell>
          <table:table-cell/>
        </table:table-row>
        <table:table-row table:style-name="ro2">
          <table:table-cell table:number-columns-repeated="2" office:value-type="string">
            <text:p>ホームステイ</text:p>
          </table:table-cell>
          <table:table-cell office:value-type="string">
            <text:p>homestay (living with a local family)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毎週</text:p>
          </table:table-cell>
          <table:table-cell office:value-type="string">
            <text:p>まいしゅう</text:p>
          </table:table-cell>
          <table:table-cell office:value-type="string">
            <text:p>every week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来月</text:p>
          </table:table-cell>
          <table:table-cell office:value-type="string">
            <text:p>らいげつ</text:p>
          </table:table-cell>
          <table:table-cell office:value-type="string">
            <text:p>next month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上手</text:p>
          </table:table-cell>
          <table:table-cell office:value-type="string">
            <text:p>じょうず</text:p>
          </table:table-cell>
          <table:table-cell office:value-type="string">
            <text:p>skillful, good at ~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下手</text:p>
          </table:table-cell>
          <table:table-cell office:value-type="string">
            <text:p>へた</text:p>
          </table:table-cell>
          <table:table-cell office:value-type="string">
            <text:p>clumsy, poor at ~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有名</text:p>
          </table:table-cell>
          <table:table-cell office:value-type="string">
            <text:p>ゆうめい</text:p>
          </table:table-cell>
          <table:table-cell office:value-type="string">
            <text:p>famous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雨が降る</text:p>
          </table:table-cell>
          <table:table-cell office:value-type="string">
            <text:p>あめがふる</text:p>
          </table:table-cell>
          <table:table-cell office:value-type="string">
            <text:p>it rains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洗う</text:p>
          </table:table-cell>
          <table:table-cell office:value-type="string">
            <text:p>あらう</text:p>
          </table:table-cell>
          <table:table-cell office:value-type="string">
            <text:p>to wash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言う</text:p>
          </table:table-cell>
          <table:table-cell office:value-type="string">
            <text:p>いう</text:p>
          </table:table-cell>
          <table:table-cell office:value-type="string">
            <text:p>to say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いる</text:p>
          </table:table-cell>
          <table:table-cell office:value-type="string">
            <text:p>to need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遅くなる</text:p>
          </table:table-cell>
          <table:table-cell office:value-type="string">
            <text:p>おそくなる</text:p>
          </table:table-cell>
          <table:table-cell office:value-type="string">
            <text:p>to be late (for ~)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思う</text:p>
          </table:table-cell>
          <table:table-cell office:value-type="string">
            <text:p>おもう</text:p>
          </table:table-cell>
          <table:table-cell office:value-type="string">
            <text:p>to think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切る</text:p>
          </table:table-cell>
          <table:table-cell office:value-type="string">
            <text:p>きる</text:p>
          </table:table-cell>
          <table:table-cell office:value-type="string">
            <text:p>to cut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作る</text:p>
          </table:table-cell>
          <table:table-cell office:value-type="string">
            <text:p>つくる</text:p>
          </table:table-cell>
          <table:table-cell office:value-type="string">
            <text:p>to make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持っていく</text:p>
          </table:table-cell>
          <table:table-cell office:value-type="string">
            <text:p>もっていく</text:p>
          </table:table-cell>
          <table:table-cell office:value-type="string">
            <text:p>to take (something)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じろじろ見る</text:p>
          </table:table-cell>
          <table:table-cell office:value-type="string">
            <text:p>じろじろみる</text:p>
          </table:table-cell>
          <table:table-cell office:value-type="string">
            <text:p>to stare (at ~)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始める</text:p>
          </table:table-cell>
          <table:table-cell office:value-type="string">
            <text:p>はじめる</text:p>
          </table:table-cell>
          <table:table-cell office:value-type="string">
            <text:p>to begin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運転する</text:p>
          </table:table-cell>
          <table:table-cell office:value-type="string">
            <text:p>うんてんする</text:p>
          </table:table-cell>
          <table:table-cell office:value-type="string">
            <text:p>to drive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洗濯する</text:p>
          </table:table-cell>
          <table:table-cell office:value-type="string">
            <text:p>せんたくする</text:p>
          </table:table-cell>
          <table:table-cell office:value-type="string">
            <text:p>to do laundry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掃除する</text:p>
          </table:table-cell>
          <table:table-cell office:value-type="string">
            <text:p>そうじする</text:p>
          </table:table-cell>
          <table:table-cell office:value-type="string">
            <text:p>to clean</text:p>
          </table:table-cell>
          <table:table-cell office:value-type="string">
            <text:p>08</text:p>
          </table:table-cell>
          <table:table-cell/>
        </table:table-row>
        <table:table-row table:style-name="ro3">
          <table:table-cell office:value-type="string">
            <text:p>料理する</text:p>
          </table:table-cell>
          <table:table-cell office:value-type="string">
            <text:p>]</text:p>
          </table:table-cell>
          <table:table-cell office:value-type="string">
            <text:p>うりする to cook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ううん</text:p>
          </table:table-cell>
          <table:table-cell office:value-type="string">
            <text:p>uh-uh, no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うん</text:p>
          </table:table-cell>
          <table:table-cell office:value-type="string">
            <text:p>uh-huh, yes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乾杯</text:p>
          </table:table-cell>
          <table:table-cell office:value-type="string">
            <text:p>かんぱい</text:p>
          </table:table-cell>
          <table:table-cell office:value-type="string">
            <text:p>Cheers! (a toast)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残念（ですね）</text:p>
          </table:table-cell>
          <table:table-cell office:value-type="string">
            <text:p>ざんねん（ですね）</text:p>
          </table:table-cell>
          <table:table-cell office:value-type="string">
            <text:p>That's too bad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まだ</text:p>
          </table:table-cell>
          <table:table-cell office:value-type="string">
            <text:p>not ~ yet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table:number-columns-repeated="2" office:value-type="string">
            <text:p>みんなで</text:p>
          </table:table-cell>
          <table:table-cell office:value-type="string">
            <text:p>all (of the people) together</text:p>
          </table:table-cell>
          <table:table-cell office:value-type="string">
            <text:p>08</text:p>
          </table:table-cell>
          <table:table-cell/>
        </table:table-row>
        <table:table-row table:style-name="ro1">
          <table:table-cell office:value-type="string">
            <text:p>いい子</text:p>
          </table:table-cell>
          <table:table-cell office:value-type="string">
            <text:p>いいこ</text:p>
          </table:table-cell>
          <table:table-cell office:value-type="string">
            <text:p>good child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色</text:p>
          </table:table-cell>
          <table:table-cell office:value-type="string">
            <text:p>いろ</text:p>
          </table:table-cell>
          <table:table-cell office:value-type="string">
            <text:p>color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お弁当</text:p>
          </table:table-cell>
          <table:table-cell office:value-type="string">
            <text:p>おべんとう</text:p>
          </table:table-cell>
          <table:table-cell office:value-type="string">
            <text:p>boxed lunch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温泉</text:p>
          </table:table-cell>
          <table:table-cell office:value-type="string">
            <text:p>おんせん</text:p>
          </table:table-cell>
          <table:table-cell office:value-type="string">
            <text:p>spa, hot spring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かぶき</text:p>
          </table:table-cell>
          <table:table-cell office:value-type="string">
            <text:p>Kabuki (traditional Japanese theater art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ギター</text:p>
          </table:table-cell>
          <table:table-cell office:value-type="string">
            <text:p>guitar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薬</text:p>
          </table:table-cell>
          <table:table-cell office:value-type="string">
            <text:p>くすり</text:p>
          </table:table-cell>
          <table:table-cell office:value-type="string">
            <text:p>medicin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薬を飲む</text:p>
          </table:table-cell>
          <table:table-cell office:value-type="string">
            <text:p>くすりをのむ</text:p>
          </table:table-cell>
          <table:table-cell office:value-type="string">
            <text:p>to take medicin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コンサート</text:p>
          </table:table-cell>
          <table:table-cell office:value-type="string">
            <text:p>concert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今度</text:p>
          </table:table-cell>
          <table:table-cell office:value-type="string">
            <text:p>こんど</text:p>
          </table:table-cell>
          <table:table-cell office:value-type="string">
            <text:p>near futur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作文</text:p>
          </table:table-cell>
          <table:table-cell office:value-type="string">
            <text:p>さくぶん</text:p>
          </table:table-cell>
          <table:table-cell office:value-type="string">
            <text:p>essay, composition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試験</text:p>
          </table:table-cell>
          <table:table-cell office:value-type="string">
            <text:p>しけん</text:p>
          </table:table-cell>
          <table:table-cell office:value-type="string">
            <text:p>exam</text:p>
          </table:table-cell>
          <table:table-cell office:value-type="string">
            <text:p>09</text:p>
          </table:table-cell>
          <table:table-cell/>
        </table:table-row>
        <table:table-row table:style-name="ro2">
          <table:table-cell office:value-type="string">
            <text:p>新幹線</text:p>
          </table:table-cell>
          <table:table-cell office:value-type="string">
            <text:p>しんかんせん</text:p>
          </table:table-cell>
          <table:table-cell office:value-type="string">
            <text:p>Shinkansen, Bullet Train""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スキー</text:p>
          </table:table-cell>
          <table:table-cell office:value-type="string">
            <text:p>ski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先月</text:p>
          </table:table-cell>
          <table:table-cell office:value-type="string">
            <text:p>せんげつ</text:p>
          </table:table-cell>
          <table:table-cell office:value-type="string">
            <text:p>last month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単語</text:p>
          </table:table-cell>
          <table:table-cell office:value-type="string">
            <text:p>たんご</text:p>
          </table:table-cell>
          <table:table-cell office:value-type="string">
            <text:p>word, vocabulary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ピアノ</text:p>
          </table:table-cell>
          <table:table-cell office:value-type="string">
            <text:p>piano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病気</text:p>
          </table:table-cell>
          <table:table-cell office:value-type="string">
            <text:p>びょうき</text:p>
          </table:table-cell>
          <table:table-cell office:value-type="string">
            <text:p>illness, sickness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青い</text:p>
          </table:table-cell>
          <table:table-cell office:value-type="string">
            <text:p>あおい</text:p>
          </table:table-cell>
          <table:table-cell office:value-type="string">
            <text:p>blu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赤い</text:p>
          </table:table-cell>
          <table:table-cell office:value-type="string">
            <text:p>あかい</text:p>
          </table:table-cell>
          <table:table-cell office:value-type="string">
            <text:p>red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黒い</text:p>
          </table:table-cell>
          <table:table-cell office:value-type="string">
            <text:p>くろい</text:p>
          </table:table-cell>
          <table:table-cell office:value-type="string">
            <text:p>black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寂しい</text:p>
          </table:table-cell>
          <table:table-cell office:value-type="string">
            <text:p>さびしい</text:p>
          </table:table-cell>
          <table:table-cell office:value-type="string">
            <text:p>lonely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白い</text:p>
          </table:table-cell>
          <table:table-cell office:value-type="string">
            <text:p>しろい</text:p>
          </table:table-cell>
          <table:table-cell office:value-type="string">
            <text:p>whit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若い</text:p>
          </table:table-cell>
          <table:table-cell office:value-type="string">
            <text:p>わかい</text:p>
          </table:table-cell>
          <table:table-cell office:value-type="string">
            <text:p>young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意地悪</text:p>
          </table:table-cell>
          <table:table-cell office:value-type="string">
            <text:p>いじわる</text:p>
          </table:table-cell>
          <table:table-cell office:value-type="string">
            <text:p>mean-spirited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踊る</text:p>
          </table:table-cell>
          <table:table-cell office:value-type="string">
            <text:p>おどる</text:p>
          </table:table-cell>
          <table:table-cell office:value-type="string">
            <text:p>to danc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終る</text:p>
          </table:table-cell>
          <table:table-cell office:value-type="string">
            <text:p>おわる</text:p>
          </table:table-cell>
          <table:table-cell office:value-type="string">
            <text:p>(something) ends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人気がある</text:p>
          </table:table-cell>
          <table:table-cell office:value-type="string">
            <text:p>にんきがある</text:p>
          </table:table-cell>
          <table:table-cell office:value-type="string">
            <text:p>to be popular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始まる</text:p>
          </table:table-cell>
          <table:table-cell office:value-type="string">
            <text:p>はじまる</text:p>
          </table:table-cell>
          <table:table-cell office:value-type="string">
            <text:p>(something) begins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弾く</text:p>
          </table:table-cell>
          <table:table-cell office:value-type="string">
            <text:p>ひく</text:p>
          </table:table-cell>
          <table:table-cell office:value-type="string">
            <text:p>to play (a string instrument or a piano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もらう</text:p>
          </table:table-cell>
          <table:table-cell office:value-type="string">
            <text:p>to get (from somebody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覚える</text:p>
          </table:table-cell>
          <table:table-cell office:value-type="string">
            <text:p>おぼえる</text:p>
          </table:table-cell>
          <table:table-cell office:value-type="string">
            <text:p>to memoriz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出る</text:p>
          </table:table-cell>
          <table:table-cell office:value-type="string">
            <text:p>でる</text:p>
          </table:table-cell>
          <table:table-cell office:value-type="string">
            <text:p>(1) to appear, to attend, (2) to exit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運動する</text:p>
          </table:table-cell>
          <table:table-cell office:value-type="string">
            <text:p>うんどうする</text:p>
          </table:table-cell>
          <table:table-cell office:value-type="string">
            <text:p>to do physical exercis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散歩する</text:p>
          </table:table-cell>
          <table:table-cell office:value-type="string">
            <text:p>さんぽする</text:p>
          </table:table-cell>
          <table:table-cell office:value-type="string">
            <text:p>to take a walk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～から</text:p>
          </table:table-cell>
          <table:table-cell office:value-type="string">
            <text:p>from ~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是非</text:p>
          </table:table-cell>
          <table:table-cell office:value-type="string">
            <text:p>ぜひ</text:p>
          </table:table-cell>
          <table:table-cell office:value-type="string">
            <text:p>by all means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ところで</text:p>
          </table:table-cell>
          <table:table-cell office:value-type="string">
            <text:p>by the way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みんな</text:p>
          </table:table-cell>
          <table:table-cell office:value-type="string">
            <text:p>all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もう</text:p>
          </table:table-cell>
          <table:table-cell office:value-type="string">
            <text:p>already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一つ</text:p>
          </table:table-cell>
          <table:table-cell office:value-type="string">
            <text:p>ひとつ</text:p>
          </table:table-cell>
          <table:table-cell office:value-type="string">
            <text:p>one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二つ</text:p>
          </table:table-cell>
          <table:table-cell office:value-type="string">
            <text:p>ふたつ</text:p>
          </table:table-cell>
          <table:table-cell office:value-type="string">
            <text:p>two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三つ</text:p>
          </table:table-cell>
          <table:table-cell office:value-type="string">
            <text:p>みっつ</text:p>
          </table:table-cell>
          <table:table-cell office:value-type="string">
            <text:p>three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四つ</text:p>
          </table:table-cell>
          <table:table-cell office:value-type="string">
            <text:p>よっつ</text:p>
          </table:table-cell>
          <table:table-cell office:value-type="string">
            <text:p>four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五つ</text:p>
          </table:table-cell>
          <table:table-cell office:value-type="string">
            <text:p>いつつ</text:p>
          </table:table-cell>
          <table:table-cell office:value-type="string">
            <text:p>five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六つ</text:p>
          </table:table-cell>
          <table:table-cell office:value-type="string">
            <text:p>むっつ</text:p>
          </table:table-cell>
          <table:table-cell office:value-type="string">
            <text:p>six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七つ</text:p>
          </table:table-cell>
          <table:table-cell office:value-type="string">
            <text:p>ななつ</text:p>
          </table:table-cell>
          <table:table-cell office:value-type="string">
            <text:p>seven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八つ</text:p>
          </table:table-cell>
          <table:table-cell office:value-type="string">
            <text:p>やっつ</text:p>
          </table:table-cell>
          <table:table-cell office:value-type="string">
            <text:p>eight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九つ</text:p>
          </table:table-cell>
          <table:table-cell office:value-type="string">
            <text:p>ここのつ</text:p>
          </table:table-cell>
          <table:table-cell office:value-type="string">
            <text:p>nine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十</text:p>
          </table:table-cell>
          <table:table-cell office:value-type="string">
            <text:p>とお</text:p>
          </table:table-cell>
          <table:table-cell office:value-type="string">
            <text:p>ten (used to count small items)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黄色</text:p>
          </table:table-cell>
          <table:table-cell office:value-type="string">
            <text:p>きいろ</text:p>
          </table:table-cell>
          <table:table-cell office:value-type="string">
            <text:p>yellow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茶色</text:p>
          </table:table-cell>
          <table:table-cell office:value-type="string">
            <text:p>ちゃいろ</text:p>
          </table:table-cell>
          <table:table-cell office:value-type="string">
            <text:p>brown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緑</text:p>
          </table:table-cell>
          <table:table-cell office:value-type="string">
            <text:p>みどり</text:p>
          </table:table-cell>
          <table:table-cell office:value-type="string">
            <text:p>green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グリーン</text:p>
          </table:table-cell>
          <table:table-cell office:value-type="string">
            <text:p>green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灰色</text:p>
          </table:table-cell>
          <table:table-cell office:value-type="string">
            <text:p>はいいろ</text:p>
          </table:table-cell>
          <table:table-cell office:value-type="string">
            <text:p>gray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グレー</text:p>
          </table:table-cell>
          <table:table-cell office:value-type="string">
            <text:p>gray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ピンク</text:p>
          </table:table-cell>
          <table:table-cell office:value-type="string">
            <text:p>pink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銀色</text:p>
          </table:table-cell>
          <table:table-cell office:value-type="string">
            <text:p>ぎんいろ</text:p>
          </table:table-cell>
          <table:table-cell office:value-type="string">
            <text:p>silver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シルバー</text:p>
          </table:table-cell>
          <table:table-cell office:value-type="string">
            <text:p>silver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紫</text:p>
          </table:table-cell>
          <table:table-cell office:value-type="string">
            <text:p>むらさき</text:p>
          </table:table-cell>
          <table:table-cell office:value-type="string">
            <text:p>purpl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水色</text:p>
          </table:table-cell>
          <table:table-cell office:value-type="string">
            <text:p>みずいろ</text:p>
          </table:table-cell>
          <table:table-cell office:value-type="string">
            <text:p>light blue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金色</text:p>
          </table:table-cell>
          <table:table-cell office:value-type="string">
            <text:p>きんいろ</text:p>
          </table:table-cell>
          <table:table-cell office:value-type="string">
            <text:p>gold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table:number-columns-repeated="2" office:value-type="string">
            <text:p>ゴールド</text:p>
          </table:table-cell>
          <table:table-cell office:value-type="string">
            <text:p>gold</text:p>
          </table:table-cell>
          <table:table-cell office:value-type="string">
            <text:p>09</text:p>
          </table:table-cell>
          <table:table-cell/>
        </table:table-row>
        <table:table-row table:style-name="ro1">
          <table:table-cell office:value-type="string">
            <text:p>秋</text:p>
          </table:table-cell>
          <table:table-cell office:value-type="string">
            <text:p>あき</text:p>
          </table:table-cell>
          <table:table-cell office:value-type="string">
            <text:p>fall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医者</text:p>
          </table:table-cell>
          <table:table-cell office:value-type="string">
            <text:p>いしゃ</text:p>
          </table:table-cell>
          <table:table-cell office:value-type="string">
            <text:p>docto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駅</text:p>
          </table:table-cell>
          <table:table-cell office:value-type="string">
            <text:p>えき</text:p>
          </table:table-cell>
          <table:table-cell office:value-type="string">
            <text:p>statio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お金持ち</text:p>
          </table:table-cell>
          <table:table-cell office:value-type="string">
            <text:p>おかねもち</text:p>
          </table:table-cell>
          <table:table-cell office:value-type="string">
            <text:p>rich perso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顔</text:p>
          </table:table-cell>
          <table:table-cell office:value-type="string">
            <text:p>かお</text:p>
          </table:table-cell>
          <table:table-cell office:value-type="string">
            <text:p>fac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季節</text:p>
          </table:table-cell>
          <table:table-cell office:value-type="string">
            <text:p>きせつ</text:p>
          </table:table-cell>
          <table:table-cell office:value-type="string">
            <text:p>seaso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クレジットカード</text:p>
          </table:table-cell>
          <table:table-cell office:value-type="string">
            <text:p>credit card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今年</text:p>
          </table:table-cell>
          <table:table-cell office:value-type="string">
            <text:p>ことし</text:p>
          </table:table-cell>
          <table:table-cell office:value-type="string">
            <text:p>this yea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サッカー</text:p>
          </table:table-cell>
          <table:table-cell office:value-type="string">
            <text:p>socce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シャツ</text:p>
          </table:table-cell>
          <table:table-cell office:value-type="string">
            <text:p>shir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生活</text:p>
          </table:table-cell>
          <table:table-cell office:value-type="string">
            <text:p>せいかつ</text:p>
          </table:table-cell>
          <table:table-cell office:value-type="string">
            <text:p>life, living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世界</text:p>
          </table:table-cell>
          <table:table-cell office:value-type="string">
            <text:p>せかい</text:p>
          </table:table-cell>
          <table:table-cell office:value-type="string">
            <text:p>world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地下鉄</text:p>
          </table:table-cell>
          <table:table-cell office:value-type="string">
            <text:p>ちかてつ</text:p>
          </table:table-cell>
          <table:table-cell office:value-type="string">
            <text:p>subway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手袋</text:p>
          </table:table-cell>
          <table:table-cell office:value-type="string">
            <text:p>てぶくろ</text:p>
          </table:table-cell>
          <table:table-cell office:value-type="string">
            <text:p>glove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床屋</text:p>
          </table:table-cell>
          <table:table-cell office:value-type="string">
            <text:p>とこや</text:p>
          </table:table-cell>
          <table:table-cell office:value-type="string">
            <text:p>barber'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春</text:p>
          </table:table-cell>
          <table:table-cell office:value-type="string">
            <text:p>はる</text:p>
          </table:table-cell>
          <table:table-cell office:value-type="string">
            <text:p>spring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パンツ</text:p>
          </table:table-cell>
          <table:table-cell office:value-type="string">
            <text:p>pant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美容院</text:p>
          </table:table-cell>
          <table:table-cell office:value-type="string">
            <text:p>びよういん</text:p>
          </table:table-cell>
          <table:table-cell office:value-type="string">
            <text:p>beauty parlo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便</text:p>
          </table:table-cell>
          <table:table-cell office:value-type="string">
            <text:p>びん</text:p>
          </table:table-cell>
          <table:table-cell office:value-type="string">
            <text:p>fligh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船</text:p>
          </table:table-cell>
          <table:table-cell office:value-type="string">
            <text:p>ふね</text:p>
          </table:table-cell>
          <table:table-cell office:value-type="string">
            <text:p>ship, bo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野球</text:p>
          </table:table-cell>
          <table:table-cell office:value-type="string">
            <text:p>やきゅう</text:p>
          </table:table-cell>
          <table:table-cell office:value-type="string">
            <text:p>baseball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有名人</text:p>
          </table:table-cell>
          <table:table-cell office:value-type="string">
            <text:p>ゆうめいじん</text:p>
          </table:table-cell>
          <table:table-cell office:value-type="string">
            <text:p>celebrity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予約</text:p>
          </table:table-cell>
          <table:table-cell office:value-type="string">
            <text:p>よやく</text:p>
          </table:table-cell>
          <table:table-cell office:value-type="string">
            <text:p>reservatio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来学期</text:p>
          </table:table-cell>
          <table:table-cell office:value-type="string">
            <text:p>らいがっき</text:p>
          </table:table-cell>
          <table:table-cell office:value-type="string">
            <text:p>next semeste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りんご</text:p>
          </table:table-cell>
          <table:table-cell office:value-type="string">
            <text:p>appl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暖かい</text:p>
          </table:table-cell>
          <table:table-cell office:value-type="string">
            <text:p>あたたかい</text:p>
          </table:table-cell>
          <table:table-cell office:value-type="string">
            <text:p>warm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遅い</text:p>
          </table:table-cell>
          <table:table-cell office:value-type="string">
            <text:p>おそい</text:p>
          </table:table-cell>
          <table:table-cell office:value-type="string">
            <text:p>slow, lat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涼しい</text:p>
          </table:table-cell>
          <table:table-cell office:value-type="string">
            <text:p>すずしい</text:p>
          </table:table-cell>
          <table:table-cell office:value-type="string">
            <text:p>cool (weather - not used for things)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冷たい</text:p>
          </table:table-cell>
          <table:table-cell office:value-type="string">
            <text:p>つめたい</text:p>
          </table:table-cell>
          <table:table-cell office:value-type="string">
            <text:p>cold (thing or people)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眠い</text:p>
          </table:table-cell>
          <table:table-cell office:value-type="string">
            <text:p>ねむい</text:p>
          </table:table-cell>
          <table:table-cell office:value-type="string">
            <text:p>sleepy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簡単</text:p>
          </table:table-cell>
          <table:table-cell office:value-type="string">
            <text:p>かんたん</text:p>
          </table:table-cell>
          <table:table-cell office:value-type="string">
            <text:p>easy, simpl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かかる</text:p>
          </table:table-cell>
          <table:table-cell office:value-type="string">
            <text:p>to take (amount of time or money)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泊まる</text:p>
          </table:table-cell>
          <table:table-cell office:value-type="string">
            <text:p>とまる</text:p>
          </table:table-cell>
          <table:table-cell office:value-type="string">
            <text:p>to stay (at a hotel, etc.)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なる</text:p>
          </table:table-cell>
          <table:table-cell office:value-type="string">
            <text:p>to becom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払う</text:p>
          </table:table-cell>
          <table:table-cell office:value-type="string">
            <text:p>はらう</text:p>
          </table:table-cell>
          <table:table-cell office:value-type="string">
            <text:p>to pay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決める</text:p>
          </table:table-cell>
          <table:table-cell office:value-type="string">
            <text:p>きめる</text:p>
          </table:table-cell>
          <table:table-cell office:value-type="string">
            <text:p>to decid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練習する</text:p>
          </table:table-cell>
          <table:table-cell office:value-type="string">
            <text:p>れんしゅうする</text:p>
          </table:table-cell>
          <table:table-cell office:value-type="string">
            <text:p>to practic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歩いて</text:p>
          </table:table-cell>
          <table:table-cell office:value-type="string">
            <text:p>あるいて</text:p>
          </table:table-cell>
          <table:table-cell office:value-type="string">
            <text:p>on foo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一番</text:p>
          </table:table-cell>
          <table:table-cell office:value-type="string">
            <text:p>いちばん</text:p>
          </table:table-cell>
          <table:table-cell office:value-type="string">
            <text:p>bes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～か～</text:p>
          </table:table-cell>
          <table:table-cell office:value-type="string">
            <text:p>o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か月</text:p>
          </table:table-cell>
          <table:table-cell office:value-type="string">
            <text:p>～かげつ</text:p>
          </table:table-cell>
          <table:table-cell office:value-type="string">
            <text:p>for ~ month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後</text:p>
          </table:table-cell>
          <table:table-cell office:value-type="string">
            <text:p>～ご</text:p>
          </table:table-cell>
          <table:table-cell office:value-type="string">
            <text:p>in ~ time, after ~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このごろ</text:p>
          </table:table-cell>
          <table:table-cell office:value-type="string">
            <text:p>these day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週間</text:p>
          </table:table-cell>
          <table:table-cell office:value-type="string">
            <text:p>～しゅうかん</text:p>
          </table:table-cell>
          <table:table-cell office:value-type="string">
            <text:p>for ~ week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～で</text:p>
          </table:table-cell>
          <table:table-cell office:value-type="string">
            <text:p>by (means of transportation), with (a tool)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どうやって</text:p>
          </table:table-cell>
          <table:table-cell office:value-type="string">
            <text:p>how, by what mean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どちら</text:p>
          </table:table-cell>
          <table:table-cell office:value-type="string">
            <text:p>which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どっち</text:p>
          </table:table-cell>
          <table:table-cell office:value-type="string">
            <text:p>which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どのぐらい</text:p>
          </table:table-cell>
          <table:table-cell office:value-type="string">
            <text:p>how much, how long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年</text:p>
          </table:table-cell>
          <table:table-cell office:value-type="string">
            <text:p>～ねん</text:p>
          </table:table-cell>
          <table:table-cell office:value-type="string">
            <text:p>~ year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早く</text:p>
          </table:table-cell>
          <table:table-cell office:value-type="string">
            <text:p>はやく</text:p>
          </table:table-cell>
          <table:table-cell office:value-type="string">
            <text:p>(do something) early, fas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喫煙席</text:p>
          </table:table-cell>
          <table:table-cell office:value-type="string">
            <text:p>きつえんせき</text:p>
          </table:table-cell>
          <table:table-cell office:value-type="string">
            <text:p>smoking se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窓側の席</text:p>
          </table:table-cell>
          <table:table-cell office:value-type="string">
            <text:p>まどがわのせき</text:p>
          </table:table-cell>
          <table:table-cell office:value-type="string">
            <text:p>window se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通路側の席</text:p>
          </table:table-cell>
          <table:table-cell office:value-type="string">
            <text:p>つうろがわのせき</text:p>
          </table:table-cell>
          <table:table-cell office:value-type="string">
            <text:p>aisle se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禁煙席</text:p>
          </table:table-cell>
          <table:table-cell office:value-type="string">
            <text:p>きんえんせき</text:p>
          </table:table-cell>
          <table:table-cell office:value-type="string">
            <text:p>nonsmoking se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普通</text:p>
          </table:table-cell>
          <table:table-cell office:value-type="string">
            <text:p>ふつう</text:p>
          </table:table-cell>
          <table:table-cell office:value-type="string">
            <text:p>local trai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急行</text:p>
          </table:table-cell>
          <table:table-cell office:value-type="string">
            <text:p>きゅうこう</text:p>
          </table:table-cell>
          <table:table-cell office:value-type="string">
            <text:p>express trai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特急</text:p>
          </table:table-cell>
          <table:table-cell office:value-type="string">
            <text:p>とっきゅう</text:p>
          </table:table-cell>
          <table:table-cell office:value-type="string">
            <text:p>super express trai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行き</text:p>
          </table:table-cell>
          <table:table-cell office:value-type="string">
            <text:p>～いき</text:p>
          </table:table-cell>
          <table:table-cell office:value-type="string">
            <text:p>bound for ~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方面</text:p>
          </table:table-cell>
          <table:table-cell office:value-type="string">
            <text:p>～ほうめん</text:p>
          </table:table-cell>
          <table:table-cell office:value-type="string">
            <text:p>serving ~ area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乗車券</text:p>
          </table:table-cell>
          <table:table-cell office:value-type="string">
            <text:p>じょうしゃけん</text:p>
          </table:table-cell>
          <table:table-cell office:value-type="string">
            <text:p>(boarding) ticke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回数券</text:p>
          </table:table-cell>
          <table:table-cell office:value-type="string">
            <text:p>かいすうけん</text:p>
          </table:table-cell>
          <table:table-cell office:value-type="string">
            <text:p>coupon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定期券</text:p>
          </table:table-cell>
          <table:table-cell office:value-type="string">
            <text:p>ていきけん</text:p>
          </table:table-cell>
          <table:table-cell office:value-type="string">
            <text:p>commuter's pas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整理券</text:p>
          </table:table-cell>
          <table:table-cell office:value-type="string">
            <text:p>せいりけん</text:p>
          </table:table-cell>
          <table:table-cell office:value-type="string">
            <text:p>vouchers, zone ticket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学割</text:p>
          </table:table-cell>
          <table:table-cell office:value-type="string">
            <text:p>がくわり</text:p>
          </table:table-cell>
          <table:table-cell office:value-type="string">
            <text:p>student discoun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指定席</text:p>
          </table:table-cell>
          <table:table-cell office:value-type="string">
            <text:p>していせき</text:p>
          </table:table-cell>
          <table:table-cell office:value-type="string">
            <text:p>reserved se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自由席</text:p>
          </table:table-cell>
          <table:table-cell office:value-type="string">
            <text:p>じゆうせき</text:p>
          </table:table-cell>
          <table:table-cell office:value-type="string">
            <text:p>general admission sea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禁煙車</text:p>
          </table:table-cell>
          <table:table-cell office:value-type="string">
            <text:p>きんえんしゃ</text:p>
          </table:table-cell>
          <table:table-cell office:value-type="string">
            <text:p>nonsmoking ca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往復</text:p>
          </table:table-cell>
          <table:table-cell office:value-type="string">
            <text:p>おうふく</text:p>
          </table:table-cell>
          <table:table-cell office:value-type="string">
            <text:p>round trip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片道</text:p>
          </table:table-cell>
          <table:table-cell office:value-type="string">
            <text:p>かたみち</text:p>
          </table:table-cell>
          <table:table-cell office:value-type="string">
            <text:p>one way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～番線</text:p>
          </table:table-cell>
          <table:table-cell office:value-type="string">
            <text:p>～ばんせん</text:p>
          </table:table-cell>
          <table:table-cell office:value-type="string">
            <text:p>track number ~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切符売り場</text:p>
          </table:table-cell>
          <table:table-cell office:value-type="string">
            <text:p>きっぷうりば</text:p>
          </table:table-cell>
          <table:table-cell office:value-type="string">
            <text:p>ticket vending area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改札</text:p>
          </table:table-cell>
          <table:table-cell office:value-type="string">
            <text:p>かいさつ</text:p>
          </table:table-cell>
          <table:table-cell office:value-type="string">
            <text:p>gat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ホーム</text:p>
          </table:table-cell>
          <table:table-cell office:value-type="string">
            <text:p>platform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売店</text:p>
          </table:table-cell>
          <table:table-cell office:value-type="string">
            <text:p>ばいてん</text:p>
          </table:table-cell>
          <table:table-cell office:value-type="string">
            <text:p>kiosk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出口</text:p>
          </table:table-cell>
          <table:table-cell office:value-type="string">
            <text:p>でぐち</text:p>
          </table:table-cell>
          <table:table-cell office:value-type="string">
            <text:p>exi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入口</text:p>
          </table:table-cell>
          <table:table-cell office:value-type="string">
            <text:p>いりぐち</text:p>
          </table:table-cell>
          <table:table-cell office:value-type="string">
            <text:p>entranc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階段</text:p>
          </table:table-cell>
          <table:table-cell office:value-type="string">
            <text:p>かいだん</text:p>
          </table:table-cell>
          <table:table-cell office:value-type="string">
            <text:p>stairs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いちばん前</text:p>
          </table:table-cell>
          <table:table-cell office:value-type="string">
            <text:p>いちばんまえ</text:p>
          </table:table-cell>
          <table:table-cell office:value-type="string">
            <text:p>first car; front end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いちばん後ろ</text:p>
          </table:table-cell>
          <table:table-cell office:value-type="string">
            <text:p>いちばぬしろ</text:p>
          </table:table-cell>
          <table:table-cell office:value-type="string">
            <text:p>last car; tail end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乗り換え</text:p>
          </table:table-cell>
          <table:table-cell office:value-type="string">
            <text:p>のりかえ</text:p>
          </table:table-cell>
          <table:table-cell office:value-type="string">
            <text:p>transfer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次は～</text:p>
          </table:table-cell>
          <table:table-cell office:value-type="string">
            <text:p>つぎは～</text:p>
          </table:table-cell>
          <table:table-cell office:value-type="string">
            <text:p>next (stop) ~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先発</text:p>
          </table:table-cell>
          <table:table-cell office:value-type="string">
            <text:p>せんぱつ</text:p>
          </table:table-cell>
          <table:table-cell office:value-type="string">
            <text:p>departing first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次発</text:p>
          </table:table-cell>
          <table:table-cell office:value-type="string">
            <text:p>じはつ</text:p>
          </table:table-cell>
          <table:table-cell office:value-type="string">
            <text:p>departing second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終電</text:p>
          </table:table-cell>
          <table:table-cell office:value-type="string">
            <text:p>しゅうでん</text:p>
          </table:table-cell>
          <table:table-cell office:value-type="string">
            <text:p>last trai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まもなく発車します</text:p>
          </table:table-cell>
          <table:table-cell office:value-type="string">
            <text:p>まもうなくはっしゃします</text:p>
          </table:table-cell>
          <table:table-cell office:value-type="string">
            <text:p>We will be leaving soon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電車が参ります</text:p>
          </table:table-cell>
          <table:table-cell office:value-type="string">
            <text:p>でんしゃがまいります</text:p>
          </table:table-cell>
          <table:table-cell office:value-type="string">
            <text:p>A train is arriving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次は～に止まります</text:p>
          </table:table-cell>
          <table:table-cell office:value-type="string">
            <text:p>つぎは～にとまります</text:p>
          </table:table-cell>
          <table:table-cell office:value-type="string">
            <text:p>Next (we'll stop at) ~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ドアが閉まります。ご注意ください</text:p>
          </table:table-cell>
          <table:table-cell office:value-type="string">
            <text:p>ドアがしまります。ごちゅういください</text:p>
          </table:table-cell>
          <table:table-cell office:value-type="string">
            <text:p>The doors are closing. <text:s/>Please be careful</text:p>
          </table:table-cell>
          <table:table-cell office:value-type="string">
            <text:p>10</text:p>
          </table:table-cell>
          <table:table-cell/>
        </table:table-row>
        <table:table-row table:style-name="ro2">
          <table:table-cell office:value-type="string">
            <text:p>この電車は秋葉原に止まりますか</text:p>
          </table:table-cell>
          <table:table-cell office:value-type="string">
            <text:p>このでんしゃはあきはばらにとまりますか</text:p>
          </table:table-cell>
          <table:table-cell office:value-type="string">
            <text:p>Does this train stop at Akihabara?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終電は何時ですか</text:p>
          </table:table-cell>
          <table:table-cell office:value-type="string">
            <text:p>しゅうでんはなんじですか</text:p>
          </table:table-cell>
          <table:table-cell office:value-type="string">
            <text:p>What time is the last train?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東京までの指定席を一枚お願いします</text:p>
          </table:table-cell>
          <table:table-cell office:value-type="string">
            <text:p>とうきょうまでのしていせきをいちまいおねがいします</text:p>
          </table:table-cell>
          <table:table-cell office:value-type="string">
            <text:p>One reserved ticket to Tokyo please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office:value-type="string">
            <text:p>が使えますか</text:p>
          </table:table-cell>
          <table:table-cell office:value-type="string">
            <text:p>がくわりがつかえますか</text:p>
          </table:table-cell>
          <table:table-cell office:value-type="string">
            <text:p>Can I get a student discount?</text:p>
          </table:table-cell>
          <table:table-cell office:value-type="string">
            <text:p>10</text:p>
          </table:table-cell>
          <table:table-cell/>
        </table:table-row>
        <table:table-row table:style-name="ro1">
          <table:table-cell table:number-columns-repeated="2" office:value-type="string">
            <text:p>オーストラッリア</text:p>
          </table:table-cell>
          <table:table-cell office:value-type="string">
            <text:p>Australia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お菓子</text:p>
          </table:table-cell>
          <table:table-cell office:value-type="string">
            <text:p>おかし</text:p>
          </table:table-cell>
          <table:table-cell office:value-type="string">
            <text:p>snack, sweet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お正月</text:p>
          </table:table-cell>
          <table:table-cell office:value-type="string">
            <text:p>おしょうがつ</text:p>
          </table:table-cell>
          <table:table-cell office:value-type="string">
            <text:p>New Year'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 office:value-type="string">
            <text:p>おとこのこ</text:p>
          </table:table-cell>
          <table:table-cell office:value-type="string">
            <text:p>bo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おもちゃ</text:p>
          </table:table-cell>
          <table:table-cell office:value-type="string">
            <text:p>to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 office:value-type="string">
            <text:p>おんなのこ</text:p>
          </table:table-cell>
          <table:table-cell office:value-type="string">
            <text:p>girl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外国</text:p>
          </table:table-cell>
          <table:table-cell office:value-type="string">
            <text:p>がいこく</text:p>
          </table:table-cell>
          <table:table-cell office:value-type="string">
            <text:p>foreign countr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歌手</text:p>
          </table:table-cell>
          <table:table-cell office:value-type="string">
            <text:p>かしゅ</text:p>
          </table:table-cell>
          <table:table-cell office:value-type="string">
            <text:p>sing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キャンプ</text:p>
          </table:table-cell>
          <table:table-cell office:value-type="string">
            <text:p>camp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こちら</text:p>
          </table:table-cell>
          <table:table-cell office:value-type="string">
            <text:p>this person (polite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今学期</text:p>
          </table:table-cell>
          <table:table-cell office:value-type="string">
            <text:p>こんがっき</text:p>
          </table:table-cell>
          <table:table-cell office:value-type="string">
            <text:p>this semest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社長</text:p>
          </table:table-cell>
          <table:table-cell office:value-type="string">
            <text:p>しゃちょう</text:p>
          </table:table-cell>
          <table:table-cell office:value-type="string">
            <text:p>president of a compan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授業</text:p>
          </table:table-cell>
          <table:table-cell office:value-type="string">
            <text:p>じゅぎょう</text:p>
          </table:table-cell>
          <table:table-cell office:value-type="string">
            <text:p>clas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将来</text:p>
          </table:table-cell>
          <table:table-cell office:value-type="string">
            <text:p>しょうらい</text:p>
          </table:table-cell>
          <table:table-cell office:value-type="string">
            <text:p>futur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ドライブ</text:p>
          </table:table-cell>
          <table:table-cell office:value-type="string">
            <text:p>driv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ビール</text:p>
          </table:table-cell>
          <table:table-cell office:value-type="string">
            <text:p>be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美術館</text:p>
          </table:table-cell>
          <table:table-cell office:value-type="string">
            <text:p>びじゅつかん</text:p>
          </table:table-cell>
          <table:table-cell office:value-type="string">
            <text:p>art museum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ホストファミリー</text:p>
          </table:table-cell>
          <table:table-cell office:value-type="string">
            <text:p>host famil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湖</text:p>
          </table:table-cell>
          <table:table-cell office:value-type="string">
            <text:p>みずうみ</text:p>
          </table:table-cell>
          <table:table-cell office:value-type="string">
            <text:p>lak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山</text:p>
          </table:table-cell>
          <table:table-cell office:value-type="string">
            <text:p>やま</text:p>
          </table:table-cell>
          <table:table-cell office:value-type="string">
            <text:p>mountai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夢</text:p>
          </table:table-cell>
          <table:table-cell office:value-type="string">
            <text:p>ゆめ</text:p>
          </table:table-cell>
          <table:table-cell office:value-type="string">
            <text:p>dream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ルームメート</text:p>
          </table:table-cell>
          <table:table-cell office:value-type="string">
            <text:p>roommat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うそをつく</text:p>
          </table:table-cell>
          <table:table-cell office:value-type="string">
            <text:p>to tell a li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おなかがつく</text:p>
          </table:table-cell>
          <table:table-cell office:value-type="string">
            <text:p>to become hungr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飼う</text:p>
          </table:table-cell>
          <table:table-cell office:value-type="string">
            <text:p>かう</text:p>
          </table:table-cell>
          <table:table-cell office:value-type="string">
            <text:p>to own (a pet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サボる</text:p>
          </table:table-cell>
          <table:table-cell office:value-type="string">
            <text:p>to cut classe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取る</text:p>
          </table:table-cell>
          <table:table-cell office:value-type="string">
            <text:p>とる</text:p>
          </table:table-cell>
          <table:table-cell office:value-type="string">
            <text:p>to take (a class), to get (a grade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習う</text:p>
          </table:table-cell>
          <table:table-cell office:value-type="string">
            <text:p>ならう</text:p>
          </table:table-cell>
          <table:table-cell office:value-type="string">
            <text:p>to lear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登る</text:p>
          </table:table-cell>
          <table:table-cell office:value-type="string">
            <text:p>のぼる</text:p>
          </table:table-cell>
          <table:table-cell office:value-type="string">
            <text:p>to climb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働く</text:p>
          </table:table-cell>
          <table:table-cell office:value-type="string">
            <text:p>はたらく</text:p>
          </table:table-cell>
          <table:table-cell office:value-type="string">
            <text:p>to work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疲れる</text:p>
          </table:table-cell>
          <table:table-cell office:value-type="string">
            <text:p>つかれる</text:p>
          </table:table-cell>
          <table:table-cell office:value-type="string">
            <text:p>to get tired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やめる</text:p>
          </table:table-cell>
          <table:table-cell office:value-type="string">
            <text:p>to quit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けんかする</text:p>
          </table:table-cell>
          <table:table-cell office:value-type="string">
            <text:p>to have a fight, to quarrel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紹介する</text:p>
          </table:table-cell>
          <table:table-cell office:value-type="string">
            <text:p>しょうかいする</text:p>
          </table:table-cell>
          <table:table-cell office:value-type="string">
            <text:p>to introduc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ダイエットする</text:p>
          </table:table-cell>
          <table:table-cell office:value-type="string">
            <text:p>to go on a diet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遅刻する</text:p>
          </table:table-cell>
          <table:table-cell office:value-type="string">
            <text:p>ちこくする</text:p>
          </table:table-cell>
          <table:table-cell office:value-type="string">
            <text:p>to be late (for an appointment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留学する</text:p>
          </table:table-cell>
          <table:table-cell office:value-type="string">
            <text:p>りゅうがくする</text:p>
          </table:table-cell>
          <table:table-cell office:value-type="string">
            <text:p>to study abroad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後</text:p>
          </table:table-cell>
          <table:table-cell office:value-type="string">
            <text:p>あと</text:p>
          </table:table-cell>
          <table:table-cell office:value-type="string">
            <text:p>after (an even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出身</text:p>
          </table:table-cell>
          <table:table-cell office:value-type="string">
            <text:p>しゅっしん</text:p>
          </table:table-cell>
          <table:table-cell office:value-type="string">
            <text:p>coming from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すごく</text:p>
          </table:table-cell>
          <table:table-cell office:value-type="string">
            <text:p>ver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そして</text:p>
          </table:table-cell>
          <table:table-cell office:value-type="string">
            <text:p>and the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～だけ</text:p>
          </table:table-cell>
          <table:table-cell office:value-type="string">
            <text:p>just ~, only ~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～点</text:p>
          </table:table-cell>
          <table:table-cell office:value-type="string">
            <text:p>～てん</text:p>
          </table:table-cell>
          <table:table-cell office:value-type="string">
            <text:p>~ point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久しぶり</text:p>
          </table:table-cell>
          <table:table-cell office:value-type="string">
            <text:p>ひさしぶり</text:p>
          </table:table-cell>
          <table:table-cell office:value-type="string">
            <text:p>it has been a long tim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まあまあ</text:p>
          </table:table-cell>
          <table:table-cell office:value-type="string">
            <text:p>okay, so-so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もっと</text:p>
          </table:table-cell>
          <table:table-cell office:value-type="string">
            <text:p>mor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作家</text:p>
          </table:table-cell>
          <table:table-cell office:value-type="string">
            <text:p>さっか</text:p>
          </table:table-cell>
          <table:table-cell office:value-type="string">
            <text:p>writ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警察官</text:p>
          </table:table-cell>
          <table:table-cell office:value-type="string">
            <text:p>けいさつかん</text:p>
          </table:table-cell>
          <table:table-cell office:value-type="string">
            <text:p>police offic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俳優</text:p>
          </table:table-cell>
          <table:table-cell office:value-type="string">
            <text:p>はいゆう</text:p>
          </table:table-cell>
          <table:table-cell office:value-type="string">
            <text:p>actor or actres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看護婦</text:p>
          </table:table-cell>
          <table:table-cell office:value-type="string">
            <text:p>かんごふ</text:p>
          </table:table-cell>
          <table:table-cell office:value-type="string">
            <text:p>nurs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弁護士</text:p>
          </table:table-cell>
          <table:table-cell office:value-type="string">
            <text:p>べんごし</text:p>
          </table:table-cell>
          <table:table-cell office:value-type="string">
            <text:p>lawy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野球選手</text:p>
          </table:table-cell>
          <table:table-cell office:value-type="string">
            <text:p>やきゅうせんしゅ</text:p>
          </table:table-cell>
          <table:table-cell office:value-type="string">
            <text:p>baseball play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大統領</text:p>
          </table:table-cell>
          <table:table-cell office:value-type="string">
            <text:p>だいとうりょう</text:p>
          </table:table-cell>
          <table:table-cell office:value-type="string">
            <text:p>president of countr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ジャーナリスト</text:p>
          </table:table-cell>
          <table:table-cell office:value-type="string">
            <text:p>journalist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主婦</text:p>
          </table:table-cell>
          <table:table-cell office:value-type="string">
            <text:p>しゅふ</text:p>
          </table:table-cell>
          <table:table-cell office:value-type="string">
            <text:p>housewif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女優</text:p>
          </table:table-cell>
          <table:table-cell office:value-type="string">
            <text:p>じょゆう</text:p>
          </table:table-cell>
          <table:table-cell office:value-type="string">
            <text:p>actres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消防士</text:p>
          </table:table-cell>
          <table:table-cell office:value-type="string">
            <text:p>しょうぼうし</text:p>
          </table:table-cell>
          <table:table-cell office:value-type="string">
            <text:p>firefight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どちらでもいいです</text:p>
          </table:table-cell>
          <table:table-cell office:value-type="string">
            <text:p>Both are fin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同じです</text:p>
          </table:table-cell>
          <table:table-cell office:value-type="string">
            <text:p>おなじです</text:p>
          </table:table-cell>
          <table:table-cell office:value-type="string">
            <text:p>Same thing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だいたい同じです</text:p>
          </table:table-cell>
          <table:table-cell office:value-type="string">
            <text:p>だいたいおなじです</text:p>
          </table:table-cell>
          <table:table-cell office:value-type="string">
            <text:p>More or less the sam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ちょっと違います</text:p>
          </table:table-cell>
          <table:table-cell office:value-type="string">
            <text:p>ちょっとちがいます</text:p>
          </table:table-cell>
          <table:table-cell office:value-type="string">
            <text:p>A little different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使えません</text:p>
          </table:table-cell>
          <table:table-cell office:value-type="string">
            <text:p>つかえません</text:p>
          </table:table-cell>
          <table:table-cell office:value-type="string">
            <text:p>Can't use it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間違っています</text:p>
          </table:table-cell>
          <table:table-cell office:value-type="string">
            <text:p>まちがっています</text:p>
          </table:table-cell>
          <table:table-cell office:value-type="string">
            <text:p>It's wrong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手をあげてください</text:p>
          </table:table-cell>
          <table:table-cell office:value-type="string">
            <text:p>てをあげてください</text:p>
          </table:table-cell>
          <table:table-cell office:value-type="string">
            <text:p>Raise your hand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読んできてください</text:p>
          </table:table-cell>
          <table:table-cell office:value-type="string">
            <text:p>よんできてください</text:p>
          </table:table-cell>
          <table:table-cell office:value-type="string">
            <text:p>Read it before coming to class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宿題を出してください</text:p>
          </table:table-cell>
          <table:table-cell office:value-type="string">
            <text:p>しゅくだいをだしてください</text:p>
          </table:table-cell>
          <table:table-cell office:value-type="string">
            <text:p>Hand in the homework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教科書を閉めてください</text:p>
          </table:table-cell>
          <table:table-cell office:value-type="string">
            <text:p>ょうかしょをしめください</text:p>
          </table:table-cell>
          <table:table-cell office:value-type="string">
            <text:p>Close the textbook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となりの人に聞いてください</text:p>
          </table:table-cell>
          <table:table-cell office:value-type="string">
            <text:p>となりのひとをきいてください</text:p>
          </table:table-cell>
          <table:table-cell office:value-type="string">
            <text:p>Ask the person sitting next to you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やめてください</text:p>
          </table:table-cell>
          <table:table-cell office:value-type="string">
            <text:p>The time is up. <text:s/>Please stop.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今日はこれで終わります</text:p>
          </table:table-cell>
          <table:table-cell office:value-type="string">
            <text:p>きょうはこれでおわります</text:p>
          </table:table-cell>
          <table:table-cell office:value-type="string">
            <text:p>That's it for today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宿題</text:p>
          </table:table-cell>
          <table:table-cell office:value-type="string">
            <text:p>しゅくだい</text:p>
          </table:table-cell>
          <table:table-cell office:value-type="string">
            <text:p>homework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しめきり</text:p>
          </table:table-cell>
          <table:table-cell office:value-type="string">
            <text:p>deadlin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練習</text:p>
          </table:table-cell>
          <table:table-cell office:value-type="string">
            <text:p>れんしゅう</text:p>
          </table:table-cell>
          <table:table-cell office:value-type="string">
            <text:p>exercis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意味</text:p>
          </table:table-cell>
          <table:table-cell office:value-type="string">
            <text:p>いみ</text:p>
          </table:table-cell>
          <table:table-cell office:value-type="string">
            <text:p>meaning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発音</text:p>
          </table:table-cell>
          <table:table-cell office:value-type="string">
            <text:p>はつおん</text:p>
          </table:table-cell>
          <table:table-cell office:value-type="string">
            <text:p>pronunciatio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文法</text:p>
          </table:table-cell>
          <table:table-cell office:value-type="string">
            <text:p>ぶんぽう</text:p>
          </table:table-cell>
          <table:table-cell office:value-type="string">
            <text:p>gramma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質問</text:p>
          </table:table-cell>
          <table:table-cell office:value-type="string">
            <text:p>しつもん</text:p>
          </table:table-cell>
          <table:table-cell office:value-type="string">
            <text:p>questio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答</text:p>
          </table:table-cell>
          <table:table-cell office:value-type="string">
            <text:p>こたえ</text:p>
          </table:table-cell>
          <table:table-cell office:value-type="string">
            <text:p>answer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例</text:p>
          </table:table-cell>
          <table:table-cell office:value-type="string">
            <text:p>れい</text:p>
          </table:table-cell>
          <table:table-cell office:value-type="string">
            <text:p>exampl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はっこ</text:p>
          </table:table-cell>
          <table:table-cell office:value-type="string">
            <text:p>かっこ</text:p>
          </table:table-cell>
          <table:table-cell office:value-type="string">
            <text:p>( <text:s text:c="4"/>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まる</text:p>
          </table:table-cell>
          <table:table-cell office:value-type="string">
            <text:p>O (correct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ばつ</text:p>
          </table:table-cell>
          <table:table-cell office:value-type="string">
            <text:p>X (wrong)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くだけた言い方</text:p>
          </table:table-cell>
          <table:table-cell office:value-type="string">
            <text:p>くだけたいいかた</text:p>
          </table:table-cell>
          <table:table-cell office:value-type="string">
            <text:p>colloquial expressio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かたい言い方</text:p>
          </table:table-cell>
          <table:table-cell office:value-type="string">
            <text:p>かたいいいかた</text:p>
          </table:table-cell>
          <table:table-cell office:value-type="string">
            <text:p>bookish expressio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ていねいな言い方</text:p>
          </table:table-cell>
          <table:table-cell office:value-type="string">
            <text:p>ていねいないいかた</text:p>
          </table:table-cell>
          <table:table-cell office:value-type="string">
            <text:p>polite expression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方言</text:p>
          </table:table-cell>
          <table:table-cell office:value-type="string">
            <text:p>ほうげん</text:p>
          </table:table-cell>
          <table:table-cell office:value-type="string">
            <text:p>dialect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標準語</text:p>
          </table:table-cell>
          <table:table-cell office:value-type="string">
            <text:p>ひょうじゅんご</text:p>
          </table:table-cell>
          <table:table-cell office:value-type="string">
            <text:p>standard Japanes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たとえば</text:p>
          </table:table-cell>
          <table:table-cell office:value-type="string">
            <text:p>for exampl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ほかに</text:p>
          </table:table-cell>
          <table:table-cell office:value-type="string">
            <text:p>anything else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～番</text:p>
          </table:table-cell>
          <table:table-cell office:value-type="string">
            <text:p>～ばん</text:p>
          </table:table-cell>
          <table:table-cell office:value-type="string">
            <text:p>number ~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table:number-columns-repeated="2" office:value-type="string">
            <text:p>～ページ</text:p>
          </table:table-cell>
          <table:table-cell office:value-type="string">
            <text:p>page number ~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～行目</text:p>
          </table:table-cell>
          <table:table-cell office:value-type="string">
            <text:p>～ぎょうめ</text:p>
          </table:table-cell>
          <table:table-cell office:value-type="string">
            <text:p>line number ~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二人ずつ</text:p>
          </table:table-cell>
          <table:table-cell office:value-type="string">
            <text:p>ふたりずつ</text:p>
          </table:table-cell>
          <table:table-cell office:value-type="string">
            <text:p>two people each</text:p>
          </table:table-cell>
          <table:table-cell office:value-type="string">
            <text:p>11</text:p>
          </table:table-cell>
          <table:table-cell/>
        </table:table-row>
        <table:table-row table:style-name="ro1">
          <table:table-cell office:value-type="string">
            <text:p>足</text:p>
          </table:table-cell>
          <table:table-cell office:value-type="string">
            <text:p>あし</text:p>
          </table:table-cell>
          <table:table-cell office:value-type="string">
            <text:p>leg, foo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意味</text:p>
          </table:table-cell>
          <table:table-cell office:value-type="string">
            <text:p>いみ</text:p>
          </table:table-cell>
          <table:table-cell office:value-type="string">
            <text:p>meaning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おなか</text:p>
          </table:table-cell>
          <table:table-cell office:value-type="string">
            <text:p>stomach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風邪</text:p>
          </table:table-cell>
          <table:table-cell office:value-type="string">
            <text:p>かぜ</text:p>
          </table:table-cell>
          <table:table-cell office:value-type="string">
            <text:p>col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彼女</text:p>
          </table:table-cell>
          <table:table-cell office:value-type="string">
            <text:p>かのじょ</text:p>
          </table:table-cell>
          <table:table-cell office:value-type="string">
            <text:p>girlfrien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彼</text:p>
          </table:table-cell>
          <table:table-cell office:value-type="string">
            <text:p>かれ</text:p>
          </table:table-cell>
          <table:table-cell office:value-type="string">
            <text:p>boyfrien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気温</text:p>
          </table:table-cell>
          <table:table-cell office:value-type="string">
            <text:p>きおん</text:p>
          </table:table-cell>
          <table:table-cell office:value-type="string">
            <text:p>temperature (weather - not used for things)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曇り</text:p>
          </table:table-cell>
          <table:table-cell office:value-type="string">
            <text:p>くもり</text:p>
          </table:table-cell>
          <table:table-cell office:value-type="string">
            <text:p>cloudy weath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試合</text:p>
          </table:table-cell>
          <table:table-cell office:value-type="string">
            <text:p>しあい</text:p>
          </table:table-cell>
          <table:table-cell office:value-type="string">
            <text:p>match, gam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ジュース</text:p>
          </table:table-cell>
          <table:table-cell office:value-type="string">
            <text:p>juic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政治</text:p>
          </table:table-cell>
          <table:table-cell office:value-type="string">
            <text:p>せいじ</text:p>
          </table:table-cell>
          <table:table-cell office:value-type="string">
            <text:p>politic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成績</text:p>
          </table:table-cell>
          <table:table-cell office:value-type="string">
            <text:p>せいせき</text:p>
          </table:table-cell>
          <table:table-cell office:value-type="string">
            <text:p>grade (on a test, etc.)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せき</text:p>
          </table:table-cell>
          <table:table-cell office:value-type="string">
            <text:p>cough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のど</text:p>
          </table:table-cell>
          <table:table-cell office:value-type="string">
            <text:p>throa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歯</text:p>
          </table:table-cell>
          <table:table-cell office:value-type="string">
            <text:p>は</text:p>
          </table:table-cell>
          <table:table-cell office:value-type="string">
            <text:p>tooth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花</text:p>
          </table:table-cell>
          <table:table-cell office:value-type="string">
            <text:p>はな</text:p>
          </table:table-cell>
          <table:table-cell office:value-type="string">
            <text:p>flow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晴れ</text:p>
          </table:table-cell>
          <table:table-cell office:value-type="string">
            <text:p>はれ</text:p>
          </table:table-cell>
          <table:table-cell office:value-type="string">
            <text:p>sunny weath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服</text:p>
          </table:table-cell>
          <table:table-cell office:value-type="string">
            <text:p>ふく</text:p>
          </table:table-cell>
          <table:table-cell office:value-type="string">
            <text:p>clothe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二日酔い</text:p>
          </table:table-cell>
          <table:table-cell office:value-type="string">
            <text:p>ふつかよい</text:p>
          </table:table-cell>
          <table:table-cell office:value-type="string">
            <text:p>hangov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プレセント</text:p>
          </table:table-cell>
          <table:table-cell office:value-type="string">
            <text:p>presen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ホームシック</text:p>
          </table:table-cell>
          <table:table-cell office:value-type="string">
            <text:p>homesicknes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物</text:p>
          </table:table-cell>
          <table:table-cell office:value-type="string">
            <text:p>もの</text:p>
          </table:table-cell>
          <table:table-cell office:value-type="string">
            <text:p>thing (concrete object)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雪</text:p>
          </table:table-cell>
          <table:table-cell office:value-type="string">
            <text:p>ゆき</text:p>
          </table:table-cell>
          <table:table-cell office:value-type="string">
            <text:p>snow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用事</text:p>
          </table:table-cell>
          <table:table-cell office:value-type="string">
            <text:p>ようじ</text:p>
          </table:table-cell>
          <table:table-cell office:value-type="string">
            <text:p>business to take care of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甘い</text:p>
          </table:table-cell>
          <table:table-cell office:value-type="string">
            <text:p>あまい</text:p>
          </table:table-cell>
          <table:table-cell office:value-type="string">
            <text:p>swee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痛い</text:p>
          </table:table-cell>
          <table:table-cell office:value-type="string">
            <text:p>いたい</text:p>
          </table:table-cell>
          <table:table-cell office:value-type="string">
            <text:p>hurt, painful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多い</text:p>
          </table:table-cell>
          <table:table-cell office:value-type="string">
            <text:p>おおい</text:p>
          </table:table-cell>
          <table:table-cell office:value-type="string">
            <text:p>there are many ~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狭い</text:p>
          </table:table-cell>
          <table:table-cell office:value-type="string">
            <text:p>せまい</text:p>
          </table:table-cell>
          <table:table-cell office:value-type="string">
            <text:p>narrow, not spaciou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都合が悪い</text:p>
          </table:table-cell>
          <table:table-cell office:value-type="string">
            <text:p>つごうがわるい</text:p>
          </table:table-cell>
          <table:table-cell office:value-type="string">
            <text:p>inconvenient, to have a scheduling conflic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悪い</text:p>
          </table:table-cell>
          <table:table-cell office:value-type="string">
            <text:p>わるい</text:p>
          </table:table-cell>
          <table:table-cell office:value-type="string">
            <text:p>ba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素敵</text:p>
          </table:table-cell>
          <table:table-cell office:value-type="string">
            <text:p>すてき</text:p>
          </table:table-cell>
          <table:table-cell office:value-type="string">
            <text:p>fantastic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風邪をひく</text:p>
          </table:table-cell>
          <table:table-cell office:value-type="string">
            <text:p>かぜをひく</text:p>
          </table:table-cell>
          <table:table-cell office:value-type="string">
            <text:p>to catch a col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興味がある</text:p>
          </table:table-cell>
          <table:table-cell office:value-type="string">
            <text:p>きょうみがある</text:p>
          </table:table-cell>
          <table:table-cell office:value-type="string">
            <text:p>to be interested (in ~)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なくす</text:p>
          </table:table-cell>
          <table:table-cell office:value-type="string">
            <text:p>to los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熱がある</text:p>
          </table:table-cell>
          <table:table-cell office:value-type="string">
            <text:p>げつがある</text:p>
          </table:table-cell>
          <table:table-cell office:value-type="string">
            <text:p>to have a fev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のどが渇く</text:p>
          </table:table-cell>
          <table:table-cell office:value-type="string">
            <text:p>のどがかわく</text:p>
          </table:table-cell>
          <table:table-cell office:value-type="string">
            <text:p>to become thirsty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せきが出る</text:p>
          </table:table-cell>
          <table:table-cell office:value-type="string">
            <text:p>せきがでる</text:p>
          </table:table-cell>
          <table:table-cell office:value-type="string">
            <text:p>to cough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別れる</text:p>
          </table:table-cell>
          <table:table-cell office:value-type="string">
            <text:p>わかれる</text:p>
          </table:table-cell>
          <table:table-cell office:value-type="string">
            <text:p>to break up, separat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緊張する</text:p>
          </table:table-cell>
          <table:table-cell office:value-type="string">
            <text:p>きんちょうする</text:p>
          </table:table-cell>
          <table:table-cell office:value-type="string">
            <text:p>to get nervou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心配する</text:p>
          </table:table-cell>
          <table:table-cell office:value-type="string">
            <text:p>しんぱいする</text:p>
          </table:table-cell>
          <table:table-cell office:value-type="string">
            <text:p>to worry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いつも</text:p>
          </table:table-cell>
          <table:table-cell office:value-type="string">
            <text:p>alway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お大事に</text:p>
          </table:table-cell>
          <table:table-cell office:value-type="string">
            <text:p>おだいじに</text:p>
          </table:table-cell>
          <table:table-cell office:value-type="string">
            <text:p>Get well soon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元気がない</text:p>
          </table:table-cell>
          <table:table-cell office:value-type="string">
            <text:p>げんきがない</text:p>
          </table:table-cell>
          <table:table-cell office:value-type="string">
            <text:p>don't look well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多分</text:p>
          </table:table-cell>
          <table:table-cell office:value-type="string">
            <text:p>たぶん</text:p>
          </table:table-cell>
          <table:table-cell office:value-type="string">
            <text:p>probably, mayb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できるだけ</text:p>
          </table:table-cell>
          <table:table-cell office:value-type="string">
            <text:p>as much as possibl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～でしょう</text:p>
          </table:table-cell>
          <table:table-cell office:value-type="string">
            <text:p>probably; ~, right?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～度</text:p>
          </table:table-cell>
          <table:table-cell office:value-type="string">
            <text:p>～ど</text:p>
          </table:table-cell>
          <table:table-cell office:value-type="string">
            <text:p>~ degrees (temperature)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二三日</text:p>
          </table:table-cell>
          <table:table-cell office:value-type="string">
            <text:p>にさんにち</text:p>
          </table:table-cell>
          <table:table-cell office:value-type="string">
            <text:p>for two to three day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～ので</text:p>
          </table:table-cell>
          <table:table-cell office:value-type="string">
            <text:p>because ~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初めて</text:p>
          </table:table-cell>
          <table:table-cell office:value-type="string">
            <text:p>はじめて</text:p>
          </table:table-cell>
          <table:table-cell office:value-type="string">
            <text:p>for the first tim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もうすぐ</text:p>
          </table:table-cell>
          <table:table-cell office:value-type="string">
            <text:p>very soon, in a few moments or day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病気</text:p>
          </table:table-cell>
          <table:table-cell office:value-type="string">
            <text:p>びょうき</text:p>
          </table:table-cell>
          <table:table-cell office:value-type="string">
            <text:p>illnes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けが</text:p>
          </table:table-cell>
          <table:table-cell office:value-type="string">
            <text:p>injurie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下痢です</text:p>
          </table:table-cell>
          <table:table-cell office:value-type="string">
            <text:p>げりです</text:p>
          </table:table-cell>
          <table:table-cell office:value-type="string">
            <text:p>I have diarrhea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便秘です</text:p>
          </table:table-cell>
          <table:table-cell office:value-type="string">
            <text:p>べんぴです</text:p>
          </table:table-cell>
          <table:table-cell office:value-type="string">
            <text:p>I am constipate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生理です</text:p>
          </table:table-cell>
          <table:table-cell office:value-type="string">
            <text:p>せいりです</text:p>
          </table:table-cell>
          <table:table-cell office:value-type="string">
            <text:p>I have my period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花粉症です</text:p>
          </table:table-cell>
          <table:table-cell office:value-type="string">
            <text:p>かふんしょうです</text:p>
          </table:table-cell>
          <table:table-cell office:value-type="string">
            <text:p>I have hay fev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～にアレルギーがあります</text:p>
          </table:table-cell>
          <table:table-cell office:value-type="string">
            <text:p>I have an allergy to ~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虫歯があります</text:p>
          </table:table-cell>
          <table:table-cell office:value-type="string">
            <text:p>むしはがあります</text:p>
          </table:table-cell>
          <table:table-cell office:value-type="string">
            <text:p>I have a bad tooth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くしゃみが出ます</text:p>
          </table:table-cell>
          <table:table-cell office:value-type="string">
            <text:p>くしゃみがでます</text:p>
          </table:table-cell>
          <table:table-cell office:value-type="string">
            <text:p>I sneez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鼻水が出ます</text:p>
          </table:table-cell>
          <table:table-cell office:value-type="string">
            <text:p>はなみずがでます</text:p>
          </table:table-cell>
          <table:table-cell office:value-type="string">
            <text:p>I have a runny nose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背中がかゆいです</text:p>
          </table:table-cell>
          <table:table-cell office:value-type="string">
            <text:p>せなかがかゆいです</text:p>
          </table:table-cell>
          <table:table-cell office:value-type="string">
            <text:p>My back itche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発疹があります</text:p>
          </table:table-cell>
          <table:table-cell office:value-type="string">
            <text:p>はっしんがあります</text:p>
          </table:table-cell>
          <table:table-cell office:value-type="string">
            <text:p>I have rashes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めまいがします</text:p>
          </table:table-cell>
          <table:table-cell office:value-type="string">
            <text:p>I feel dizzy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吐きました</text:p>
          </table:table-cell>
          <table:table-cell office:value-type="string">
            <text:p>はきました</text:p>
          </table:table-cell>
          <table:table-cell office:value-type="string">
            <text:p>I threw up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気分が悪いです</text:p>
          </table:table-cell>
          <table:table-cell office:value-type="string">
            <text:p>きぶんがわるいです</text:p>
          </table:table-cell>
          <table:table-cell office:value-type="string">
            <text:p>I am not feeling well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やけどをしました</text:p>
          </table:table-cell>
          <table:table-cell office:value-type="string">
            <text:p>I burned myself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足の骨を折りました</text:p>
          </table:table-cell>
          <table:table-cell office:value-type="string">
            <text:p>あしがほねをのりました</text:p>
          </table:table-cell>
          <table:table-cell office:value-type="string">
            <text:p>I broke my leg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けがをしました</text:p>
          </table:table-cell>
          <table:table-cell office:value-type="string">
            <text:p>I hurt myself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内科</text:p>
          </table:table-cell>
          <table:table-cell office:value-type="string">
            <text:p>ないか</text:p>
          </table:table-cell>
          <table:table-cell office:value-type="string">
            <text:p>physician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皮膚科</text:p>
          </table:table-cell>
          <table:table-cell office:value-type="string">
            <text:p>ひふか</text:p>
          </table:table-cell>
          <table:table-cell office:value-type="string">
            <text:p>dermatologis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外科</text:p>
          </table:table-cell>
          <table:table-cell office:value-type="string">
            <text:p>げか</text:p>
          </table:table-cell>
          <table:table-cell office:value-type="string">
            <text:p>surgeon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産婦人科</text:p>
          </table:table-cell>
          <table:table-cell office:value-type="string">
            <text:p>さんふじんか</text:p>
          </table:table-cell>
          <table:table-cell office:value-type="string">
            <text:p>obstetrician and gynecologis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整形外科</text:p>
          </table:table-cell>
          <table:table-cell office:value-type="string">
            <text:p>せいけいげか</text:p>
          </table:table-cell>
          <table:table-cell office:value-type="string">
            <text:p>orthopedic surgeon</text:p>
          </table:table-cell>
          <table:table-cell office:value-type="string">
            <text:p>12</text:p>
          </table:table-cell>
          <table:table-cell/>
        </table:table-row>
        <table:table-row table:style-name="ro2">
          <table:table-cell office:value-type="string">
            <text:p>眼科</text:p>
          </table:table-cell>
          <table:table-cell office:value-type="string">
            <text:p>がんか</text:p>
          </table:table-cell>
          <table:table-cell office:value-type="string">
            <text:p>ophthamologist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歯科</text:p>
          </table:table-cell>
          <table:table-cell office:value-type="string">
            <text:p>しか</text:p>
          </table:table-cell>
          <table:table-cell office:value-type="string">
            <text:p>dentist</text:p>
          </table:table-cell>
          <table:table-cell office:value-type="string">
            <text:p>12</text:p>
          </table:table-cell>
          <table:table-cell/>
        </table:table-row>
        <table:table-row table:style-name="ro2">
          <table:table-cell office:value-type="string">
            <text:p>耳鼻科</text:p>
          </table:table-cell>
          <table:table-cell office:value-type="string">
            <text:p>じびか</text:p>
          </table:table-cell>
          <table:table-cell office:value-type="string">
            <text:p>otorhinolaryngologist, ENT docto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抗生物質</text:p>
          </table:table-cell>
          <table:table-cell office:value-type="string">
            <text:p>こうせいぶっしつ</text:p>
          </table:table-cell>
          <table:table-cell office:value-type="string">
            <text:p>antibiotic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レントゲン</text:p>
          </table:table-cell>
          <table:table-cell office:value-type="string">
            <text:p>X-ray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手術</text:p>
          </table:table-cell>
          <table:table-cell office:value-type="string">
            <text:p>しゅじゅつ</text:p>
          </table:table-cell>
          <table:table-cell office:value-type="string">
            <text:p>operation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注射</text:p>
          </table:table-cell>
          <table:table-cell office:value-type="string">
            <text:p>ちゅうしゃ</text:p>
          </table:table-cell>
          <table:table-cell office:value-type="string">
            <text:p>injection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office:value-type="string">
            <text:p>体温計</text:p>
          </table:table-cell>
          <table:table-cell office:value-type="string">
            <text:p>たいおんけい</text:p>
          </table:table-cell>
          <table:table-cell office:value-type="string">
            <text:p>thermometer</text:p>
          </table:table-cell>
          <table:table-cell office:value-type="string">
            <text:p>12</text:p>
          </table:table-cell>
          <table:table-cell/>
        </table:table-row>
        <table:table-row table:style-name="ro1">
          <table:table-cell table:number-columns-repeated="2" office:value-type="string">
            <text:p>ウイエイター</text:p>
          </table:table-cell>
          <table:table-cell office:value-type="string">
            <text:p>waite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おじいさん</text:p>
          </table:table-cell>
          <table:table-cell office:value-type="string">
            <text:p>grandfather, old man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お宅</text:p>
          </table:table-cell>
          <table:table-cell office:value-type="string">
            <text:p>おたく</text:p>
          </table:table-cell>
          <table:table-cell office:value-type="string">
            <text:p>(someone's) house or hom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大人</text:p>
          </table:table-cell>
          <table:table-cell office:value-type="string">
            <text:p>おとな</text:p>
          </table:table-cell>
          <table:table-cell office:value-type="string">
            <text:p>adul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外国語</text:p>
          </table:table-cell>
          <table:table-cell office:value-type="string">
            <text:p>がいこくご</text:p>
          </table:table-cell>
          <table:table-cell office:value-type="string">
            <text:p>foreign languag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楽器</text:p>
          </table:table-cell>
          <table:table-cell office:value-type="string">
            <text:p>がっき</text:p>
          </table:table-cell>
          <table:table-cell office:value-type="string">
            <text:p>musical instrume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空手</text:p>
          </table:table-cell>
          <table:table-cell office:value-type="string">
            <text:p>からて</text:p>
          </table:table-cell>
          <table:table-cell office:value-type="string">
            <text:p>karat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カレー</text:p>
          </table:table-cell>
          <table:table-cell office:value-type="string">
            <text:p>curry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着物</text:p>
          </table:table-cell>
          <table:table-cell office:value-type="string">
            <text:p>きもの</text:p>
          </table:table-cell>
          <table:table-cell office:value-type="string">
            <text:p>kimono, Japanese traditional dres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ケーキ</text:p>
          </table:table-cell>
          <table:table-cell office:value-type="string">
            <text:p>cak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広告</text:p>
          </table:table-cell>
          <table:table-cell office:value-type="string">
            <text:p>こうこく</text:p>
          </table:table-cell>
          <table:table-cell office:value-type="string">
            <text:p>advertiseme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紅茶</text:p>
          </table:table-cell>
          <table:table-cell office:value-type="string">
            <text:p>こうちゃ</text:p>
          </table:table-cell>
          <table:table-cell office:value-type="string">
            <text:p>tea (black tea)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言葉</text:p>
          </table:table-cell>
          <table:table-cell office:value-type="string">
            <text:p>ことば</text:p>
          </table:table-cell>
          <table:table-cell office:value-type="string">
            <text:p>languag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ゴルフ</text:p>
          </table:table-cell>
          <table:table-cell office:value-type="string">
            <text:p>golf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セーター</text:p>
          </table:table-cell>
          <table:table-cell office:value-type="string">
            <text:p>sweate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像</text:p>
          </table:table-cell>
          <table:table-cell office:value-type="string">
            <text:p>ぞう</text:p>
          </table:table-cell>
          <table:table-cell office:value-type="string">
            <text:p>elepha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バイオリン</text:p>
          </table:table-cell>
          <table:table-cell office:value-type="string">
            <text:p>violin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バイク</text:p>
          </table:table-cell>
          <table:table-cell office:value-type="string">
            <text:p>motorbik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物価</text:p>
          </table:table-cell>
          <table:table-cell office:value-type="string">
            <text:p>ぶっか</text:p>
          </table:table-cell>
          <table:table-cell office:value-type="string">
            <text:p>(consumer) price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文法</text:p>
          </table:table-cell>
          <table:table-cell office:value-type="string">
            <text:p>ぶんぽう</text:p>
          </table:table-cell>
          <table:table-cell office:value-type="string">
            <text:p>gramma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弁護士</text:p>
          </table:table-cell>
          <table:table-cell office:value-type="string">
            <text:p>べんごし</text:p>
          </table:table-cell>
          <table:table-cell office:value-type="string">
            <text:p>lawye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募集</text:p>
          </table:table-cell>
          <table:table-cell office:value-type="string">
            <text:p>ぼしゅう</text:p>
          </table:table-cell>
          <table:table-cell office:value-type="string">
            <text:p>recruitme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店</text:p>
          </table:table-cell>
          <table:table-cell office:value-type="string">
            <text:p>みせ</text:p>
          </table:table-cell>
          <table:table-cell office:value-type="string">
            <text:p>shop, store</text:p>
          </table:table-cell>
          <table:table-cell office:value-type="string">
            <text:p>13</text:p>
          </table:table-cell>
          <table:table-cell/>
        </table:table-row>
        <table:table-row table:style-name="ro2">
          <table:table-cell table:number-columns-repeated="2" office:value-type="string">
            <text:p>やくざ</text:p>
          </table:table-cell>
          <table:table-cell office:value-type="string">
            <text:p>yakuza (gangster)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約束</text:p>
          </table:table-cell>
          <table:table-cell office:value-type="string">
            <text:p>やくそく</text:p>
          </table:table-cell>
          <table:table-cell office:value-type="string">
            <text:p>promise, appointme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レポート</text:p>
          </table:table-cell>
          <table:table-cell office:value-type="string">
            <text:p>(term) pape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私</text:p>
          </table:table-cell>
          <table:table-cell office:value-type="string">
            <text:p>わたくし</text:p>
          </table:table-cell>
          <table:table-cell office:value-type="string">
            <text:p>I (formal)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うれしい</text:p>
          </table:table-cell>
          <table:table-cell office:value-type="string">
            <text:p>glad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悲しい</text:p>
          </table:table-cell>
          <table:table-cell office:value-type="string">
            <text:p>かなしい</text:p>
          </table:table-cell>
          <table:table-cell office:value-type="string">
            <text:p>sad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辛い</text:p>
          </table:table-cell>
          <table:table-cell office:value-type="string">
            <text:p>からい</text:p>
          </table:table-cell>
          <table:table-cell office:value-type="string">
            <text:p>hot and spicy, salty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厳しい</text:p>
          </table:table-cell>
          <table:table-cell office:value-type="string">
            <text:p>きびしい</text:p>
          </table:table-cell>
          <table:table-cell office:value-type="string">
            <text:p>stric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近い</text:p>
          </table:table-cell>
          <table:table-cell office:value-type="string">
            <text:p>ちかい</text:p>
          </table:table-cell>
          <table:table-cell office:value-type="string">
            <text:p>close, nea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いろいろ</text:p>
          </table:table-cell>
          <table:table-cell office:value-type="string">
            <text:p>various, different kinds of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幸せ</text:p>
          </table:table-cell>
          <table:table-cell office:value-type="string">
            <text:p>しあわせ</text:p>
          </table:table-cell>
          <table:table-cell office:value-type="string">
            <text:p>happy (lasting happiness)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だめ</text:p>
          </table:table-cell>
          <table:table-cell office:value-type="string">
            <text:p>no good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編む</text:p>
          </table:table-cell>
          <table:table-cell office:value-type="string">
            <text:p>あむ</text:p>
          </table:table-cell>
          <table:table-cell office:value-type="string">
            <text:p>to kni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貸す</text:p>
          </table:table-cell>
          <table:table-cell office:value-type="string">
            <text:p>かす</text:p>
          </table:table-cell>
          <table:table-cell office:value-type="string">
            <text:p>to lend, to re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頑張る</text:p>
          </table:table-cell>
          <table:table-cell office:value-type="string">
            <text:p>がんばる</text:p>
          </table:table-cell>
          <table:table-cell office:value-type="string">
            <text:p>to do one's best, to try hard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泣く</text:p>
          </table:table-cell>
          <table:table-cell office:value-type="string">
            <text:p>なく</text:p>
          </table:table-cell>
          <table:table-cell office:value-type="string">
            <text:p>to cry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磨く</text:p>
          </table:table-cell>
          <table:table-cell office:value-type="string">
            <text:p>みがく</text:p>
          </table:table-cell>
          <table:table-cell office:value-type="string">
            <text:p>to brush (teeth), to polish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約束を守る</text:p>
          </table:table-cell>
          <table:table-cell office:value-type="string">
            <text:p>やくそくをまもる</text:p>
          </table:table-cell>
          <table:table-cell office:value-type="string">
            <text:p>to keep a promis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感動する</text:p>
          </table:table-cell>
          <table:table-cell office:value-type="string">
            <text:p>かんどうする</text:p>
          </table:table-cell>
          <table:table-cell office:value-type="string">
            <text:p>to be moved or touched (by ~)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いらっしゃいます</text:p>
          </table:table-cell>
          <table:table-cell office:value-type="string">
            <text:p>(someone honorable) is present or home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～回</text:p>
          </table:table-cell>
          <table:table-cell office:value-type="string">
            <text:p>～かい</text:p>
          </table:table-cell>
          <table:table-cell office:value-type="string">
            <text:p>~ time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～キロ</text:p>
          </table:table-cell>
          <table:table-cell office:value-type="string">
            <text:p>~ kilometers, ~ kilogram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実は</text:p>
          </table:table-cell>
          <table:table-cell office:value-type="string">
            <text:p>じつは</text:p>
          </table:table-cell>
          <table:table-cell office:value-type="string">
            <text:p>as a matter of fact ~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全部</text:p>
          </table:table-cell>
          <table:table-cell office:value-type="string">
            <text:p>ぜんぶ</text:p>
          </table:table-cell>
          <table:table-cell office:value-type="string">
            <text:p>all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～と申します</text:p>
          </table:table-cell>
          <table:table-cell office:value-type="string">
            <text:p>～ともうします</text:p>
          </table:table-cell>
          <table:table-cell office:value-type="string">
            <text:p>my name is ~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よろしくお願いします</text:p>
          </table:table-cell>
          <table:table-cell office:value-type="string">
            <text:p>よろしくをねがいします</text:p>
          </table:table-cell>
          <table:table-cell office:value-type="string">
            <text:p>Thank you (in advance)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一日</text:p>
          </table:table-cell>
          <table:table-cell office:value-type="string">
            <text:p>いちにち</text:p>
          </table:table-cell>
          <table:table-cell office:value-type="string">
            <text:p>one day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二日</text:p>
          </table:table-cell>
          <table:table-cell office:value-type="string">
            <text:p>ふつか</text:p>
          </table:table-cell>
          <table:table-cell office:value-type="string">
            <text:p>two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三日</text:p>
          </table:table-cell>
          <table:table-cell office:value-type="string">
            <text:p>みっか</text:p>
          </table:table-cell>
          <table:table-cell office:value-type="string">
            <text:p>three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四日</text:p>
          </table:table-cell>
          <table:table-cell office:value-type="string">
            <text:p>よっか</text:p>
          </table:table-cell>
          <table:table-cell office:value-type="string">
            <text:p>four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五日</text:p>
          </table:table-cell>
          <table:table-cell office:value-type="string">
            <text:p>いつか</text:p>
          </table:table-cell>
          <table:table-cell office:value-type="string">
            <text:p>five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六日</text:p>
          </table:table-cell>
          <table:table-cell office:value-type="string">
            <text:p>むいか</text:p>
          </table:table-cell>
          <table:table-cell office:value-type="string">
            <text:p>six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七日</text:p>
          </table:table-cell>
          <table:table-cell office:value-type="string">
            <text:p>なのか</text:p>
          </table:table-cell>
          <table:table-cell office:value-type="string">
            <text:p>seven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八日</text:p>
          </table:table-cell>
          <table:table-cell office:value-type="string">
            <text:p>ようか</text:p>
          </table:table-cell>
          <table:table-cell office:value-type="string">
            <text:p>eight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九日</text:p>
          </table:table-cell>
          <table:table-cell office:value-type="string">
            <text:p>ここのか</text:p>
          </table:table-cell>
          <table:table-cell office:value-type="string">
            <text:p>nine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十日</text:p>
          </table:table-cell>
          <table:table-cell office:value-type="string">
            <text:p>とうか</text:p>
          </table:table-cell>
          <table:table-cell office:value-type="string">
            <text:p>ten day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トラベラーズチェック</text:p>
          </table:table-cell>
          <table:table-cell office:value-type="string">
            <text:p>traveler's check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口座</text:p>
          </table:table-cell>
          <table:table-cell office:value-type="string">
            <text:p>こうざ</text:p>
          </table:table-cell>
          <table:table-cell office:value-type="string">
            <text:p>accou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利子</text:p>
          </table:table-cell>
          <table:table-cell office:value-type="string">
            <text:p>りし</text:p>
          </table:table-cell>
          <table:table-cell office:value-type="string">
            <text:p>interes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手数料</text:p>
          </table:table-cell>
          <table:table-cell office:value-type="string">
            <text:p>てすうりょう</text:p>
          </table:table-cell>
          <table:table-cell office:value-type="string">
            <text:p>commission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table:number-columns-repeated="2" office:value-type="string">
            <text:p>キャッシュカード</text:p>
          </table:table-cell>
          <table:table-cell office:value-type="string">
            <text:p>bank card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通帳</text:p>
          </table:table-cell>
          <table:table-cell office:value-type="string">
            <text:p>つうちょう</text:p>
          </table:table-cell>
          <table:table-cell office:value-type="string">
            <text:p>passbook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預金</text:p>
          </table:table-cell>
          <table:table-cell office:value-type="string">
            <text:p>よきん</text:p>
          </table:table-cell>
          <table:table-cell office:value-type="string">
            <text:p>savings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百円玉</text:p>
          </table:table-cell>
          <table:table-cell office:value-type="string">
            <text:p>ひゃくえんだま</text:p>
          </table:table-cell>
          <table:table-cell office:value-type="string">
            <text:p>100-yen coin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金額</text:p>
          </table:table-cell>
          <table:table-cell office:value-type="string">
            <text:p>きんがく</text:p>
          </table:table-cell>
          <table:table-cell office:value-type="string">
            <text:p>amount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暗証番号</text:p>
          </table:table-cell>
          <table:table-cell office:value-type="string">
            <text:p>あんしょうばんごう</text:p>
          </table:table-cell>
          <table:table-cell office:value-type="string">
            <text:p>personal identification number</text:p>
          </table:table-cell>
          <table:table-cell office:value-type="string">
            <text:p>13</text:p>
          </table:table-cell>
          <table:table-cell/>
        </table:table-row>
        <table:table-row table:style-name="ro1">
          <table:table-cell office:value-type="string">
            <text:p>兄</text:p>
          </table:table-cell>
          <table:table-cell office:value-type="string">
            <text:p>あに</text:p>
          </table:table-cell>
          <table:table-cell office:value-type="string">
            <text:p>(my) older brother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大家さん</text:p>
          </table:table-cell>
          <table:table-cell office:value-type="string">
            <text:p>おおやさん</text:p>
          </table:table-cell>
          <table:table-cell office:value-type="string">
            <text:p>landlord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お返し</text:p>
          </table:table-cell>
          <table:table-cell office:value-type="string">
            <text:p>おかえし</text:p>
          </table:table-cell>
          <table:table-cell office:value-type="string">
            <text:p>return (as a token of gratitude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奥さん</text:p>
          </table:table-cell>
          <table:table-cell office:value-type="string">
            <text:p>おくさん</text:p>
          </table:table-cell>
          <table:table-cell office:value-type="string">
            <text:p>(your or his) wif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おじさん</text:p>
          </table:table-cell>
          <table:table-cell office:value-type="string">
            <text:p>uncle, middle-aged man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おばさん</text:p>
          </table:table-cell>
          <table:table-cell office:value-type="string">
            <text:p>aunt, middle-aged woman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クラブ</text:p>
          </table:table-cell>
          <table:table-cell office:value-type="string">
            <text:p>club, student society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クリスマス</text:p>
          </table:table-cell>
          <table:table-cell office:value-type="string">
            <text:p>Christmas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ご主人</text:p>
          </table:table-cell>
          <table:table-cell office:value-type="string">
            <text:p>ごしゅじん</text:p>
          </table:table-cell>
          <table:table-cell office:value-type="string">
            <text:p>(your or his) husband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コップ</text:p>
          </table:table-cell>
          <table:table-cell office:value-type="string">
            <text:p>tumbler, glass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皿</text:p>
          </table:table-cell>
          <table:table-cell office:value-type="string">
            <text:p>さら</text:p>
          </table:table-cell>
          <table:table-cell office:value-type="string">
            <text:p>plate, dish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時間</text:p>
          </table:table-cell>
          <table:table-cell office:value-type="string">
            <text:p>じかん</text:p>
          </table:table-cell>
          <table:table-cell office:value-type="string">
            <text:p>tim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チョコレート</text:p>
          </table:table-cell>
          <table:table-cell office:value-type="string">
            <text:p>chocolat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電子メール</text:p>
          </table:table-cell>
          <table:table-cell office:value-type="string">
            <text:p>でんしメール</text:p>
          </table:table-cell>
          <table:table-cell office:value-type="string">
            <text:p>e-mail</text:p>
          </table:table-cell>
          <table:table-cell office:value-type="string">
            <text:p>14</text:p>
          </table:table-cell>
          <table:table-cell/>
        </table:table-row>
        <table:table-row table:style-name="ro2">
          <table:table-cell table:number-columns-repeated="2" office:value-type="string">
            <text:p>ぬいぐるみ</text:p>
          </table:table-cell>
          <table:table-cell office:value-type="string">
            <text:p>stuffed animal (e.g. teddy bear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ネクタイ</text:p>
          </table:table-cell>
          <table:table-cell office:value-type="string">
            <text:p>neckti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母</text:p>
          </table:table-cell>
          <table:table-cell office:value-type="string">
            <text:p>はは</text:p>
          </table:table-cell>
          <table:table-cell office:value-type="string">
            <text:p>(my) mother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バレンタインデー</text:p>
          </table:table-cell>
          <table:table-cell office:value-type="string">
            <text:p>St. Valentine's Day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ビデオカメラ</text:p>
          </table:table-cell>
          <table:table-cell office:value-type="string">
            <text:p>camcorder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夫婦</text:p>
          </table:table-cell>
          <table:table-cell office:value-type="string">
            <text:p>ふうふ</text:p>
          </table:table-cell>
          <table:table-cell office:value-type="string">
            <text:p>married couple, husband and wif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ホワイトデー</text:p>
          </table:table-cell>
          <table:table-cell office:value-type="string">
            <text:p>White Day" (yet another gift-giving day)"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マフラー</text:p>
          </table:table-cell>
          <table:table-cell office:value-type="string">
            <text:p>winter scarf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漫画</text:p>
          </table:table-cell>
          <table:table-cell office:value-type="string">
            <text:p>まんが</text:p>
          </table:table-cell>
          <table:table-cell office:value-type="string">
            <text:p>comic book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マンション</text:p>
          </table:table-cell>
          <table:table-cell office:value-type="string">
            <text:p>multistory apartment, condominium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みかん</text:p>
          </table:table-cell>
          <table:table-cell office:value-type="string">
            <text:p>mandarin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指輪</text:p>
          </table:table-cell>
          <table:table-cell office:value-type="string">
            <text:p>ゆびわ</text:p>
          </table:table-cell>
          <table:table-cell office:value-type="string">
            <text:p>ring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ラジオ</text:p>
          </table:table-cell>
          <table:table-cell office:value-type="string">
            <text:p>radio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両親</text:p>
          </table:table-cell>
          <table:table-cell office:value-type="string">
            <text:p>りょうしん</text:p>
          </table:table-cell>
          <table:table-cell office:value-type="string">
            <text:p>parents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履歴書</text:p>
          </table:table-cell>
          <table:table-cell office:value-type="string">
            <text:p>りれきしょ</text:p>
          </table:table-cell>
          <table:table-cell office:value-type="string">
            <text:p>resum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欲しい</text:p>
          </table:table-cell>
          <table:table-cell office:value-type="string">
            <text:p>ほしい</text:p>
          </table:table-cell>
          <table:table-cell office:value-type="string">
            <text:p>to want (thing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けち</text:p>
          </table:table-cell>
          <table:table-cell office:value-type="string">
            <text:p>stingy, cheap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送る</text:p>
          </table:table-cell>
          <table:table-cell office:value-type="string">
            <text:p>おくる</text:p>
          </table:table-cell>
          <table:table-cell office:value-type="string">
            <text:p>to send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似合う</text:p>
          </table:table-cell>
          <table:table-cell office:value-type="string">
            <text:p>にあう</text:p>
          </table:table-cell>
          <table:table-cell office:value-type="string">
            <text:p>to look good (one somebody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あきらめる</text:p>
          </table:table-cell>
          <table:table-cell office:value-type="string">
            <text:p>to give up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あげる</text:p>
          </table:table-cell>
          <table:table-cell office:value-type="string">
            <text:p>to give (to others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くれる</text:p>
          </table:table-cell>
          <table:table-cell office:value-type="string">
            <text:p>to give (me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できる</text:p>
          </table:table-cell>
          <table:table-cell office:value-type="string">
            <text:p>to come into existence, to be mad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相談する</text:p>
          </table:table-cell>
          <table:table-cell office:value-type="string">
            <text:p>そうだんする</text:p>
          </table:table-cell>
          <table:table-cell office:value-type="string">
            <text:p>to consult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プロポーズする</text:p>
          </table:table-cell>
          <table:table-cell office:value-type="string">
            <text:p>to propose marriag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同じ</text:p>
          </table:table-cell>
          <table:table-cell office:value-type="string">
            <text:p>おなじ</text:p>
          </table:table-cell>
          <table:table-cell office:value-type="string">
            <text:p>sam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去年</text:p>
          </table:table-cell>
          <table:table-cell office:value-type="string">
            <text:p>きょねん</text:p>
          </table:table-cell>
          <table:table-cell office:value-type="string">
            <text:p>last year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～君</text:p>
          </table:table-cell>
          <table:table-cell office:value-type="string">
            <text:p>～くん</text:p>
          </table:table-cell>
          <table:table-cell office:value-type="string">
            <text:p>Mr. or Mrs. ~ (casual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こんな～</text:p>
          </table:table-cell>
          <table:table-cell office:value-type="string">
            <text:p>~ like this, this kind of ~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～たち</text:p>
          </table:table-cell>
          <table:table-cell office:value-type="string">
            <text:p>(makes a noun plural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私たち</text:p>
          </table:table-cell>
          <table:table-cell office:value-type="string">
            <text:p>わたしたち</text:p>
          </table:table-cell>
          <table:table-cell office:value-type="string">
            <text:p>we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ちょうど</text:p>
          </table:table-cell>
          <table:table-cell office:value-type="string">
            <text:p>exactly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table:number-columns-repeated="2" office:value-type="string">
            <text:p>よく</text:p>
          </table:table-cell>
          <table:table-cell office:value-type="string">
            <text:p>well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～個</text:p>
          </table:table-cell>
          <table:table-cell office:value-type="string">
            <text:p>～こ</text:p>
          </table:table-cell>
          <table:table-cell office:value-type="string">
            <text:p>(generic counter for smaller items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～冊</text:p>
          </table:table-cell>
          <table:table-cell office:value-type="string">
            <text:p>～さつ</text:p>
          </table:table-cell>
          <table:table-cell office:value-type="string">
            <text:p>(counter for bound volumes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～台</text:p>
          </table:table-cell>
          <table:table-cell office:value-type="string">
            <text:p>～だい</text:p>
          </table:table-cell>
          <table:table-cell office:value-type="string">
            <text:p>(counter for equipment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～匹</text:p>
          </table:table-cell>
          <table:table-cell office:value-type="string">
            <text:p>～ひき</text:p>
          </table:table-cell>
          <table:table-cell office:value-type="string">
            <text:p>(counter for smaller animals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～本</text:p>
          </table:table-cell>
          <table:table-cell office:value-type="string">
            <text:p>～ほん</text:p>
          </table:table-cell>
          <table:table-cell office:value-type="string">
            <text:p>(counter for long objects)</text:p>
          </table:table-cell>
          <table:table-cell office:value-type="string">
            <text:p>14</text:p>
          </table:table-cell>
          <table:table-cell/>
        </table:table-row>
        <table:table-row table:style-name="ro1">
          <table:table-cell office:value-type="string">
            <text:p>絵</text:p>
          </table:table-cell>
          <table:table-cell office:value-type="string">
            <text:p>え</text:p>
          </table:table-cell>
          <table:table-cell office:value-type="string">
            <text:p>painting, picture, drawing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映画館</text:p>
          </table:table-cell>
          <table:table-cell office:value-type="string">
            <text:p>えいがかん</text:p>
          </table:table-cell>
          <table:table-cell office:value-type="string">
            <text:p>movie theater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外国人</text:p>
          </table:table-cell>
          <table:table-cell office:value-type="string">
            <text:p>がいこくじん</text:p>
          </table:table-cell>
          <table:table-cell office:value-type="string">
            <text:p>foreigner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家具</text:p>
          </table:table-cell>
          <table:table-cell office:value-type="string">
            <text:p>かぐ</text:p>
          </table:table-cell>
          <table:table-cell office:value-type="string">
            <text:p>furnitur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観光</text:p>
          </table:table-cell>
          <table:table-cell office:value-type="string">
            <text:p>かんこう</text:p>
          </table:table-cell>
          <table:table-cell office:value-type="string">
            <text:p>sightseeing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結婚式</text:p>
          </table:table-cell>
          <table:table-cell office:value-type="string">
            <text:p>けっこんしき</text:p>
          </table:table-cell>
          <table:table-cell office:value-type="string">
            <text:p>wedding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地震</text:p>
          </table:table-cell>
          <table:table-cell office:value-type="string">
            <text:p>じしん</text:p>
          </table:table-cell>
          <table:table-cell office:value-type="string">
            <text:p>earthquak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締め切り</text:p>
          </table:table-cell>
          <table:table-cell office:value-type="string">
            <text:p>しめきり</text:p>
          </table:table-cell>
          <table:table-cell office:value-type="string">
            <text:p>deadlin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ジャケット</text:p>
          </table:table-cell>
          <table:table-cell office:value-type="string">
            <text:p>jacket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習慣</text:p>
          </table:table-cell>
          <table:table-cell office:value-type="string">
            <text:p>しゅうかん</text:p>
          </table:table-cell>
          <table:table-cell office:value-type="string">
            <text:p>custom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税金</text:p>
          </table:table-cell>
          <table:table-cell office:value-type="string">
            <text:p>ぜいきん</text:p>
          </table:table-cell>
          <table:table-cell office:value-type="string">
            <text:p>tax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卒業式</text:p>
          </table:table-cell>
          <table:table-cell office:value-type="string">
            <text:p>そつぎょうしき</text:p>
          </table:table-cell>
          <table:table-cell office:value-type="string">
            <text:p>graduation ceremony</text:p>
          </table:table-cell>
          <table:table-cell office:value-type="string">
            <text:p>15</text:p>
          </table:table-cell>
          <table:table-cell/>
        </table:table-row>
        <table:table-row table:style-name="ro2">
          <table:table-cell table:number-columns-repeated="2" office:value-type="string">
            <text:p>そば</text:p>
          </table:table-cell>
          <table:table-cell office:value-type="string">
            <text:p>soba, Japanese buckwheat noodle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地図</text:p>
          </table:table-cell>
          <table:table-cell office:value-type="string">
            <text:p>ちず</text:p>
          </table:table-cell>
          <table:table-cell office:value-type="string">
            <text:p>map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電池</text:p>
          </table:table-cell>
          <table:table-cell office:value-type="string">
            <text:p>でんち</text:p>
          </table:table-cell>
          <table:table-cell office:value-type="string">
            <text:p>battery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庭</text:p>
          </table:table-cell>
          <table:table-cell office:value-type="string">
            <text:p>にわ</text:p>
          </table:table-cell>
          <table:table-cell office:value-type="string">
            <text:p>garden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発表</text:p>
          </table:table-cell>
          <table:table-cell office:value-type="string">
            <text:p>はっぴょう</text:p>
          </table:table-cell>
          <table:table-cell office:value-type="string">
            <text:p>presentation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番組</text:p>
          </table:table-cell>
          <table:table-cell office:value-type="string">
            <text:p>ばんぐみ</text:p>
          </table:table-cell>
          <table:table-cell office:value-type="string">
            <text:p>broadcast program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プール</text:p>
          </table:table-cell>
          <table:table-cell office:value-type="string">
            <text:p>swimming pool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ペット</text:p>
          </table:table-cell>
          <table:table-cell office:value-type="string">
            <text:p>pet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予定</text:p>
          </table:table-cell>
          <table:table-cell office:value-type="string">
            <text:p>よてい</text:p>
          </table:table-cell>
          <table:table-cell office:value-type="string">
            <text:p>schedul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旅館</text:p>
          </table:table-cell>
          <table:table-cell office:value-type="string">
            <text:p>りょかん</text:p>
          </table:table-cell>
          <table:table-cell office:value-type="string">
            <text:p>inn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割引券</text:p>
          </table:table-cell>
          <table:table-cell office:value-type="string">
            <text:p>わりびきけん</text:p>
          </table:table-cell>
          <table:table-cell office:value-type="string">
            <text:p>discount coupon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広い</text:p>
          </table:table-cell>
          <table:table-cell office:value-type="string">
            <text:p>ひろい</text:p>
          </table:table-cell>
          <table:table-cell office:value-type="string">
            <text:p>spacious, wid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売る</text:p>
          </table:table-cell>
          <table:table-cell office:value-type="string">
            <text:p>うる</text:p>
          </table:table-cell>
          <table:table-cell office:value-type="string">
            <text:p>to sell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下ろす</text:p>
          </table:table-cell>
          <table:table-cell office:value-type="string">
            <text:p>おろす</text:p>
          </table:table-cell>
          <table:table-cell office:value-type="string">
            <text:p>to withdraw (money)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かく</text:p>
          </table:table-cell>
          <table:table-cell office:value-type="string">
            <text:p>to draw, to paint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探す</text:p>
          </table:table-cell>
          <table:table-cell office:value-type="string">
            <text:p>さがす</text:p>
          </table:table-cell>
          <table:table-cell office:value-type="string">
            <text:p>to look for</text:p>
          </table:table-cell>
          <table:table-cell office:value-type="string">
            <text:p>15</text:p>
          </table:table-cell>
          <table:table-cell/>
        </table:table-row>
        <table:table-row table:style-name="ro2">
          <table:table-cell office:value-type="string">
            <text:p>誘う</text:p>
          </table:table-cell>
          <table:table-cell office:value-type="string">
            <text:p>さそう</text:p>
          </table:table-cell>
          <table:table-cell office:value-type="string">
            <text:p>to inivit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付き合う</text:p>
          </table:table-cell>
          <table:table-cell office:value-type="string">
            <text:p>つきあう</text:p>
          </table:table-cell>
          <table:table-cell office:value-type="string">
            <text:p>to date (someone), to keep company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着く</text:p>
          </table:table-cell>
          <table:table-cell office:value-type="string">
            <text:p>つく</text:p>
          </table:table-cell>
          <table:table-cell office:value-type="string">
            <text:p>to arriv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保険に入る</text:p>
          </table:table-cell>
          <table:table-cell office:value-type="string">
            <text:p>ほけんにはいる</text:p>
          </table:table-cell>
          <table:table-cell office:value-type="string">
            <text:p>to buy insuranc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気をつける</text:p>
          </table:table-cell>
          <table:table-cell office:value-type="string">
            <text:p>きをつける</text:p>
          </table:table-cell>
          <table:table-cell office:value-type="string">
            <text:p>to be cautious, careful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調べる</text:p>
          </table:table-cell>
          <table:table-cell office:value-type="string">
            <text:p>しらべる</text:p>
          </table:table-cell>
          <table:table-cell office:value-type="string">
            <text:p>to look into (a matter)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捨てる</text:p>
          </table:table-cell>
          <table:table-cell office:value-type="string">
            <text:p>すてる</text:p>
          </table:table-cell>
          <table:table-cell office:value-type="string">
            <text:p>to throw away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見える</text:p>
          </table:table-cell>
          <table:table-cell office:value-type="string">
            <text:p>みえる</text:p>
          </table:table-cell>
          <table:table-cell office:value-type="string">
            <text:p>to be visibl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する</text:p>
          </table:table-cell>
          <table:table-cell office:value-type="string">
            <text:p>to decide on (an item)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卒業する</text:p>
          </table:table-cell>
          <table:table-cell office:value-type="string">
            <text:p>そつぎょうする</text:p>
          </table:table-cell>
          <table:table-cell office:value-type="string">
            <text:p>to graduate (from ~)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予約する</text:p>
          </table:table-cell>
          <table:table-cell office:value-type="string">
            <text:p>よやくする</text:p>
          </table:table-cell>
          <table:table-cell office:value-type="string">
            <text:p>to reserv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一日中</text:p>
          </table:table-cell>
          <table:table-cell office:value-type="string">
            <text:p>いちにちじゅう</text:p>
          </table:table-cell>
          <table:table-cell office:value-type="string">
            <text:p>all day long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～けど</text:p>
          </table:table-cell>
          <table:table-cell office:value-type="string">
            <text:p>~ but, ~ so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最近</text:p>
          </table:table-cell>
          <table:table-cell office:value-type="string">
            <text:p>さいきん</text:p>
          </table:table-cell>
          <table:table-cell office:value-type="string">
            <text:p>recently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～について</text:p>
          </table:table-cell>
          <table:table-cell office:value-type="string">
            <text:p>about ~, concerning ~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～番</text:p>
          </table:table-cell>
          <table:table-cell office:value-type="string">
            <text:p>～ばん</text:p>
          </table:table-cell>
          <table:table-cell office:value-type="string">
            <text:p>number ~</text:p>
          </table:table-cell>
          <table:table-cell office:value-type="string">
            <text:p>15</text:p>
          </table:table-cell>
          <table:table-cell/>
        </table:table-row>
        <table:table-row table:style-name="ro2">
          <table:table-cell office:value-type="string">
            <text:p>～目</text:p>
          </table:table-cell>
          <table:table-cell office:value-type="string">
            <text:p>～め</text:p>
          </table:table-cell>
          <table:table-cell office:value-type="string">
            <text:p>-th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もう一度</text:p>
          </table:table-cell>
          <table:table-cell office:value-type="string">
            <text:p>もういちど</text:p>
          </table:table-cell>
          <table:table-cell office:value-type="string">
            <text:p>one more tim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ホテル</text:p>
          </table:table-cell>
          <table:table-cell office:value-type="string">
            <text:p>Western-style hotel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ビジネスホテル</text:p>
          </table:table-cell>
          <table:table-cell office:value-type="string">
            <text:p>business hotel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ユースホステル</text:p>
          </table:table-cell>
          <table:table-cell office:value-type="string">
            <text:p>youth hostel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旅館</text:p>
          </table:table-cell>
          <table:table-cell office:value-type="string">
            <text:p>りょかん</text:p>
          </table:table-cell>
          <table:table-cell office:value-type="string">
            <text:p>Japanese-style inn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民宿</text:p>
          </table:table-cell>
          <table:table-cell office:value-type="string">
            <text:p>みんしゅく</text:p>
          </table:table-cell>
          <table:table-cell office:value-type="string">
            <text:p>guest house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～泊</text:p>
          </table:table-cell>
          <table:table-cell office:value-type="string">
            <text:p>～はく</text:p>
          </table:table-cell>
          <table:table-cell office:value-type="string">
            <text:p>~ night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何百</text:p>
          </table:table-cell>
          <table:table-cell office:value-type="string">
            <text:p>なんばく</text:p>
          </table:table-cell>
          <table:table-cell office:value-type="string">
            <text:p>how many night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一泊</text:p>
          </table:table-cell>
          <table:table-cell office:value-type="string">
            <text:p>いっぱく</text:p>
          </table:table-cell>
          <table:table-cell office:value-type="string">
            <text:p>one night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二泊</text:p>
          </table:table-cell>
          <table:table-cell office:value-type="string">
            <text:p>にはく</text:p>
          </table:table-cell>
          <table:table-cell office:value-type="string">
            <text:p>two night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三泊</text:p>
          </table:table-cell>
          <table:table-cell office:value-type="string">
            <text:p>さんばく</text:p>
          </table:table-cell>
          <table:table-cell office:value-type="string">
            <text:p>three night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四泊</text:p>
          </table:table-cell>
          <table:table-cell office:value-type="string">
            <text:p>よんばく</text:p>
          </table:table-cell>
          <table:table-cell office:value-type="string">
            <text:p>four night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～付</text:p>
          </table:table-cell>
          <table:table-cell office:value-type="string">
            <text:p>～つき</text:p>
          </table:table-cell>
          <table:table-cell office:value-type="string">
            <text:p>with ~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食事付</text:p>
          </table:table-cell>
          <table:table-cell office:value-type="string">
            <text:p>しょくじつき</text:p>
          </table:table-cell>
          <table:table-cell office:value-type="string">
            <text:p>with meal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一泊二食付</text:p>
          </table:table-cell>
          <table:table-cell office:value-type="string">
            <text:p>いっぱくにしょくつき</text:p>
          </table:table-cell>
          <table:table-cell office:value-type="string">
            <text:p>one night with two meals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チェックインする</text:p>
          </table:table-cell>
          <table:table-cell office:value-type="string">
            <text:p>checking in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チェックアウトする</text:p>
          </table:table-cell>
          <table:table-cell office:value-type="string">
            <text:p>checking out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シングル</text:p>
          </table:table-cell>
          <table:table-cell office:value-type="string">
            <text:p>single room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ダブル</text:p>
          </table:table-cell>
          <table:table-cell office:value-type="string">
            <text:p>double room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ツイン</text:p>
          </table:table-cell>
          <table:table-cell office:value-type="string">
            <text:p>twin room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～名</text:p>
          </table:table-cell>
          <table:table-cell office:value-type="string">
            <text:p>～めい</text:p>
          </table:table-cell>
          <table:table-cell office:value-type="string">
            <text:p>~ person(s)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table:number-columns-repeated="2" office:value-type="string">
            <text:p>フロント</text:p>
          </table:table-cell>
          <table:table-cell office:value-type="string">
            <text:p>receptionist, front desk</text:p>
          </table:table-cell>
          <table:table-cell office:value-type="string">
            <text:p>15</text:p>
          </table:table-cell>
          <table:table-cell/>
        </table:table-row>
        <table:table-row table:style-name="ro1">
          <table:table-cell office:value-type="string">
            <text:p>駅員</text:p>
          </table:table-cell>
          <table:table-cell office:value-type="string">
            <text:p>えきいん</text:p>
          </table:table-cell>
          <table:table-cell office:value-type="string">
            <text:p>station attendant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親</text:p>
          </table:table-cell>
          <table:table-cell office:value-type="string">
            <text:p>おや</text:p>
          </table:table-cell>
          <table:table-cell office:value-type="string">
            <text:p>parent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ごみ</text:p>
          </table:table-cell>
          <table:table-cell office:value-type="string">
            <text:p>garbage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砂糖</text:p>
          </table:table-cell>
          <table:table-cell office:value-type="string">
            <text:p>さとう</text:p>
          </table:table-cell>
          <table:table-cell office:value-type="string">
            <text:p>sugar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奨学金</text:p>
          </table:table-cell>
          <table:table-cell office:value-type="string">
            <text:p>しょうがくきん</text:p>
          </table:table-cell>
          <table:table-cell office:value-type="string">
            <text:p>scholarship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親せき</text:p>
          </table:table-cell>
          <table:table-cell office:value-type="string">
            <text:p>しんせき</text:p>
          </table:table-cell>
          <table:table-cell office:value-type="string">
            <text:p>relatives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推薦状</text:p>
          </table:table-cell>
          <table:table-cell office:value-type="string">
            <text:p>すいせんじょう</text:p>
          </table:table-cell>
          <table:table-cell office:value-type="string">
            <text:p>letter of recommendation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大学院</text:p>
          </table:table-cell>
          <table:table-cell office:value-type="string">
            <text:p>だいがくいん</text:p>
          </table:table-cell>
          <table:table-cell office:value-type="string">
            <text:p>graduate school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台風</text:p>
          </table:table-cell>
          <table:table-cell office:value-type="string">
            <text:p>たいふう</text:p>
          </table:table-cell>
          <table:table-cell office:value-type="string">
            <text:p>typhoon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日</text:p>
          </table:table-cell>
          <table:table-cell office:value-type="string">
            <text:p>ひ</text:p>
          </table:table-cell>
          <table:table-cell office:value-type="string">
            <text:p>day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ファイル</text:p>
          </table:table-cell>
          <table:table-cell office:value-type="string">
            <text:p>file, portfolio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道</text:p>
          </table:table-cell>
          <table:table-cell office:value-type="string">
            <text:p>みち</text:p>
          </table:table-cell>
          <table:table-cell office:value-type="string">
            <text:p>way, road, directions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目覚まし時計</text:p>
          </table:table-cell>
          <table:table-cell office:value-type="string">
            <text:p>めざましとけい</text:p>
          </table:table-cell>
          <table:table-cell office:value-type="string">
            <text:p>alarm clock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汚い</text:p>
          </table:table-cell>
          <table:table-cell office:value-type="string">
            <text:p>きたない</text:p>
          </table:table-cell>
          <table:table-cell office:value-type="string">
            <text:p>dirty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起こす</text:p>
          </table:table-cell>
          <table:table-cell office:value-type="string">
            <text:p>おこす</text:p>
          </table:table-cell>
          <table:table-cell office:value-type="string">
            <text:p>to wake (someone) up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おごる</text:p>
          </table:table-cell>
          <table:table-cell office:value-type="string">
            <text:p>to treat (someone) to a meal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落ち込む</text:p>
          </table:table-cell>
          <table:table-cell office:value-type="string">
            <text:p>おちこむ</text:p>
          </table:table-cell>
          <table:table-cell office:value-type="string">
            <text:p>to get depressed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困る</text:p>
          </table:table-cell>
          <table:table-cell office:value-type="string">
            <text:p>こまる</text:p>
          </table:table-cell>
          <table:table-cell office:value-type="string">
            <text:p>to have difficulty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出す</text:p>
          </table:table-cell>
          <table:table-cell office:value-type="string">
            <text:p>だす</text:p>
          </table:table-cell>
          <table:table-cell office:value-type="string">
            <text:p>to take (something) out, to hand in (something)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連れていく</text:p>
          </table:table-cell>
          <table:table-cell office:value-type="string">
            <text:p>つれていく</text:p>
          </table:table-cell>
          <table:table-cell office:value-type="string">
            <text:p>to take (someone) to (a place)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直す</text:p>
          </table:table-cell>
          <table:table-cell office:value-type="string">
            <text:p>なおす</text:p>
          </table:table-cell>
          <table:table-cell office:value-type="string">
            <text:p>to correct, to fix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道に迷う</text:p>
          </table:table-cell>
          <table:table-cell office:value-type="string">
            <text:p>みちにまよう</text:p>
          </table:table-cell>
          <table:table-cell office:value-type="string">
            <text:p>to become lost, lose one's way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訳す</text:p>
          </table:table-cell>
          <table:table-cell office:value-type="string">
            <text:p>やくす</text:p>
          </table:table-cell>
          <table:table-cell office:value-type="string">
            <text:p>to translate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笑う</text:p>
          </table:table-cell>
          <table:table-cell office:value-type="string">
            <text:p>わらう</text:p>
          </table:table-cell>
          <table:table-cell office:value-type="string">
            <text:p>to laugh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アイロンをする</text:p>
          </table:table-cell>
          <table:table-cell office:value-type="string">
            <text:p>to iron (clothes)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集める</text:p>
          </table:table-cell>
          <table:table-cell office:value-type="string">
            <text:p>あつめる</text:p>
          </table:table-cell>
          <table:table-cell office:value-type="string">
            <text:p>to collect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入れる</text:p>
          </table:table-cell>
          <table:table-cell office:value-type="string">
            <text:p>いれる</text:p>
          </table:table-cell>
          <table:table-cell office:value-type="string">
            <text:p>to put (something) in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乗り遅れる</text:p>
          </table:table-cell>
          <table:table-cell office:value-type="string">
            <text:p>のりおくれる</text:p>
          </table:table-cell>
          <table:table-cell office:value-type="string">
            <text:p>to miss (a train, bus, etc.)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見せる</text:p>
          </table:table-cell>
          <table:table-cell office:value-type="string">
            <text:p>みせる</text:p>
          </table:table-cell>
          <table:table-cell office:value-type="string">
            <text:p>to show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朝寝坊する</text:p>
          </table:table-cell>
          <table:table-cell office:value-type="string">
            <text:p>あさねぼうする</text:p>
          </table:table-cell>
          <table:table-cell office:value-type="string">
            <text:p>to oversleep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案内する</text:p>
          </table:table-cell>
          <table:table-cell office:value-type="string">
            <text:p>あんないする</text:p>
          </table:table-cell>
          <table:table-cell office:value-type="string">
            <text:p>to show (someone) around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説明する</text:p>
          </table:table-cell>
          <table:table-cell office:value-type="string">
            <text:p>せつめいする</text:p>
          </table:table-cell>
          <table:table-cell office:value-type="string">
            <text:p>to explain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迎えに来る</text:p>
          </table:table-cell>
          <table:table-cell office:value-type="string">
            <text:p>むかえにくる</text:p>
          </table:table-cell>
          <table:table-cell office:value-type="string">
            <text:p>to come to pick up (someone)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ええと</text:p>
          </table:table-cell>
          <table:table-cell office:value-type="string">
            <text:p>well ~, let me see ~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今日中に</text:p>
          </table:table-cell>
          <table:table-cell office:value-type="string">
            <text:p>きょうじゅうに</text:p>
          </table:table-cell>
          <table:table-cell office:value-type="string">
            <text:p>by the end of today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この間</text:p>
          </table:table-cell>
          <table:table-cell office:value-type="string">
            <text:p>このだいだ</text:p>
          </table:table-cell>
          <table:table-cell office:value-type="string">
            <text:p>the other day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このぐらい</text:p>
          </table:table-cell>
          <table:table-cell office:value-type="string">
            <text:p>about this much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ごめん</text:p>
          </table:table-cell>
          <table:table-cell office:value-type="string">
            <text:p>I'm sorry (casual)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失礼します</text:p>
          </table:table-cell>
          <table:table-cell office:value-type="string">
            <text:p>しつれいします</text:p>
          </table:table-cell>
          <table:table-cell office:value-type="string">
            <text:p>Excuse me, Sorry to interrupt you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自分で</text:p>
          </table:table-cell>
          <table:table-cell office:value-type="string">
            <text:p>じぶんで</text:p>
          </table:table-cell>
          <table:table-cell office:value-type="string">
            <text:p>(do something) oneself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授業中に</text:p>
          </table:table-cell>
          <table:table-cell office:value-type="string">
            <text:p>じゅぎょうちゅうに</text:p>
          </table:table-cell>
          <table:table-cell office:value-type="string">
            <text:p>in class, during the class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table:number-columns-repeated="2" office:value-type="string">
            <text:p>ほかの</text:p>
          </table:table-cell>
          <table:table-cell office:value-type="string">
            <text:p>other</text:p>
          </table:table-cell>
          <table:table-cell office:value-type="string">
            <text:p>16</text:p>
          </table:table-cell>
          <table:table-cell/>
        </table:table-row>
        <table:table-row table:style-name="ro1">
          <table:table-cell office:value-type="string">
            <text:p>お客さん</text:p>
          </table:table-cell>
          <table:table-cell office:value-type="string">
            <text:p>おきゃくさん</text:p>
          </table:table-cell>
          <table:table-cell office:value-type="string">
            <text:p>guest, visitor, client, customer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男</text:p>
          </table:table-cell>
          <table:table-cell office:value-type="string">
            <text:p>おとこ</text:p>
          </table:table-cell>
          <table:table-cell office:value-type="string">
            <text:p>man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お湯</text:p>
          </table:table-cell>
          <table:table-cell office:value-type="string">
            <text:p>おゆ</text:p>
          </table:table-cell>
          <table:table-cell office:value-type="string">
            <text:p>hot water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女</text:p>
          </table:table-cell>
          <table:table-cell office:value-type="string">
            <text:p>おんな</text:p>
          </table:table-cell>
          <table:table-cell office:value-type="string">
            <text:p>woman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かぎ</text:p>
          </table:table-cell>
          <table:table-cell office:value-type="string">
            <text:p>lock, ke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紙</text:p>
          </table:table-cell>
          <table:table-cell office:value-type="string">
            <text:p>かみ</text:p>
          </table:table-cell>
          <table:table-cell office:value-type="string">
            <text:p>paper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給料</text:p>
          </table:table-cell>
          <table:table-cell office:value-type="string">
            <text:p>きゅうりょう</text:p>
          </table:table-cell>
          <table:table-cell office:value-type="string">
            <text:p>salar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コンタクト</text:p>
          </table:table-cell>
          <table:table-cell office:value-type="string">
            <text:p>contact lenses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最低</text:p>
          </table:table-cell>
          <table:table-cell office:value-type="string">
            <text:p>さいてい</text:p>
          </table:table-cell>
          <table:table-cell office:value-type="string">
            <text:p>the lowest, the worst</text:p>
          </table:table-cell>
          <table:table-cell office:value-type="string">
            <text:p>17</text:p>
          </table:table-cell>
          <table:table-cell/>
        </table:table-row>
        <table:table-row table:style-name="ro2">
          <table:table-cell table:number-columns-repeated="2" office:value-type="string">
            <text:p>サラリーマン</text:p>
          </table:table-cell>
          <table:table-cell office:value-type="string">
            <text:p>salaryman, company employe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残業</text:p>
          </table:table-cell>
          <table:table-cell office:value-type="string">
            <text:p>ざんぎょう</text:p>
          </table:table-cell>
          <table:table-cell office:value-type="string">
            <text:p>overtime work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ストーブ</text:p>
          </table:table-cell>
          <table:table-cell office:value-type="string">
            <text:p>heater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宝くじ</text:p>
          </table:table-cell>
          <table:table-cell office:value-type="string">
            <text:p>たからくじ</text:p>
          </table:table-cell>
          <table:table-cell office:value-type="string">
            <text:p>lotter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違い</text:p>
          </table:table-cell>
          <table:table-cell office:value-type="string">
            <text:p>ちがい</text:p>
          </table:table-cell>
          <table:table-cell office:value-type="string">
            <text:p>differenc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ニュース</text:p>
          </table:table-cell>
          <table:table-cell office:value-type="string">
            <text:p>news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ひげ</text:p>
          </table:table-cell>
          <table:table-cell office:value-type="string">
            <text:p>beard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秘密</text:p>
          </table:table-cell>
          <table:table-cell office:value-type="string">
            <text:p>ひみつ</text:p>
          </table:table-cell>
          <table:table-cell office:value-type="string">
            <text:p>secre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寮</text:p>
          </table:table-cell>
          <table:table-cell office:value-type="string">
            <text:p>りょう</text:p>
          </table:table-cell>
          <table:table-cell office:value-type="string">
            <text:p>dormitor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旅行会社</text:p>
          </table:table-cell>
          <table:table-cell office:value-type="string">
            <text:p>りょこうがいしゃ</text:p>
          </table:table-cell>
          <table:table-cell office:value-type="string">
            <text:p>travel agenc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うらやましい</text:p>
          </table:table-cell>
          <table:table-cell office:value-type="string">
            <text:p>うらやまし</text:p>
          </table:table-cell>
          <table:table-cell office:value-type="string">
            <text:p>envious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少ない</text:p>
          </table:table-cell>
          <table:table-cell office:value-type="string">
            <text:p>すくない</text:p>
          </table:table-cell>
          <table:table-cell office:value-type="string">
            <text:p>a little, a few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強い</text:p>
          </table:table-cell>
          <table:table-cell office:value-type="string">
            <text:p>つよい</text:p>
          </table:table-cell>
          <table:table-cell office:value-type="string">
            <text:p>strong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選ぶ</text:p>
          </table:table-cell>
          <table:table-cell office:value-type="string">
            <text:p>えらぶ</text:p>
          </table:table-cell>
          <table:table-cell office:value-type="string">
            <text:p>to choose, to selec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お湯を沸かす</text:p>
          </table:table-cell>
          <table:table-cell office:value-type="string">
            <text:p>おゆをわかす</text:p>
          </table:table-cell>
          <table:table-cell office:value-type="string">
            <text:p>to boil water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髪をとかす</text:p>
          </table:table-cell>
          <table:table-cell office:value-type="string">
            <text:p>かみをとかす</text:p>
          </table:table-cell>
          <table:table-cell office:value-type="string">
            <text:p>to comb one's hair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込む</text:p>
          </table:table-cell>
          <table:table-cell office:value-type="string">
            <text:p>こむ</text:p>
          </table:table-cell>
          <table:table-cell office:value-type="string">
            <text:p>to get crowded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宝くじに当たる</text:p>
          </table:table-cell>
          <table:table-cell office:value-type="string">
            <text:p>たからくじにあたる</text:p>
          </table:table-cell>
          <table:table-cell office:value-type="string">
            <text:p>to win a lotter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脱ぐ</text:p>
          </table:table-cell>
          <table:table-cell office:value-type="string">
            <text:p>ぬぐ</text:p>
          </table:table-cell>
          <table:table-cell office:value-type="string">
            <text:p>to take off (clothes)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ひげをそる</text:p>
          </table:table-cell>
          <table:table-cell office:value-type="string">
            <text:p>to shave one's beard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いれる</text:p>
          </table:table-cell>
          <table:table-cell office:value-type="string">
            <text:p>to make tea, coffee, etc.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かぎをかける</text:p>
          </table:table-cell>
          <table:table-cell office:value-type="string">
            <text:p>to lock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足りる</text:p>
          </table:table-cell>
          <table:table-cell office:value-type="string">
            <text:p>たりる</text:p>
          </table:table-cell>
          <table:table-cell office:value-type="string">
            <text:p>to be sufficient; to be enough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慣れる</text:p>
          </table:table-cell>
          <table:table-cell office:value-type="string">
            <text:p>なれる</text:p>
          </table:table-cell>
          <table:table-cell office:value-type="string">
            <text:p>to get used to ...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化粧する</text:p>
          </table:table-cell>
          <table:table-cell office:value-type="string">
            <text:p>けしょうする</text:p>
          </table:table-cell>
          <table:table-cell office:value-type="string">
            <text:p>to put makeup on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就職する</text:p>
          </table:table-cell>
          <table:table-cell office:value-type="string">
            <text:p>しゅうしょくする</text:p>
          </table:table-cell>
          <table:table-cell office:value-type="string">
            <text:p>to get a full-time job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する</text:p>
          </table:table-cell>
          <table:table-cell office:value-type="string">
            <text:p>to wear small items (necktie, watch, etc.)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離婚する</text:p>
          </table:table-cell>
          <table:table-cell office:value-type="string">
            <text:p>りこんする</text:p>
          </table:table-cell>
          <table:table-cell office:value-type="string">
            <text:p>to get a divorce</text:p>
          </table:table-cell>
          <table:table-cell office:value-type="string">
            <text:p>17</text:p>
          </table:table-cell>
          <table:table-cell/>
        </table:table-row>
        <table:table-row table:style-name="ro2">
          <table:table-cell table:number-columns-repeated="2" office:value-type="string">
            <text:p>おめでとうございます</text:p>
          </table:table-cell>
          <table:table-cell office:value-type="string">
            <text:p>Congradulations!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～かな（あ）</text:p>
          </table:table-cell>
          <table:table-cell office:value-type="string">
            <text:p>I wonder ... (casual)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自分</text:p>
          </table:table-cell>
          <table:table-cell office:value-type="string">
            <text:p>じぶん</text:p>
          </table:table-cell>
          <table:table-cell office:value-type="string">
            <text:p>oneself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ずいぶん</text:p>
          </table:table-cell>
          <table:table-cell office:value-type="string">
            <text:p>ver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そうか</text:p>
          </table:table-cell>
          <table:table-cell office:value-type="string">
            <text:p>I see (casual)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それに</text:p>
          </table:table-cell>
          <table:table-cell office:value-type="string">
            <text:p>moreover ...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例えば</text:p>
          </table:table-cell>
          <table:table-cell office:value-type="string">
            <text:p>たとえば</text:p>
          </table:table-cell>
          <table:table-cell office:value-type="string">
            <text:p>for exampl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～に比べて</text:p>
          </table:table-cell>
          <table:table-cell office:value-type="string">
            <text:p>～にくらべて</text:p>
          </table:table-cell>
          <table:table-cell office:value-type="string">
            <text:p>compared with ...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～によると</text:p>
          </table:table-cell>
          <table:table-cell office:value-type="string">
            <text:p>according to ...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前</text:p>
          </table:table-cell>
          <table:table-cell office:value-type="string">
            <text:p>まえ</text:p>
          </table:table-cell>
          <table:table-cell office:value-type="string">
            <text:p>before ...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やっぱり</text:p>
          </table:table-cell>
          <table:table-cell office:value-type="string">
            <text:p>after all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カット（パーマ）を願いします</text:p>
          </table:table-cell>
          <table:table-cell office:value-type="string">
            <text:p>カット（パーマ）おねがいします</text:p>
          </table:table-cell>
          <table:table-cell office:value-type="string">
            <text:p>I would like to have a hair cut (permanent)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あまり短くしないでください</text:p>
          </table:table-cell>
          <table:table-cell office:value-type="string">
            <text:p>あまりみじかくしないでください</text:p>
          </table:table-cell>
          <table:table-cell office:value-type="string">
            <text:p>Please don't make it too shor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そらないでください</text:p>
          </table:table-cell>
          <table:table-cell office:value-type="string">
            <text:p>Please don't shav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３センチぐらい切ってください</text:p>
          </table:table-cell>
          <table:table-cell office:value-type="string">
            <text:p>さんセンチぐらいきってください</text:p>
          </table:table-cell>
          <table:table-cell office:value-type="string">
            <text:p>Please cut off about 3 centimeters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後ろをそろえてください</text:p>
          </table:table-cell>
          <table:table-cell office:value-type="string">
            <text:p>うしろをそろえてください</text:p>
          </table:table-cell>
          <table:table-cell office:value-type="string">
            <text:p>Please cut the back all the same length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赤にそめてください</text:p>
          </table:table-cell>
          <table:table-cell office:value-type="string">
            <text:p>あかにそめてください</text:p>
          </table:table-cell>
          <table:table-cell office:value-type="string">
            <text:p>Please dye my hair in red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ボブマーリーたいな髪型にしたいんですが</text:p>
          </table:table-cell>
          <table:table-cell office:value-type="string">
            <text:p>ボブマーリーたいなかみがたにしたいんですが</text:p>
          </table:table-cell>
          <table:table-cell office:value-type="string">
            <text:p>I want my hair to be like Bob Marle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シャンプー</text:p>
          </table:table-cell>
          <table:table-cell office:value-type="string">
            <text:p>shampoo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カット</text:p>
          </table:table-cell>
          <table:table-cell office:value-type="string">
            <text:p>cu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ブロー</text:p>
          </table:table-cell>
          <table:table-cell office:value-type="string">
            <text:p>blow-dry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パーマ</text:p>
          </table:table-cell>
          <table:table-cell office:value-type="string">
            <text:p>permanen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セット</text:p>
          </table:table-cell>
          <table:table-cell office:value-type="string">
            <text:p>se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髪型</text:p>
          </table:table-cell>
          <table:table-cell office:value-type="string">
            <text:p>かみがた</text:p>
          </table:table-cell>
          <table:table-cell office:value-type="string">
            <text:p>hair styl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もみあげ</text:p>
          </table:table-cell>
          <table:table-cell office:value-type="string">
            <text:p>sideburns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切る</text:p>
          </table:table-cell>
          <table:table-cell office:value-type="string">
            <text:p>きる</text:p>
          </table:table-cell>
          <table:table-cell office:value-type="string">
            <text:p>to cut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そる</text:p>
          </table:table-cell>
          <table:table-cell office:value-type="string">
            <text:p>to shav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苅る</text:p>
          </table:table-cell>
          <table:table-cell office:value-type="string">
            <text:p>かる</text:p>
          </table:table-cell>
          <table:table-cell office:value-type="string">
            <text:p>to crop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そめる</text:p>
          </table:table-cell>
          <table:table-cell office:value-type="string">
            <text:p>to dye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そろえる</text:p>
          </table:table-cell>
          <table:table-cell office:value-type="string">
            <text:p>to make hair even; to trim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table:number-columns-repeated="2" office:value-type="string">
            <text:p>マーパをかける</text:p>
          </table:table-cell>
          <table:table-cell office:value-type="string">
            <text:p>to have one's hair permed</text:p>
          </table:table-cell>
          <table:table-cell office:value-type="string">
            <text:p>17</text:p>
          </table:table-cell>
          <table:table-cell/>
        </table:table-row>
        <table:table-row table:style-name="ro1">
          <table:table-cell office:value-type="string">
            <text:p>後</text:p>
          </table:table-cell>
          <table:table-cell office:value-type="string">
            <text:p>あと</text:p>
          </table:table-cell>
          <table:table-cell office:value-type="string">
            <text:p>the rest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エアコン</text:p>
          </table:table-cell>
          <table:table-cell office:value-type="string">
            <text:p>air conditioner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カーテン</text:p>
          </table:table-cell>
          <table:table-cell office:value-type="string">
            <text:p>curtain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牛乳</text:p>
          </table:table-cell>
          <table:table-cell office:value-type="string">
            <text:p>ぎゅうにゅう</text:p>
          </table:table-cell>
          <table:table-cell office:value-type="string">
            <text:p>milk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シャンプー</text:p>
          </table:table-cell>
          <table:table-cell office:value-type="string">
            <text:p>shampoo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しょう油</text:p>
          </table:table-cell>
          <table:table-cell office:value-type="string">
            <text:p>しょうゆ</text:p>
          </table:table-cell>
          <table:table-cell office:value-type="string">
            <text:p>soy sauce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スイッチ</text:p>
          </table:table-cell>
          <table:table-cell office:value-type="string">
            <text:p>switch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スカート</text:p>
          </table:table-cell>
          <table:table-cell office:value-type="string">
            <text:p>skirt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外</text:p>
          </table:table-cell>
          <table:table-cell office:value-type="string">
            <text:p>そと</text:p>
          </table:table-cell>
          <table:table-cell office:value-type="string">
            <text:p>outside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タオル</text:p>
          </table:table-cell>
          <table:table-cell office:value-type="string">
            <text:p>towel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日記</text:p>
          </table:table-cell>
          <table:table-cell office:value-type="string">
            <text:p>にっき</text:p>
          </table:table-cell>
          <table:table-cell office:value-type="string">
            <text:p>diary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ポップコーン</text:p>
          </table:table-cell>
          <table:table-cell office:value-type="string">
            <text:p>popcorn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家賃</text:p>
          </table:table-cell>
          <table:table-cell office:value-type="string">
            <text:p>やちん</text:p>
          </table:table-cell>
          <table:table-cell office:value-type="string">
            <text:p>rent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夕方</text:p>
          </table:table-cell>
          <table:table-cell office:value-type="string">
            <text:p>ゆうがた</text:p>
          </table:table-cell>
          <table:table-cell office:value-type="string">
            <text:p>evening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ラジカセ</text:p>
          </table:table-cell>
          <table:table-cell office:value-type="string">
            <text:p>cassette player with a radio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留守番電話</text:p>
          </table:table-cell>
          <table:table-cell office:value-type="string">
            <text:p>るすばんでんわ</text:p>
          </table:table-cell>
          <table:table-cell office:value-type="string">
            <text:p>answering machine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冷蔵庫</text:p>
          </table:table-cell>
          <table:table-cell office:value-type="string">
            <text:p>れいぞうこ</text:p>
          </table:table-cell>
          <table:table-cell office:value-type="string">
            <text:p>refrigerator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ろうそく</text:p>
          </table:table-cell>
          <table:table-cell office:value-type="string">
            <text:p>candle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明るい</text:p>
          </table:table-cell>
          <table:table-cell office:value-type="string">
            <text:p>あかるい</text:p>
          </table:table-cell>
          <table:table-cell office:value-type="string">
            <text:p>bright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気分が悪い</text:p>
          </table:table-cell>
          <table:table-cell office:value-type="string">
            <text:p>きぶんがわるい</text:p>
          </table:table-cell>
          <table:table-cell office:value-type="string">
            <text:p>to feel sick</text:p>
          </table:table-cell>
          <table:table-cell office:value-type="string">
            <text:p>18</text:p>
          </table:table-cell>
          <table:table-cell/>
        </table:table-row>
        <table:table-row table:style-name="ro2">
          <table:table-cell office:value-type="string">
            <text:p>恥ずかしい</text:p>
          </table:table-cell>
          <table:table-cell office:value-type="string">
            <text:p>はずかしい</text:p>
          </table:table-cell>
          <table:table-cell office:value-type="string">
            <text:p>embarassing, to feel embarassed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開く</text:p>
          </table:table-cell>
          <table:table-cell office:value-type="string">
            <text:p>あく</text:p>
          </table:table-cell>
          <table:table-cell office:value-type="string">
            <text:p>(something) opens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謝る</text:p>
          </table:table-cell>
          <table:table-cell office:value-type="string">
            <text:p>あやまる</text:p>
          </table:table-cell>
          <table:table-cell office:value-type="string">
            <text:p>to apologize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押す</text:p>
          </table:table-cell>
          <table:table-cell office:value-type="string">
            <text:p>おす</text:p>
          </table:table-cell>
          <table:table-cell office:value-type="string">
            <text:p>to press, to push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落す</text:p>
          </table:table-cell>
          <table:table-cell office:value-type="string">
            <text:p>おとす</text:p>
          </table:table-cell>
          <table:table-cell office:value-type="string">
            <text:p>to drop (something)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お湯が沸く</text:p>
          </table:table-cell>
          <table:table-cell office:value-type="string">
            <text:p>おゆがわく</text:p>
          </table:table-cell>
          <table:table-cell office:value-type="string">
            <text:p>water boils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転ぶ</text:p>
          </table:table-cell>
          <table:table-cell office:value-type="string">
            <text:p>ころぶ</text:p>
          </table:table-cell>
          <table:table-cell office:value-type="string">
            <text:p>to fall down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壊す</text:p>
          </table:table-cell>
          <table:table-cell office:value-type="string">
            <text:p>こわす</text:p>
          </table:table-cell>
          <table:table-cell office:value-type="string">
            <text:p>to break (something)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咲く</text:p>
          </table:table-cell>
          <table:table-cell office:value-type="string">
            <text:p>さく</text:p>
          </table:table-cell>
          <table:table-cell office:value-type="string">
            <text:p>to bloom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閉まる</text:p>
          </table:table-cell>
          <table:table-cell office:value-type="string">
            <text:p>しまる</text:p>
          </table:table-cell>
          <table:table-cell office:value-type="string">
            <text:p>(something) closes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助かる</text:p>
          </table:table-cell>
          <table:table-cell office:value-type="string">
            <text:p>たすかる</text:p>
          </table:table-cell>
          <table:table-cell office:value-type="string">
            <text:p>to be saved, to be helped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頼む</text:p>
          </table:table-cell>
          <table:table-cell office:value-type="string">
            <text:p>たのむ</text:p>
          </table:table-cell>
          <table:table-cell office:value-type="string">
            <text:p>to ask (a favor)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つく</text:p>
          </table:table-cell>
          <table:table-cell office:value-type="string">
            <text:p>(something) turns on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汚す</text:p>
          </table:table-cell>
          <table:table-cell office:value-type="string">
            <text:p>よごす</text:p>
          </table:table-cell>
          <table:table-cell office:value-type="string">
            <text:p>to make dirty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落ちる</text:p>
          </table:table-cell>
          <table:table-cell office:value-type="string">
            <text:p>おちる</text:p>
          </table:table-cell>
          <table:table-cell office:value-type="string">
            <text:p>(something) drops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考える</text:p>
          </table:table-cell>
          <table:table-cell office:value-type="string">
            <text:p>かんがえる</text:p>
          </table:table-cell>
          <table:table-cell office:value-type="string">
            <text:p>to think (about), to consider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消える</text:p>
          </table:table-cell>
          <table:table-cell office:value-type="string">
            <text:p>きえる</text:p>
          </table:table-cell>
          <table:table-cell office:value-type="string">
            <text:p>(something) goes off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壊れる</text:p>
          </table:table-cell>
          <table:table-cell office:value-type="string">
            <text:p>こわれる</text:p>
          </table:table-cell>
          <table:table-cell office:value-type="string">
            <text:p>(something) breaks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汚れる</text:p>
          </table:table-cell>
          <table:table-cell office:value-type="string">
            <text:p>よごれる</text:p>
          </table:table-cell>
          <table:table-cell office:value-type="string">
            <text:p>to become dirty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注文する</text:p>
          </table:table-cell>
          <table:table-cell office:value-type="string">
            <text:p>ちゅうもんする</text:p>
          </table:table-cell>
          <table:table-cell office:value-type="string">
            <text:p>to place an order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今すぐ</text:p>
          </table:table-cell>
          <table:table-cell office:value-type="string">
            <text:p>いますぐ</text:p>
          </table:table-cell>
          <table:table-cell office:value-type="string">
            <text:p>right away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おかげで</text:p>
          </table:table-cell>
          <table:table-cell office:value-type="string">
            <text:p>thanks to ...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お先に失礼します</text:p>
          </table:table-cell>
          <table:table-cell office:value-type="string">
            <text:p>おさきにしつれいします</text:p>
          </table:table-cell>
          <table:table-cell office:value-type="string">
            <text:p>See you (lit. I'm leaving ahead of you)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お疲れ様（でした）</text:p>
          </table:table-cell>
          <table:table-cell office:value-type="string">
            <text:p>おつかれさま（でした）</text:p>
          </table:table-cell>
          <table:table-cell office:value-type="string">
            <text:p>You must be tired after working so hard (ritualistic expression,</text:p>
          </table:table-cell>
          <table:table-cell office:value-type="string">
            <text:p>18</text:p>
          </table:table-cell>
          <table:table-cell/>
        </table:table-row>
        <table:table-row table:style-name="ro2">
          <table:table-cell table:number-columns-repeated="2" office:value-type="string">
            <text:p>～（ん）だろう</text:p>
          </table:table-cell>
          <table:table-cell office:value-type="string">
            <text:p>short form of ~(n) deshoo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どうしよう</text:p>
          </table:table-cell>
          <table:table-cell office:value-type="string">
            <text:p>What should I (we) do?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本当に</text:p>
          </table:table-cell>
          <table:table-cell office:value-type="string">
            <text:p>ほんとうに</text:p>
          </table:table-cell>
          <table:table-cell office:value-type="string">
            <text:p>really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まず</text:p>
          </table:table-cell>
          <table:table-cell office:value-type="string">
            <text:p>first of all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table:number-columns-repeated="2" office:value-type="string">
            <text:p>～までに</text:p>
          </table:table-cell>
          <table:table-cell office:value-type="string">
            <text:p>by (time or date)</text:p>
          </table:table-cell>
          <table:table-cell office:value-type="string">
            <text:p>18</text:p>
          </table:table-cell>
          <table:table-cell/>
        </table:table-row>
        <table:table-row table:style-name="ro1">
          <table:table-cell office:value-type="string">
            <text:p>奥様</text:p>
          </table:table-cell>
          <table:table-cell office:value-type="string">
            <text:p>おくさま</text:p>
          </table:table-cell>
          <table:table-cell table:style-name="Default" office:value-type="string">
            <text:p>(your or his) wife (polit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お子さん</text:p>
          </table:table-cell>
          <table:table-cell office:value-type="string">
            <text:p>おこさん</text:p>
          </table:table-cell>
          <table:table-cell table:style-name="Default" office:value-type="string">
            <text:p>(your or their) child (polit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お礼</text:p>
          </table:table-cell>
          <table:table-cell office:value-type="string">
            <text:p>おれい</text:p>
          </table:table-cell>
          <table:table-cell table:style-name="Default" office:value-type="string">
            <text:p>expression of gratitud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敬語</text:p>
          </table:table-cell>
          <table:table-cell office:value-type="string">
            <text:p>けいご</text:p>
          </table:table-cell>
          <table:table-cell table:style-name="Default" office:value-type="string">
            <text:p>honorific languag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こちら</text:p>
          </table:table-cell>
          <table:table-cell table:style-name="Default" office:value-type="string">
            <text:p>this way (polit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出張</text:p>
          </table:table-cell>
          <table:table-cell office:value-type="string">
            <text:p>しゅっちょう</text:p>
          </table:table-cell>
          <table:table-cell table:style-name="Default" office:value-type="string">
            <text:p>business trip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種類</text:p>
          </table:table-cell>
          <table:table-cell office:value-type="string">
            <text:p>しゅるい</text:p>
          </table:table-cell>
          <table:table-cell table:style-name="Default" office:value-type="string">
            <text:p>a kind; a sort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性格</text:p>
          </table:table-cell>
          <table:table-cell office:value-type="string">
            <text:p>せいかく</text:p>
          </table:table-cell>
          <table:table-cell table:style-name="Default" office:value-type="string">
            <text:p>personalit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中学生</text:p>
          </table:table-cell>
          <table:table-cell office:value-type="string">
            <text:p>ちゅうがくせい</text:p>
          </table:table-cell>
          <table:table-cell table:style-name="Default" office:value-type="string">
            <text:p>junior high school student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どちら</text:p>
          </table:table-cell>
          <table:table-cell table:style-name="Default" office:value-type="string">
            <text:p>where (polit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怠け者</text:p>
          </table:table-cell>
          <table:table-cell office:value-type="string">
            <text:p>なまけもの</text:p>
          </table:table-cell>
          <table:table-cell table:style-name="Default" office:value-type="string">
            <text:p>lazy person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悩み</text:p>
          </table:table-cell>
          <table:table-cell office:value-type="string">
            <text:p>なやみ</text:p>
          </table:table-cell>
          <table:table-cell table:style-name="Default" office:value-type="string">
            <text:p>worr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恥ずかしがり屋</text:p>
          </table:table-cell>
          <table:table-cell office:value-type="string">
            <text:p>はずかしがりや</text:p>
          </table:table-cell>
          <table:table-cell table:style-name="Default" office:value-type="string">
            <text:p>shy person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話</text:p>
          </table:table-cell>
          <table:table-cell office:value-type="string">
            <text:p>はなし</text:p>
          </table:table-cell>
          <table:table-cell table:style-name="Default" office:value-type="string">
            <text:p>chat, talk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部長</text:p>
          </table:table-cell>
          <table:table-cell office:value-type="string">
            <text:p>ぶちょう</text:p>
          </table:table-cell>
          <table:table-cell table:style-name="Default" office:value-type="string">
            <text:p>department manager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文化</text:p>
          </table:table-cell>
          <table:table-cell office:value-type="string">
            <text:p>ぶんか</text:p>
          </table:table-cell>
          <table:table-cell table:style-name="Default" office:value-type="string">
            <text:p>cultur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間違い</text:p>
          </table:table-cell>
          <table:table-cell office:value-type="string">
            <text:p>まちがい</text:p>
          </table:table-cell>
          <table:table-cell table:style-name="Default" office:value-type="string">
            <text:p>mistak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仲がいい</text:p>
          </table:table-cell>
          <table:table-cell office:value-type="string">
            <text:p>なかがいい</text:p>
          </table:table-cell>
          <table:table-cell table:style-name="Default" office:value-type="string">
            <text:p>be on good or close terms, to get along well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まじめ</text:p>
          </table:table-cell>
          <table:table-cell table:style-name="Default" office:value-type="string">
            <text:p>serious, sober, diligent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いらっしゃる</text:p>
          </table:table-cell>
          <table:table-cell table:style-name="Default" office:value-type="string">
            <text:p>honorific expression for iku, kuru, and ir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送る</text:p>
          </table:table-cell>
          <table:table-cell office:value-type="string">
            <text:p>おくる</text:p>
          </table:table-cell>
          <table:table-cell table:style-name="Default" office:value-type="string">
            <text:p>to walk or drive (someon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怒る</text:p>
          </table:table-cell>
          <table:table-cell office:value-type="string">
            <text:p>おこる</text:p>
          </table:table-cell>
          <table:table-cell table:style-name="Default" office:value-type="string">
            <text:p>to get angr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おっしゃる</text:p>
          </table:table-cell>
          <table:table-cell table:style-name="Default" office:value-type="string">
            <text:p>honorific expression for i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お休みになる</text:p>
          </table:table-cell>
          <table:table-cell office:value-type="string">
            <text:p>おやすみになる</text:p>
          </table:table-cell>
          <table:table-cell table:style-name="Default" office:value-type="string">
            <text:p>honorific expression for ner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決まる</text:p>
          </table:table-cell>
          <table:table-cell office:value-type="string">
            <text:p>きまる</text:p>
          </table:table-cell>
          <table:table-cell table:style-name="Default" office:value-type="string">
            <text:p>to be decided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下さる</text:p>
          </table:table-cell>
          <table:table-cell office:value-type="string">
            <text:p>くださる</text:p>
          </table:table-cell>
          <table:table-cell table:style-name="Default" office:value-type="string">
            <text:p>honorific expression for kurer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ご覧になる</text:p>
          </table:table-cell>
          <table:table-cell office:value-type="string">
            <text:p>ごらんになる</text:p>
          </table:table-cell>
          <table:table-cell table:style-name="Default" office:value-type="string">
            <text:p>honorific expression for mir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知り合う</text:p>
          </table:table-cell>
          <table:table-cell office:value-type="string">
            <text:p>しりあう</text:p>
          </table:table-cell>
          <table:table-cell table:style-name="Default" office:value-type="string">
            <text:p>to get acquainted with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～ていらっしゃる</text:p>
          </table:table-cell>
          <table:table-cell table:style-name="Default" office:value-type="string">
            <text:p>honorific expression for -te ir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なさる</text:p>
          </table:table-cell>
          <table:table-cell table:style-name="Default" office:value-type="string">
            <text:p>honorific expression for sur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引っ越す</text:p>
          </table:table-cell>
          <table:table-cell office:value-type="string">
            <text:p>ひっこす</text:p>
          </table:table-cell>
          <table:table-cell table:style-name="Default" office:value-type="string">
            <text:p>to move (to another place to liv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召し上がる</text:p>
          </table:table-cell>
          <table:table-cell office:value-type="string">
            <text:p>めしあがる</text:p>
          </table:table-cell>
          <table:table-cell table:style-name="Default" office:value-type="string">
            <text:p>honorific expression for taberu and nomu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呼ぶ</text:p>
          </table:table-cell>
          <table:table-cell office:value-type="string">
            <text:p>よぶ</text:p>
          </table:table-cell>
          <table:table-cell table:style-name="Default" office:value-type="string">
            <text:p>to call (one's name), to invit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寄る</text:p>
          </table:table-cell>
          <table:table-cell office:value-type="string">
            <text:p>よる</text:p>
          </table:table-cell>
          <table:table-cell table:style-name="Default" office:value-type="string">
            <text:p>to stop b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遅れる</text:p>
          </table:table-cell>
          <table:table-cell office:value-type="string">
            <text:p>おくれる</text:p>
          </table:table-cell>
          <table:table-cell table:style-name="Default" office:value-type="string">
            <text:p>to become lat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かける</text:p>
          </table:table-cell>
          <table:table-cell table:style-name="Default" office:value-type="string">
            <text:p>to sit down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晴れる</text:p>
          </table:table-cell>
          <table:table-cell office:value-type="string">
            <text:p>はれる</text:p>
          </table:table-cell>
          <table:table-cell table:style-name="Default" office:value-type="string">
            <text:p>to become sunn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もてる</text:p>
          </table:table-cell>
          <table:table-cell table:style-name="Default" office:value-type="string">
            <text:p>to be popular (in terms of romantic interest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遠慮する</text:p>
          </table:table-cell>
          <table:table-cell office:value-type="string">
            <text:p>えんりょする</text:p>
          </table:table-cell>
          <table:table-cell table:style-name="Default" office:value-type="string">
            <text:p>to hold back for the time being, to refrain from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ごちそうする</text:p>
          </table:table-cell>
          <table:table-cell table:style-name="Default" office:value-type="string">
            <text:p>to treat or invite (someone) to a meal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招待する</text:p>
          </table:table-cell>
          <table:table-cell office:value-type="string">
            <text:p>しょうたいする</text:p>
          </table:table-cell>
          <table:table-cell table:style-name="Default" office:value-type="string">
            <text:p>to invite someone (to an event or a plac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注意する</text:p>
          </table:table-cell>
          <table:table-cell office:value-type="string">
            <text:p>ちゅういする</text:p>
          </table:table-cell>
          <table:table-cell table:style-name="Default" office:value-type="string">
            <text:p>to watch out, to give warning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話をする</text:p>
          </table:table-cell>
          <table:table-cell office:value-type="string">
            <text:p>はなしをする</text:p>
          </table:table-cell>
          <table:table-cell table:style-name="Default" office:value-type="string">
            <text:p>to have a talk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おととい</text:p>
          </table:table-cell>
          <table:table-cell table:style-name="Default" office:value-type="string">
            <text:p>the day before yesterda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なぜ</text:p>
          </table:table-cell>
          <table:table-cell table:style-name="Default" office:value-type="string">
            <text:p>why (= dooshite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本当は</text:p>
          </table:table-cell>
          <table:table-cell office:value-type="string">
            <text:p>ほんとうは</text:p>
          </table:table-cell>
          <table:table-cell table:style-name="Default" office:value-type="string">
            <text:p>in fact, originally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毎朝</text:p>
          </table:table-cell>
          <table:table-cell office:value-type="string">
            <text:p>まいあさ</text:p>
          </table:table-cell>
          <table:table-cell table:style-name="Default" office:value-type="string">
            <text:p>every morning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まだ</text:p>
          </table:table-cell>
          <table:table-cell table:style-name="Default" office:value-type="string">
            <text:p>still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～名様</text:p>
          </table:table-cell>
          <table:table-cell office:value-type="string">
            <text:p>～めいさま</text:p>
          </table:table-cell>
          <table:table-cell table:style-name="Default" office:value-type="string">
            <text:p>party of ... peopl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ようこそ</text:p>
          </table:table-cell>
          <table:table-cell table:style-name="Default" office:value-type="string">
            <text:p>Welcome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よろしくお伝えください</text:p>
          </table:table-cell>
          <table:table-cell office:value-type="string">
            <text:p>よろしくおつたえください</text:p>
          </table:table-cell>
          <table:table-cell table:style-name="Default" office:value-type="string">
            <text:p>Please give my best regards (to ...)</text:p>
          </table:table-cell>
          <table:table-cell table:style-name="Default" office:value-type="float" office:value="19">
            <text:p>19</text:p>
          </table:table-cell>
          <table:table-cell/>
        </table:table-row>
        <table:table-row table:style-name="ro1">
          <table:table-cell table:number-columns-repeated="2" office:value-type="string">
            <text:p>あちら</text:p>
          </table:table-cell>
          <table:table-cell table:style-name="Default" office:value-type="string">
            <text:p>that way (polite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宇宙人</text:p>
          </table:table-cell>
          <table:table-cell office:value-type="string">
            <text:p>うちゅうじん</text:p>
          </table:table-cell>
          <table:table-cell table:style-name="Default" office:value-type="string">
            <text:p>space alien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音</text:p>
          </table:table-cell>
          <table:table-cell office:value-type="string">
            <text:p>おと</text:p>
          </table:table-cell>
          <table:table-cell table:style-name="Default" office:value-type="string">
            <text:p>sound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係の者</text:p>
          </table:table-cell>
          <table:table-cell office:value-type="string">
            <text:p>かかりのもの</text:p>
          </table:table-cell>
          <table:table-cell table:style-name="Default" office:value-type="string">
            <text:p>our person in charg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角</text:p>
          </table:table-cell>
          <table:table-cell office:value-type="string">
            <text:p>かど</text:p>
          </table:table-cell>
          <table:table-cell table:style-name="Default" office:value-type="string">
            <text:p>corner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神様</text:p>
          </table:table-cell>
          <table:table-cell office:value-type="string">
            <text:p>かみさま</text:p>
          </table:table-cell>
          <table:table-cell table:style-name="Default" office:value-type="string">
            <text:p>God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空港</text:p>
          </table:table-cell>
          <table:table-cell office:value-type="string">
            <text:p>くうこう</text:p>
          </table:table-cell>
          <table:table-cell table:style-name="Default" office:value-type="string">
            <text:p>airport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字</text:p>
          </table:table-cell>
          <table:table-cell office:value-type="string">
            <text:p>じ</text:p>
          </table:table-cell>
          <table:table-cell table:style-name="Default" office:value-type="string">
            <text:p>letter, character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支店</text:p>
          </table:table-cell>
          <table:table-cell office:value-type="string">
            <text:p>してん</text:p>
          </table:table-cell>
          <table:table-cell table:style-name="Default" office:value-type="string">
            <text:p>branch offic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趣味</text:p>
          </table:table-cell>
          <table:table-cell office:value-type="string">
            <text:p>しゅみ</text:p>
          </table:table-cell>
          <table:table-cell table:style-name="Default" office:value-type="string">
            <text:p>hobby, pasttim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小説</text:p>
          </table:table-cell>
          <table:table-cell office:value-type="string">
            <text:p>しょうせつ</text:p>
          </table:table-cell>
          <table:table-cell table:style-name="Default" office:value-type="string">
            <text:p>novel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信号</text:p>
          </table:table-cell>
          <table:table-cell office:value-type="string">
            <text:p>しんごう</text:p>
          </table:table-cell>
          <table:table-cell table:style-name="Default" office:value-type="string">
            <text:p>traffic light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スニーカー</text:p>
          </table:table-cell>
          <table:table-cell table:style-name="Default" office:value-type="string">
            <text:p>sneakers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扇子</text:p>
          </table:table-cell>
          <table:table-cell office:value-type="string">
            <text:p>せんす</text:p>
          </table:table-cell>
          <table:table-cell table:style-name="Default" office:value-type="string">
            <text:p>fan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月</text:p>
          </table:table-cell>
          <table:table-cell office:value-type="string">
            <text:p>つき</text:p>
          </table:table-cell>
          <table:table-cell table:style-name="Default" office:value-type="string">
            <text:p>moon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ハイヒール</text:p>
          </table:table-cell>
          <table:table-cell table:style-name="Default" office:value-type="string">
            <text:p>high heels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～屋</text:p>
          </table:table-cell>
          <table:table-cell office:value-type="string">
            <text:p>～や</text:p>
          </table:table-cell>
          <table:table-cell table:style-name="Default" office:value-type="string">
            <text:p>... shop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ゆうべ</text:p>
          </table:table-cell>
          <table:table-cell table:style-name="Default" office:value-type="string">
            <text:p>last night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重い</text:p>
          </table:table-cell>
          <table:table-cell office:value-type="string">
            <text:p>おもい</text:p>
          </table:table-cell>
          <table:table-cell table:style-name="Default" office:value-type="string">
            <text:p>heavy, serious (illness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歩く</text:p>
          </table:table-cell>
          <table:table-cell office:value-type="string">
            <text:p>あるく</text:p>
          </table:table-cell>
          <table:table-cell table:style-name="Default" office:value-type="string">
            <text:p>to walk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致す</text:p>
          </table:table-cell>
          <table:table-cell office:value-type="string">
            <text:p>いたす</text:p>
          </table:table-cell>
          <table:table-cell table:style-name="Default" office:value-type="string">
            <text:p>extra-modest expression for sur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頂く</text:p>
          </table:table-cell>
          <table:table-cell office:value-type="string">
            <text:p>いただく</text:p>
          </table:table-cell>
          <table:table-cell table:style-name="Default" office:value-type="string">
            <text:p>extra-modest expression for taberu and nom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頂く</text:p>
          </table:table-cell>
          <table:table-cell office:value-type="string">
            <text:p>いただく</text:p>
          </table:table-cell>
          <table:table-cell table:style-name="Default" office:value-type="string">
            <text:p>humble expression for mora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伺う</text:p>
          </table:table-cell>
          <table:table-cell office:value-type="string">
            <text:p>うかがう</text:p>
          </table:table-cell>
          <table:table-cell table:style-name="Default" office:value-type="string">
            <text:p>to humbly visit, to humbly ask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おる</text:p>
          </table:table-cell>
          <table:table-cell table:style-name="Default" office:value-type="string">
            <text:p>extra-modest expression for ir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ござる</text:p>
          </table:table-cell>
          <table:table-cell table:style-name="Default" office:value-type="string">
            <text:p>extra-modest expression for ar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～ておる</text:p>
          </table:table-cell>
          <table:table-cell table:style-name="Default" office:value-type="string">
            <text:p>extra-modest expression for -te ir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～でござる</text:p>
          </table:table-cell>
          <table:table-cell table:style-name="Default" office:value-type="string">
            <text:p>extra-modest expression for des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参る</text:p>
          </table:table-cell>
          <table:table-cell office:value-type="string">
            <text:p>まいる</text:p>
          </table:table-cell>
          <table:table-cell table:style-name="Default" office:value-type="string">
            <text:p>extra-modest expression for iku and kur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曲がる</text:p>
          </table:table-cell>
          <table:table-cell office:value-type="string">
            <text:p>まがる</text:p>
          </table:table-cell>
          <table:table-cell table:style-name="Default" office:value-type="string">
            <text:p>to turn (right or left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申す</text:p>
          </table:table-cell>
          <table:table-cell office:value-type="string">
            <text:p>もうす</text:p>
          </table:table-cell>
          <table:table-cell table:style-name="Default" office:value-type="string">
            <text:p>extra-modest expression for i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戻る</text:p>
          </table:table-cell>
          <table:table-cell office:value-type="string">
            <text:p>もどる</text:p>
          </table:table-cell>
          <table:table-cell table:style-name="Default" office:value-type="string">
            <text:p>to return, to come back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聞こえる</text:p>
          </table:table-cell>
          <table:table-cell office:value-type="string">
            <text:p>きこえる</text:p>
          </table:table-cell>
          <table:table-cell table:style-name="Default" office:value-type="string">
            <text:p>to be audibl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差し上げる</text:p>
          </table:table-cell>
          <table:table-cell office:value-type="string">
            <text:p>さしあげる</text:p>
          </table:table-cell>
          <table:table-cell table:style-name="Default" office:value-type="string">
            <text:p>humble expression for ageru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伝える</text:p>
          </table:table-cell>
          <table:table-cell office:value-type="string">
            <text:p>つたえる</text:p>
          </table:table-cell>
          <table:table-cell table:style-name="Default" office:value-type="string">
            <text:p>to convey (message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待たせる</text:p>
          </table:table-cell>
          <table:table-cell office:value-type="string">
            <text:p>またせる</text:p>
          </table:table-cell>
          <table:table-cell table:style-name="Default" office:value-type="string">
            <text:p>to keep (someone) waiting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交換する</text:p>
          </table:table-cell>
          <table:table-cell office:value-type="string">
            <text:p>こうかんする</text:p>
          </table:table-cell>
          <table:table-cell table:style-name="Default" office:value-type="string">
            <text:p>to exchang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生活する</text:p>
          </table:table-cell>
          <table:table-cell office:value-type="string">
            <text:p>せいかつする</text:p>
          </table:table-cell>
          <table:table-cell table:style-name="Default" office:value-type="string">
            <text:p>to lead a lif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返品する</text:p>
          </table:table-cell>
          <table:table-cell office:value-type="string">
            <text:p>へんぴんする</text:p>
          </table:table-cell>
          <table:table-cell table:style-name="Default" office:value-type="string">
            <text:p>to return (merchandise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おや</text:p>
          </table:table-cell>
          <table:table-cell table:style-name="Default" office:value-type="string">
            <text:p>Oh!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～階</text:p>
          </table:table-cell>
          <table:table-cell office:value-type="string">
            <text:p>～かい</text:p>
          </table:table-cell>
          <table:table-cell table:style-name="Default" office:value-type="string">
            <text:p>... the floor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かしこまりました</text:p>
          </table:table-cell>
          <table:table-cell table:style-name="Default" office:value-type="string">
            <text:p>Certainly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さあ</text:p>
          </table:table-cell>
          <table:table-cell table:style-name="Default" office:value-type="string">
            <text:p>I am not sure ...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失礼しました</text:p>
          </table:table-cell>
          <table:table-cell office:value-type="string">
            <text:p>しつれいしました</text:p>
          </table:table-cell>
          <table:table-cell table:style-name="Default" office:value-type="string">
            <text:p>I'm very sorry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少々</text:p>
          </table:table-cell>
          <table:table-cell office:value-type="string">
            <text:p>しょうしょう</text:p>
          </table:table-cell>
          <table:table-cell table:style-name="Default" office:value-type="string">
            <text:p>a few seconds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それでは</text:p>
          </table:table-cell>
          <table:table-cell table:style-name="Default" office:value-type="string">
            <text:p>if that is the case ...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できれば</text:p>
          </table:table-cell>
          <table:table-cell table:style-name="Default" office:value-type="string">
            <text:p>if possibl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誠に</text:p>
          </table:table-cell>
          <table:table-cell office:value-type="string">
            <text:p>まことに</text:p>
          </table:table-cell>
          <table:table-cell table:style-name="Default" office:value-type="string">
            <text:p>really (very polite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また</text:p>
          </table:table-cell>
          <table:table-cell table:style-name="Default" office:value-type="string">
            <text:p>again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～みたいなＸ</text:p>
          </table:table-cell>
          <table:table-cell table:style-name="Default" office:value-type="string">
            <text:p>X such as ...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申し訳ありません</text:p>
          </table:table-cell>
          <table:table-cell office:value-type="string">
            <text:p>もうしわけありません</text:p>
          </table:table-cell>
          <table:table-cell table:style-name="Default" office:value-type="string">
            <text:p>You have my apologies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table:number-columns-repeated="2" office:value-type="string">
            <text:p>よろしかったら</text:p>
          </table:table-cell>
          <table:table-cell table:style-name="Default" office:value-type="string">
            <text:p>if it is okay (polite)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まっすぐ行く</text:p>
          </table:table-cell>
          <table:table-cell office:value-type="string">
            <text:p>まっすぐいく</text:p>
          </table:table-cell>
          <table:table-cell table:style-name="Default" office:value-type="string">
            <text:p>to go straight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～を越える</text:p>
          </table:table-cell>
          <table:table-cell office:value-type="string">
            <text:p>～をこえる</text:p>
          </table:table-cell>
          <table:table-cell table:style-name="Default" office:value-type="string">
            <text:p>to pass ...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赤ちゃん</text:p>
          </table:table-cell>
          <table:table-cell office:value-type="string">
            <text:p>あかちゃん</text:p>
          </table:table-cell>
          <table:table-cell table:style-name="Default" office:value-type="string">
            <text:p>baby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蚊</text:p>
          </table:table-cell>
          <table:table-cell office:value-type="string">
            <text:p>か</text:p>
          </table:table-cell>
          <table:table-cell table:style-name="Default" office:value-type="string">
            <text:p>mosquito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会議</text:p>
          </table:table-cell>
          <table:table-cell office:value-type="string">
            <text:p>かいぎ</text:p>
          </table:table-cell>
          <table:table-cell table:style-name="Default" office:value-type="string">
            <text:p>business meeting, conferenc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ガソリン</text:p>
          </table:table-cell>
          <table:table-cell table:style-name="Default" office:value-type="string">
            <text:p>gasolin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環境</text:p>
          </table:table-cell>
          <table:table-cell office:value-type="string">
            <text:p>かんきょう</text:p>
          </table:table-cell>
          <table:table-cell table:style-name="Default" office:value-type="string">
            <text:p>environmen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警察</text:p>
          </table:table-cell>
          <table:table-cell office:value-type="string">
            <text:p>けいさつ</text:p>
          </table:table-cell>
          <table:table-cell table:style-name="Default" office:value-type="string">
            <text:p>police, police statio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工場</text:p>
          </table:table-cell>
          <table:table-cell office:value-type="string">
            <text:p>こうじょう</text:p>
          </table:table-cell>
          <table:table-cell table:style-name="Default" office:value-type="string">
            <text:p>factory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事</text:p>
          </table:table-cell>
          <table:table-cell office:value-type="string">
            <text:p>こと</text:p>
          </table:table-cell>
          <table:table-cell table:style-name="Default" office:value-type="string">
            <text:p>things, matters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終電</text:p>
          </table:table-cell>
          <table:table-cell office:value-type="string">
            <text:p>しゅうでん</text:p>
          </table:table-cell>
          <table:table-cell table:style-name="Default" office:value-type="string">
            <text:p>last trai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スピーチ</text:p>
          </table:table-cell>
          <table:table-cell table:style-name="Default" office:value-type="string">
            <text:p>speech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政府</text:p>
          </table:table-cell>
          <table:table-cell office:value-type="string">
            <text:p>せいふ</text:p>
          </table:table-cell>
          <table:table-cell table:style-name="Default" office:value-type="string">
            <text:p>governmen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ちかん</text:p>
          </table:table-cell>
          <table:table-cell table:style-name="Default" office:value-type="string">
            <text:p>sexual offender, lascivious ma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同僚</text:p>
          </table:table-cell>
          <table:table-cell office:value-type="string">
            <text:p>どうりょう</text:p>
          </table:table-cell>
          <table:table-cell table:style-name="Default" office:value-type="string">
            <text:p>colleagu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泥棒</text:p>
          </table:table-cell>
          <table:table-cell office:value-type="string">
            <text:p>どろぼう</text:p>
          </table:table-cell>
          <table:table-cell table:style-name="Default" office:value-type="string">
            <text:p>thief, burgla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バイト</text:p>
          </table:table-cell>
          <table:table-cell table:style-name="Default" office:value-type="string">
            <text:p>abbreviation of arubaito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犯人</text:p>
          </table:table-cell>
          <table:table-cell office:value-type="string">
            <text:p>はんにん</text:p>
          </table:table-cell>
          <table:table-cell table:style-name="Default" office:value-type="string">
            <text:p>criminal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ポスター</text:p>
          </table:table-cell>
          <table:table-cell table:style-name="Default" office:value-type="string">
            <text:p>poste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昔</text:p>
          </table:table-cell>
          <table:table-cell office:value-type="string">
            <text:p>むかし</text:p>
          </table:table-cell>
          <table:table-cell table:style-name="Default" office:value-type="string">
            <text:p>old days, pas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文句</text:p>
          </table:table-cell>
          <table:table-cell office:value-type="string">
            <text:p>もんく</text:p>
          </table:table-cell>
          <table:table-cell table:style-name="Default" office:value-type="string">
            <text:p>complain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文句を言う</text:p>
          </table:table-cell>
          <table:table-cell office:value-type="string">
            <text:p>もんくをいう</text:p>
          </table:table-cell>
          <table:table-cell table:style-name="Default" office:value-type="string">
            <text:p>to complai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留守</text:p>
          </table:table-cell>
          <table:table-cell office:value-type="string">
            <text:p>るす</text:p>
          </table:table-cell>
          <table:table-cell table:style-name="Default" office:value-type="string">
            <text:p>absence, not at hom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遠い</text:p>
          </table:table-cell>
          <table:table-cell office:value-type="string">
            <text:p>とおい</text:p>
          </table:table-cell>
          <table:table-cell table:style-name="Default" office:value-type="string">
            <text:p>far (away)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ひどい</text:p>
          </table:table-cell>
          <table:table-cell table:style-name="Default" office:value-type="string">
            <text:p>awful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安全</text:p>
          </table:table-cell>
          <table:table-cell office:value-type="string">
            <text:p>あんぜん</text:p>
          </table:table-cell>
          <table:table-cell table:style-name="Default" office:value-type="string">
            <text:p>saf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大切</text:p>
          </table:table-cell>
          <table:table-cell office:value-type="string">
            <text:p>たいせつ</text:p>
          </table:table-cell>
          <table:table-cell table:style-name="Default" office:value-type="string">
            <text:p>precious, valuabl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めちゃくちゃ</text:p>
          </table:table-cell>
          <table:table-cell table:style-name="Default" office:value-type="string">
            <text:p>messy, disorganized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置く</text:p>
          </table:table-cell>
          <table:table-cell office:value-type="string">
            <text:p>おく</text:p>
          </table:table-cell>
          <table:table-cell table:style-name="Default" office:value-type="string">
            <text:p>to put, to lay, to plac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気が付く</text:p>
          </table:table-cell>
          <table:table-cell office:value-type="string">
            <text:p>きがつく</text:p>
          </table:table-cell>
          <table:table-cell table:style-name="Default" office:value-type="string">
            <text:p>to notic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ける</text:p>
          </table:table-cell>
          <table:table-cell table:style-name="Default" office:value-type="string">
            <text:p>to kick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刺す</text:p>
          </table:table-cell>
          <table:table-cell office:value-type="string">
            <text:p>さす</text:p>
          </table:table-cell>
          <table:table-cell table:style-name="Default" office:value-type="string">
            <text:p>to string, to bite (bug), to stab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触る</text:p>
          </table:table-cell>
          <table:table-cell office:value-type="string">
            <text:p>さわる</text:p>
          </table:table-cell>
          <table:table-cell table:style-name="Default" office:value-type="string">
            <text:p>to touch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捕まる</text:p>
          </table:table-cell>
          <table:table-cell office:value-type="string">
            <text:p>つかまる</text:p>
          </table:table-cell>
          <table:table-cell table:style-name="Default" office:value-type="string">
            <text:p>to be arrested, to be caugh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包む</text:p>
          </table:table-cell>
          <table:table-cell office:value-type="string">
            <text:p>つつむ</text:p>
          </table:table-cell>
          <table:table-cell table:style-name="Default" office:value-type="string">
            <text:p>to wrap, to cove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殴る</text:p>
          </table:table-cell>
          <table:table-cell office:value-type="string">
            <text:p>なぐる</text:p>
          </table:table-cell>
          <table:table-cell table:style-name="Default" office:value-type="string">
            <text:p>to strike, to hit, to punch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盗む</text:p>
          </table:table-cell>
          <table:table-cell office:value-type="string">
            <text:p>ぬすむ</text:p>
          </table:table-cell>
          <table:table-cell table:style-name="Default" office:value-type="string">
            <text:p>to steal, to rob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貼る</text:p>
          </table:table-cell>
          <table:table-cell office:value-type="string">
            <text:p>はる</text:p>
          </table:table-cell>
          <table:table-cell table:style-name="Default" office:value-type="string">
            <text:p>to pos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踏む</text:p>
          </table:table-cell>
          <table:table-cell office:value-type="string">
            <text:p>ふむ</text:p>
          </table:table-cell>
          <table:table-cell table:style-name="Default" office:value-type="string">
            <text:p>to step o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ふる</text:p>
          </table:table-cell>
          <table:table-cell table:style-name="Default" office:value-type="string">
            <text:p>to turn down (somebody), to reject, to jil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焼く</text:p>
          </table:table-cell>
          <table:table-cell office:value-type="string">
            <text:p>やく</text:p>
          </table:table-cell>
          <table:table-cell table:style-name="Default" office:value-type="string">
            <text:p>to bak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やる</text:p>
          </table:table-cell>
          <table:table-cell table:style-name="Default" office:value-type="string">
            <text:p>to give (to pets, plants, younger siblings, etc)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いじめる</text:p>
          </table:table-cell>
          <table:table-cell table:style-name="Default" office:value-type="string">
            <text:p>to bully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着替える</text:p>
          </table:table-cell>
          <table:table-cell office:value-type="string">
            <text:p>きがえる</text:p>
          </table:table-cell>
          <table:table-cell table:style-name="Default" office:value-type="string">
            <text:p>to change clothes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ためる</text:p>
          </table:table-cell>
          <table:table-cell table:style-name="Default" office:value-type="string">
            <text:p>to save money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続ける</text:p>
          </table:table-cell>
          <table:table-cell office:value-type="string">
            <text:p>つづける</text:p>
          </table:table-cell>
          <table:table-cell table:style-name="Default" office:value-type="string">
            <text:p>to continu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ほめる</text:p>
          </table:table-cell>
          <table:table-cell table:style-name="Default" office:value-type="string">
            <text:p>to praise, to say nice things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間違える</text:p>
          </table:table-cell>
          <table:table-cell office:value-type="string">
            <text:p>まちがえる</text:p>
          </table:table-cell>
          <table:table-cell table:style-name="Default" office:value-type="string">
            <text:p>to make a mistak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見つける</text:p>
          </table:table-cell>
          <table:table-cell office:value-type="string">
            <text:p>みつける</text:p>
          </table:table-cell>
          <table:table-cell table:style-name="Default" office:value-type="string">
            <text:p>to find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準備する</text:p>
          </table:table-cell>
          <table:table-cell office:value-type="string">
            <text:p>じゅんびする</text:p>
          </table:table-cell>
          <table:table-cell table:style-name="Default" office:value-type="string">
            <text:p>to prepar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ばかにする</text:p>
          </table:table-cell>
          <table:table-cell table:style-name="Default" office:value-type="string">
            <text:p>to insure, to make a fool of …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びっくりする</text:p>
          </table:table-cell>
          <table:table-cell table:style-name="Default" office:value-type="string">
            <text:p>to be surprised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昼寝をする</text:p>
          </table:table-cell>
          <table:table-cell office:value-type="string">
            <text:p>ひるねをする</text:p>
          </table:table-cell>
          <table:table-cell table:style-name="Default" office:value-type="string">
            <text:p>to take a nap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連絡する</text:p>
          </table:table-cell>
          <table:table-cell office:value-type="string">
            <text:p>れんらくする</text:p>
          </table:table-cell>
          <table:table-cell table:style-name="Default" office:value-type="string">
            <text:p>to contac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～間に</text:p>
          </table:table-cell>
          <table:table-cell office:value-type="string">
            <text:p>～あいだに</text:p>
          </table:table-cell>
          <table:table-cell table:style-name="Default" office:value-type="string">
            <text:p>while ...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ころ</text:p>
          </table:table-cell>
          <table:table-cell table:style-name="Default" office:value-type="string">
            <text:p>time of …, when …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少し</text:p>
          </table:table-cell>
          <table:table-cell office:value-type="string">
            <text:p>すこし</text:p>
          </table:table-cell>
          <table:table-cell table:style-name="Default" office:value-type="string">
            <text:p>a littl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とにかく</text:p>
          </table:table-cell>
          <table:table-cell table:style-name="Default" office:value-type="string">
            <text:p>anyhow, anyway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強盗</text:p>
          </table:table-cell>
          <table:table-cell office:value-type="string">
            <text:p>ごうとう</text:p>
          </table:table-cell>
          <table:table-cell table:style-name="Default" office:value-type="string">
            <text:p>robbe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詐欺</text:p>
          </table:table-cell>
          <table:table-cell office:value-type="string">
            <text:p>さぎ</text:p>
          </table:table-cell>
          <table:table-cell table:style-name="Default" office:value-type="string">
            <text:p>fraud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詐欺師</text:p>
          </table:table-cell>
          <table:table-cell office:value-type="string">
            <text:p>さぎし</text:p>
          </table:table-cell>
          <table:table-cell table:style-name="Default" office:value-type="string">
            <text:p>con man or woma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ストーカー</text:p>
          </table:table-cell>
          <table:table-cell table:style-name="Default" office:value-type="string">
            <text:p>stalke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すり</text:p>
          </table:table-cell>
          <table:table-cell table:style-name="Default" office:value-type="string">
            <text:p>pickpocke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ちかん</text:p>
          </table:table-cell>
          <table:table-cell table:style-name="Default" office:value-type="string">
            <text:p>sexual offende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万引き</text:p>
          </table:table-cell>
          <table:table-cell office:value-type="string">
            <text:p>まんびき</text:p>
          </table:table-cell>
          <table:table-cell table:style-name="Default" office:value-type="string">
            <text:p>shoplifting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誘拐</text:p>
          </table:table-cell>
          <table:table-cell office:value-type="string">
            <text:p>ゆうかい</text:p>
          </table:table-cell>
          <table:table-cell table:style-name="Default" office:value-type="string">
            <text:p>kidnapping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レイプ</text:p>
          </table:table-cell>
          <table:table-cell table:style-name="Default" office:value-type="string">
            <text:p>rap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襲う</text:p>
          </table:table-cell>
          <table:table-cell office:value-type="string">
            <text:p>おそう</text:p>
          </table:table-cell>
          <table:table-cell table:style-name="Default" office:value-type="string">
            <text:p>to attack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ける</text:p>
          </table:table-cell>
          <table:table-cell table:style-name="Default" office:value-type="string">
            <text:p>to kick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殺す</text:p>
          </table:table-cell>
          <table:table-cell office:value-type="string">
            <text:p>ころす</text:p>
          </table:table-cell>
          <table:table-cell table:style-name="Default" office:value-type="string">
            <text:p>to murder, to kill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する</text:p>
          </table:table-cell>
          <table:table-cell table:style-name="Default" office:value-type="string">
            <text:p>to pick one's pockets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だます</text:p>
          </table:table-cell>
          <table:table-cell table:style-name="Default" office:value-type="string">
            <text:p>to deceive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つける</text:p>
          </table:table-cell>
          <table:table-cell table:style-name="Default" office:value-type="string">
            <text:p>to follow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殴る</text:p>
          </table:table-cell>
          <table:table-cell office:value-type="string">
            <text:p>なぐる</text:p>
          </table:table-cell>
          <table:table-cell table:style-name="Default" office:value-type="string">
            <text:p>to punch, to strike, to hit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盗む</text:p>
          </table:table-cell>
          <table:table-cell office:value-type="string">
            <text:p>ぬすむ</text:p>
          </table:table-cell>
          <table:table-cell table:style-name="Default" office:value-type="string">
            <text:p>to steal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ひく</text:p>
          </table:table-cell>
          <table:table-cell table:style-name="Default" office:value-type="string">
            <text:p>(a car) run over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table:number-columns-repeated="2" office:value-type="string">
            <text:p>ゆする</text:p>
          </table:table-cell>
          <table:table-cell table:style-name="Default" office:value-type="string">
            <text:p>to blackmail, to threaten</text:p>
          </table:table-cell>
          <table:table-cell table:style-name="Default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相手</text:p>
          </table:table-cell>
          <table:table-cell office:value-type="string">
            <text:p>あいて</text:p>
          </table:table-cell>
          <table:table-cell table:style-name="Default" office:value-type="string">
            <text:p>partner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 office:value-type="string">
            <text:p>うけつけ</text:p>
          </table:table-cell>
          <table:table-cell table:style-name="Default" office:value-type="string">
            <text:p>reception desk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英会話</text:p>
          </table:table-cell>
          <table:table-cell office:value-type="string">
            <text:p>えいかいわ</text:p>
          </table:table-cell>
          <table:table-cell table:style-name="Default" office:value-type="string">
            <text:p>English conversation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お嬢さん</text:p>
          </table:table-cell>
          <table:table-cell office:value-type="string">
            <text:p>おじょうさん</text:p>
          </table:table-cell>
          <table:table-cell table:style-name="Default" office:value-type="string">
            <text:p>(someone's) daughter (polite)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家事</text:p>
          </table:table-cell>
          <table:table-cell office:value-type="string">
            <text:p>かじ</text:p>
          </table:table-cell>
          <table:table-cell table:style-name="Default" office:value-type="string">
            <text:p>household matters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風</text:p>
          </table:table-cell>
          <table:table-cell office:value-type="string">
            <text:p>かぜ</text:p>
          </table:table-cell>
          <table:table-cell table:style-name="Default" office:value-type="string">
            <text:p>wind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木</text:p>
          </table:table-cell>
          <table:table-cell office:value-type="string">
            <text:p>き</text:p>
          </table:table-cell>
          <table:table-cell table:style-name="Default" office:value-type="string">
            <text:p>tre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期末試験</text:p>
          </table:table-cell>
          <table:table-cell office:value-type="string">
            <text:p>きまつしけん</text:p>
          </table:table-cell>
          <table:table-cell table:style-name="Default" office:value-type="string">
            <text:p>final examination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後輩</text:p>
          </table:table-cell>
          <table:table-cell office:value-type="string">
            <text:p>こうはい</text:p>
          </table:table-cell>
          <table:table-cell table:style-name="Default" office:value-type="string">
            <text:p>junior members of a group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猿</text:p>
          </table:table-cell>
          <table:table-cell office:value-type="string">
            <text:p>さる</text:p>
          </table:table-cell>
          <table:table-cell table:style-name="Default" office:value-type="string">
            <text:p>monkey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自由</text:p>
          </table:table-cell>
          <table:table-cell office:value-type="string">
            <text:p>じゆう</text:p>
          </table:table-cell>
          <table:table-cell table:style-name="Default" office:value-type="string">
            <text:p>freedom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塾</text:p>
          </table:table-cell>
          <table:table-cell office:value-type="string">
            <text:p>じゅく</text:p>
          </table:table-cell>
          <table:table-cell table:style-name="Default" office:value-type="string">
            <text:p>cram school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書類</text:p>
          </table:table-cell>
          <table:table-cell office:value-type="string">
            <text:p>しょるい</text:p>
          </table:table-cell>
          <table:table-cell table:style-name="Default" office:value-type="string">
            <text:p>document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先輩</text:p>
          </table:table-cell>
          <table:table-cell office:value-type="string">
            <text:p>せんぱい</text:p>
          </table:table-cell>
          <table:table-cell table:style-name="Default" office:value-type="string">
            <text:p>senior members of a group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一人暮らし</text:p>
          </table:table-cell>
          <table:table-cell office:value-type="string">
            <text:p>ひとりぐらし</text:p>
          </table:table-cell>
          <table:table-cell table:style-name="Default" office:value-type="string">
            <text:p>living alon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部下</text:p>
          </table:table-cell>
          <table:table-cell office:value-type="string">
            <text:p>ぶか</text:p>
          </table:table-cell>
          <table:table-cell table:style-name="Default" office:value-type="string">
            <text:p>subordinat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復習</text:p>
          </table:table-cell>
          <table:table-cell office:value-type="string">
            <text:p>ふくしゅう</text:p>
          </table:table-cell>
          <table:table-cell table:style-name="Default" office:value-type="string">
            <text:p>review of lessons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プロジェクト</text:p>
          </table:table-cell>
          <table:table-cell table:style-name="Default" office:value-type="string">
            <text:p>project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ボール</text:p>
          </table:table-cell>
          <table:table-cell table:style-name="Default" office:value-type="string">
            <text:p>ball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無駄遣い</text:p>
          </table:table-cell>
          <table:table-cell office:value-type="string">
            <text:p>むだづかい</text:p>
          </table:table-cell>
          <table:table-cell table:style-name="Default" office:value-type="string">
            <text:p>waste (money)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免許</text:p>
          </table:table-cell>
          <table:table-cell office:value-type="string">
            <text:p>めんきょ</text:p>
          </table:table-cell>
          <table:table-cell table:style-name="Default" office:value-type="string">
            <text:p>licens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予習</text:p>
          </table:table-cell>
          <table:table-cell office:value-type="string">
            <text:p>よしゅう</text:p>
          </table:table-cell>
          <table:table-cell table:style-name="Default" office:value-type="string">
            <text:p>preparation of lessons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うるさい</text:p>
          </table:table-cell>
          <table:table-cell table:style-name="Default" office:value-type="string">
            <text:p>noisy, annoying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心配</text:p>
          </table:table-cell>
          <table:table-cell office:value-type="string">
            <text:p>しんぱい</text:p>
          </table:table-cell>
          <table:table-cell table:style-name="Default" office:value-type="string">
            <text:p>worried about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貧乏</text:p>
          </table:table-cell>
          <table:table-cell office:value-type="string">
            <text:p>びんぼう</text:p>
          </table:table-cell>
          <table:table-cell table:style-name="Default" office:value-type="string">
            <text:p>poor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ぺらぺら</text:p>
          </table:table-cell>
          <table:table-cell table:style-name="Default" office:value-type="string">
            <text:p>fluent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変</text:p>
          </table:table-cell>
          <table:table-cell office:value-type="string">
            <text:p>へん</text:p>
          </table:table-cell>
          <table:table-cell table:style-name="Default" office:value-type="string">
            <text:p>strange, unusual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楽</text:p>
          </table:table-cell>
          <table:table-cell office:value-type="string">
            <text:p>らく</text:p>
          </table:table-cell>
          <table:table-cell table:style-name="Default" office:value-type="string">
            <text:p>easy, comfortabl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勝つ</text:p>
          </table:table-cell>
          <table:table-cell office:value-type="string">
            <text:p>かつ</text:p>
          </table:table-cell>
          <table:table-cell table:style-name="Default" office:value-type="string">
            <text:p>to win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コピーをとる</text:p>
          </table:table-cell>
          <table:table-cell table:style-name="Default" office:value-type="string">
            <text:p>to make a photocopy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運ぶ</text:p>
          </table:table-cell>
          <table:table-cell office:value-type="string">
            <text:p>はこぶ</text:p>
          </table:table-cell>
          <table:table-cell table:style-name="Default" office:value-type="string">
            <text:p>to carry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走る</text:p>
          </table:table-cell>
          <table:table-cell office:value-type="string">
            <text:p>はしる</text:p>
          </table:table-cell>
          <table:table-cell table:style-name="Default" office:value-type="string">
            <text:p>to run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拾う</text:p>
          </table:table-cell>
          <table:table-cell office:value-type="string">
            <text:p>ひろう</text:p>
          </table:table-cell>
          <table:table-cell table:style-name="Default" office:value-type="string">
            <text:p>to pick up (something)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吹く</text:p>
          </table:table-cell>
          <table:table-cell office:value-type="string">
            <text:p>ふく</text:p>
          </table:table-cell>
          <table:table-cell table:style-name="Default" office:value-type="string">
            <text:p>to blow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放っとく</text:p>
          </table:table-cell>
          <table:table-cell office:value-type="string">
            <text:p>ほっとく</text:p>
          </table:table-cell>
          <table:table-cell table:style-name="Default" office:value-type="string">
            <text:p>to leave (something or someone) alone, to neglect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間に合う</text:p>
          </table:table-cell>
          <table:table-cell office:value-type="string">
            <text:p>まにあう</text:p>
          </table:table-cell>
          <table:table-cell table:style-name="Default" office:value-type="string">
            <text:p>to be in tim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迎えに行く</text:p>
          </table:table-cell>
          <table:table-cell office:value-type="string">
            <text:p>むかえにいく</text:p>
          </table:table-cell>
          <table:table-cell table:style-name="Default" office:value-type="string">
            <text:p>to go to pick up (someone)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計画を立てる</text:p>
          </table:table-cell>
          <table:table-cell office:value-type="string">
            <text:p>けいかくをたてる</text:p>
          </table:table-cell>
          <table:table-cell table:style-name="Default" office:value-type="string">
            <text:p>to make a plan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育てる</text:p>
          </table:table-cell>
          <table:table-cell office:value-type="string">
            <text:p>そだてる</text:p>
          </table:table-cell>
          <table:table-cell table:style-name="Default" office:value-type="string">
            <text:p>to raise, to bring up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助ける</text:p>
          </table:table-cell>
          <table:table-cell office:value-type="string">
            <text:p>たすける</text:p>
          </table:table-cell>
          <table:table-cell table:style-name="Default" office:value-type="string">
            <text:p>to help, to rescu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負ける</text:p>
          </table:table-cell>
          <table:table-cell office:value-type="string">
            <text:p>まける</text:p>
          </table:table-cell>
          <table:table-cell table:style-name="Default" office:value-type="string">
            <text:p>to lose (a match)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お願いする</text:p>
          </table:table-cell>
          <table:table-cell office:value-type="string">
            <text:p>おねがいする</text:p>
          </table:table-cell>
          <table:table-cell table:style-name="Default" office:value-type="string">
            <text:p>to pray for help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賛成する</text:p>
          </table:table-cell>
          <table:table-cell office:value-type="string">
            <text:p>さんせいする</text:p>
          </table:table-cell>
          <table:table-cell table:style-name="Default" office:value-type="string">
            <text:p>to agre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失敗する</text:p>
          </table:table-cell>
          <table:table-cell office:value-type="string">
            <text:p>しっぱいする</text:p>
          </table:table-cell>
          <table:table-cell table:style-name="Default" office:value-type="string">
            <text:p>to fail, to be unsuccessful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徹夜する</text:p>
          </table:table-cell>
          <table:table-cell office:value-type="string">
            <text:p>てつやする</text:p>
          </table:table-cell>
          <table:table-cell table:style-name="Default" office:value-type="string">
            <text:p>to stay up all night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反対する</text:p>
          </table:table-cell>
          <table:table-cell office:value-type="string">
            <text:p>はんたいする</text:p>
          </table:table-cell>
          <table:table-cell table:style-name="Default" office:value-type="string">
            <text:p>to oppose, to object to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翻訳する</text:p>
          </table:table-cell>
          <table:table-cell office:value-type="string">
            <text:p>ほんやくする</text:p>
          </table:table-cell>
          <table:table-cell table:style-name="Default" office:value-type="string">
            <text:p>to translat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こんなふう</text:p>
          </table:table-cell>
          <table:table-cell table:style-name="Default" office:value-type="string">
            <text:p>in this way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ずっと</text:p>
          </table:table-cell>
          <table:table-cell table:style-name="Default" office:value-type="string">
            <text:p>for a long time, all the tim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絶対に</text:p>
          </table:table-cell>
          <table:table-cell office:value-type="string">
            <text:p>ぜったいに</text:p>
          </table:table-cell>
          <table:table-cell table:style-name="Default" office:value-type="string">
            <text:p>definitely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そんなこと（は）ない</text:p>
          </table:table-cell>
          <table:table-cell table:style-name="Default" office:value-type="string">
            <text:p>I don't think so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～とか</text:p>
          </table:table-cell>
          <table:table-cell table:style-name="Default" office:value-type="string">
            <text:p>... for exampl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何度も</text:p>
          </table:table-cell>
          <table:table-cell office:value-type="string">
            <text:p>なんども</text:p>
          </table:table-cell>
          <table:table-cell table:style-name="Default" office:value-type="string">
            <text:p>many times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table:number-columns-repeated="2" office:value-type="string">
            <text:p>のんびり</text:p>
          </table:table-cell>
          <table:table-cell table:style-name="Default" office:value-type="string">
            <text:p>in a leisurely way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もう少し</text:p>
          </table:table-cell>
          <table:table-cell office:value-type="string">
            <text:p>もうすこし</text:p>
          </table:table-cell>
          <table:table-cell table:style-name="Default" office:value-type="string">
            <text:p>a little more</text:p>
          </table:table-cell>
          <table:table-cell table:style-name="Default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思い出</text:p>
          </table:table-cell>
          <table:table-cell office:value-type="string">
            <text:p>おもいで</text:p>
          </table:table-cell>
          <table:table-cell table:style-name="Default" office:value-type="string">
            <text:p>memory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海外旅行</text:p>
          </table:table-cell>
          <table:table-cell office:value-type="string">
            <text:p>かいがいりょこう</text:p>
          </table:table-cell>
          <table:table-cell table:style-name="Default" office:value-type="string">
            <text:p>trip to a foreign country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体</text:p>
          </table:table-cell>
          <table:table-cell office:value-type="string">
            <text:p>からだ</text:p>
          </table:table-cell>
          <table:table-cell table:style-name="Default" office:value-type="string">
            <text:p>body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靴下</text:p>
          </table:table-cell>
          <table:table-cell office:value-type="string">
            <text:p>くつした</text:p>
          </table:table-cell>
          <table:table-cell table:style-name="Default" office:value-type="string">
            <text:p>socks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国際電話</text:p>
          </table:table-cell>
          <table:table-cell office:value-type="string">
            <text:p>こくさいでんわ</text:p>
          </table:table-cell>
          <table:table-cell table:style-name="Default" office:value-type="string">
            <text:p>international call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授業料</text:p>
          </table:table-cell>
          <table:table-cell office:value-type="string">
            <text:p>じゅぎょうりょう</text:p>
          </table:table-cell>
          <table:table-cell table:style-name="Default" office:value-type="string">
            <text:p>tuition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小学校</text:p>
          </table:table-cell>
          <table:table-cell office:value-type="string">
            <text:p>しょうがっこう</text:p>
          </table:table-cell>
          <table:table-cell table:style-name="Default" office:value-type="string">
            <text:p>elementary school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選挙</text:p>
          </table:table-cell>
          <table:table-cell office:value-type="string">
            <text:p>せんきょ</text:p>
          </table:table-cell>
          <table:table-cell table:style-name="Default" office:value-type="string">
            <text:p>election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タイヤ</text:p>
          </table:table-cell>
          <table:table-cell table:style-name="Default" office:value-type="string">
            <text:p>tir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ただ</text:p>
          </table:table-cell>
          <table:table-cell table:style-name="Default" office:value-type="string">
            <text:p>free of charg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場所</text:p>
          </table:table-cell>
          <table:table-cell office:value-type="string">
            <text:p>ばしょ</text:p>
          </table:table-cell>
          <table:table-cell table:style-name="Default" office:value-type="string">
            <text:p>plac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別荘</text:p>
          </table:table-cell>
          <table:table-cell office:value-type="string">
            <text:p>べっそう</text:p>
          </table:table-cell>
          <table:table-cell table:style-name="Default" office:value-type="string">
            <text:p>villa, vacation hom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ボーナス</text:p>
          </table:table-cell>
          <table:table-cell table:style-name="Default" office:value-type="string">
            <text:p>bonus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盆踊り</text:p>
          </table:table-cell>
          <table:table-cell office:value-type="string">
            <text:p>ぼんおどり</text:p>
          </table:table-cell>
          <table:table-cell table:style-name="Default" office:value-type="string">
            <text:p>Bon dance (Japanese traditional dance)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面接</text:p>
          </table:table-cell>
          <table:table-cell office:value-type="string">
            <text:p>めんせつ</text:p>
          </table:table-cell>
          <table:table-cell table:style-name="Default" office:value-type="string">
            <text:p>interview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夕食</text:p>
          </table:table-cell>
          <table:table-cell office:value-type="string">
            <text:p>ゆうしょく</text:p>
          </table:table-cell>
          <table:table-cell table:style-name="Default" office:value-type="string">
            <text:p>dinner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理想</text:p>
          </table:table-cell>
          <table:table-cell office:value-type="string">
            <text:p>りそう</text:p>
          </table:table-cell>
          <table:table-cell table:style-name="Default" office:value-type="string">
            <text:p>ideal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留守番</text:p>
          </table:table-cell>
          <table:table-cell office:value-type="string">
            <text:p>るすばん</text:p>
          </table:table-cell>
          <table:table-cell table:style-name="Default" office:value-type="string">
            <text:p>looking after a house during one's absenc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まずい</text:p>
          </table:table-cell>
          <table:table-cell table:style-name="Default" office:value-type="string">
            <text:p>(food is) terribl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雨がやむ</text:p>
          </table:table-cell>
          <table:table-cell office:value-type="string">
            <text:p>あめがやむ</text:p>
          </table:table-cell>
          <table:table-cell table:style-name="Default" office:value-type="string">
            <text:p>the rain stops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いなくなる</text:p>
          </table:table-cell>
          <table:table-cell table:style-name="Default" office:value-type="string">
            <text:p>(someone) is gone, to disappear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お世話になる</text:p>
          </table:table-cell>
          <table:table-cell office:value-type="string">
            <text:p>おせわになる</text:p>
          </table:table-cell>
          <table:table-cell table:style-name="Default" office:value-type="string">
            <text:p>to be in someone's car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おなかをこわす</text:p>
          </table:table-cell>
          <table:table-cell table:style-name="Default" office:value-type="string">
            <text:p>to have a stomachach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違う</text:p>
          </table:table-cell>
          <table:table-cell office:value-type="string">
            <text:p>ちがう</text:p>
          </table:table-cell>
          <table:table-cell table:style-name="Default" office:value-type="string">
            <text:p>to be different, wrong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なくなる</text:p>
          </table:table-cell>
          <table:table-cell table:style-name="Default" office:value-type="string">
            <text:p>to be lost, to disappear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悪口を言う</text:p>
          </table:table-cell>
          <table:table-cell office:value-type="string">
            <text:p>わるぐちをいう</text:p>
          </table:table-cell>
          <table:table-cell table:style-name="Default" office:value-type="string">
            <text:p>to talk behind someone's back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受ける</text:p>
          </table:table-cell>
          <table:table-cell office:value-type="string">
            <text:p>うける</text:p>
          </table:table-cell>
          <table:table-cell table:style-name="Default" office:value-type="string">
            <text:p>to take (an examination, interview, etc.)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換える</text:p>
          </table:table-cell>
          <table:table-cell office:value-type="string">
            <text:p>かえる</text:p>
          </table:table-cell>
          <table:table-cell table:style-name="Default" office:value-type="string">
            <text:p>to chang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離れる</text:p>
          </table:table-cell>
          <table:table-cell office:value-type="string">
            <text:p>はなれる</text:p>
          </table:table-cell>
          <table:table-cell table:style-name="Default" office:value-type="string">
            <text:p>(something or someone) separates, parts from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～顔をする</text:p>
          </table:table-cell>
          <table:table-cell office:value-type="string">
            <text:p>～かおをする</text:p>
          </table:table-cell>
          <table:table-cell table:style-name="Default" office:value-type="string">
            <text:p>to look ... (facial expression)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がっかりする</text:p>
          </table:table-cell>
          <table:table-cell table:style-name="Default" office:value-type="string">
            <text:p>to be disappointed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我慢する</text:p>
          </table:table-cell>
          <table:table-cell office:value-type="string">
            <text:p>がまんする</text:p>
          </table:table-cell>
          <table:table-cell table:style-name="Default" office:value-type="string">
            <text:p>to be tolerant or patient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世話をする</text:p>
          </table:table-cell>
          <table:table-cell office:value-type="string">
            <text:p>せわをする</text:p>
          </table:table-cell>
          <table:table-cell table:style-name="Default" office:value-type="string">
            <text:p>to take care of ...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同情する</text:p>
          </table:table-cell>
          <table:table-cell office:value-type="string">
            <text:p>どうじょうする</text:p>
          </table:table-cell>
          <table:table-cell table:style-name="Default" office:value-type="string">
            <text:p>to sympathize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パンクする</text:p>
          </table:table-cell>
          <table:table-cell table:style-name="Default" office:value-type="string">
            <text:p>(tire) goes flat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戻ってくる</text:p>
          </table:table-cell>
          <table:table-cell office:value-type="string">
            <text:p>もどってくる</text:p>
          </table:table-cell>
          <table:table-cell table:style-name="Default" office:value-type="string">
            <text:p>(someething or someone) comes back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優勝する</text:p>
          </table:table-cell>
          <table:table-cell office:value-type="string">
            <text:p>ゆうしょうする</text:p>
          </table:table-cell>
          <table:table-cell table:style-name="Default" office:value-type="string">
            <text:p>to win a championship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いや</text:p>
          </table:table-cell>
          <table:table-cell table:style-name="Default" office:value-type="string">
            <text:p>no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元気でね</text:p>
          </table:table-cell>
          <table:table-cell office:value-type="string">
            <text:p>げんきでね</text:p>
          </table:table-cell>
          <table:table-cell table:style-name="Default" office:value-type="string">
            <text:p>Take care of yourself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そうそう</text:p>
          </table:table-cell>
          <table:table-cell table:style-name="Default" office:value-type="string">
            <text:p>You are right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そろそろ</text:p>
          </table:table-cell>
          <table:table-cell table:style-name="Default" office:value-type="string">
            <text:p>it is about time to ....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そんな～</text:p>
          </table:table-cell>
          <table:table-cell table:style-name="Default" office:value-type="string">
            <text:p>Such …, that kind of …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>
          <table:table-cell table:number-columns-repeated="2" office:value-type="string">
            <text:p>ものすごく</text:p>
          </table:table-cell>
          <table:table-cell table:style-name="Default" office:value-type="string">
            <text:p>extremely</text:p>
          </table:table-cell>
          <table:table-cell table:style-name="Default" office:value-type="float" office:value="23">
            <text:p>23</text:p>
          </table:table-cell>
          <table:table-cell/>
        </table:table-row>
        <table:table-row table:style-name="ro1" table:number-rows-repeated="1046839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02/27/2022</text:date>, <text:time>03:1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2-02-27T03:17:25.82</dc:date>
    <dc:creator>Kyle Brechin</dc:creator>
    <meta:editing-duration>PT2H6M55S</meta:editing-duration>
    <meta:editing-cycles>2</meta:editing-cycles>
    <meta:document-statistic meta:table-count="1" meta:cell-count="6945" meta:object-count="0"/>
  </office:meta>
</office:document-meta>
</file>